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Standard">
      <style:paragraph-properties fo:margin-top="0in" fo:margin-bottom="0.1965in" loext:contextual-spacing="false" fo:break-before="page"/>
      <style:text-properties officeooo:rsid="0016b6fc" officeooo:paragraph-rsid="0016b6fc"/>
    </style:style>
    <style:style style:name="P3" style:family="paragraph" style:parent-style-name="Text_20_body">
      <style:paragraph-properties fo:margin-top="0in" fo:margin-bottom="0.1965in" loext:contextual-spacing="false"/>
    </style:style>
    <style:style style:name="P4" style:family="paragraph" style:parent-style-name="Preformatted_20_Text">
      <style:paragraph-properties fo:margin-top="0in" fo:margin-bottom="0.1965in" loext:contextual-spacing="false"/>
    </style:style>
    <style:style style:name="P5" style:family="paragraph" style:parent-style-name="Preformatted_20_Text">
      <style:paragraph-properties fo:margin-top="0in" fo:margin-bottom="0.1965in" loext:contextual-spacing="false"/>
      <style:text-properties officeooo:paragraph-rsid="0019a528"/>
    </style:style>
    <style:style style:name="P6" style:family="paragraph" style:parent-style-name="Text_20_body">
      <style:text-properties officeooo:paragraph-rsid="0016b6fc"/>
    </style:style>
    <style:style style:name="P7" style:family="paragraph" style:parent-style-name="Text_20_body">
      <style:text-properties officeooo:rsid="0016b6fc" officeooo:paragraph-rsid="0016b6fc"/>
    </style:style>
    <style:style style:name="P8" style:family="paragraph" style:parent-style-name="Text_20_body">
      <style:paragraph-properties fo:margin-top="0in" fo:margin-bottom="0in" loext:contextual-spacing="false"/>
      <style:text-properties officeooo:paragraph-rsid="0018445c"/>
    </style:style>
    <style:style style:name="P9" style:family="paragraph" style:parent-style-name="Quotations">
      <style:paragraph-properties fo:margin-left="1.1811in" fo:margin-right="1.1811in" fo:text-indent="0in" style:auto-text-indent="false"/>
    </style:style>
    <style:style style:name="P10" style:family="paragraph" style:parent-style-name="Text_20_body" style:list-style-name="L1"/>
    <style:style style:name="P11" style:family="paragraph" style:parent-style-name="Text_20_body" style:list-style-name="L1">
      <style:text-properties officeooo:paragraph-rsid="0016b6fc"/>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
      <style:paragraph-properties fo:margin-top="0in" fo:margin-bottom="0in" loext:contextual-spacing="false"/>
    </style:style>
    <style:style style:name="P29" style:family="paragraph" style:parent-style-name="Text_20_body" style:list-style-name="L1">
      <style:paragraph-properties fo:margin-top="0in" fo:margin-bottom="0in" loext:contextual-spacing="false"/>
      <style:text-properties officeooo:paragraph-rsid="0016b6fc"/>
    </style:style>
    <style:style style:name="P30" style:family="paragraph" style:parent-style-name="Text_20_body" style:list-style-name="L1">
      <style:paragraph-properties fo:margin-top="0in" fo:margin-bottom="0in" loext:contextual-spacing="false"/>
      <style:text-properties officeooo:paragraph-rsid="0018445c"/>
    </style:style>
    <style:style style:name="P31" style:family="paragraph" style:parent-style-name="Text_20_body" style:list-style-name="L1">
      <style:paragraph-properties fo:margin-top="0in" fo:margin-bottom="0in" loext:contextual-spacing="false"/>
      <style:text-properties officeooo:paragraph-rsid="0019a528"/>
    </style:style>
    <style:style style:name="P32" style:family="paragraph" style:parent-style-name="Text_20_body" style:list-style-name="L1">
      <style:paragraph-properties fo:margin-top="0in" fo:margin-bottom="0in" loext:contextual-spacing="false"/>
      <style:text-properties officeooo:paragraph-rsid="001c2cc4"/>
    </style:style>
    <style:style style:name="P33" style:family="paragraph" style:parent-style-name="Text_20_body" style:list-style-name="L2">
      <style:paragraph-properties fo:margin-top="0in" fo:margin-bottom="0in" loext:contextual-spacing="false"/>
    </style:style>
    <style:style style:name="P34" style:family="paragraph" style:parent-style-name="Text_20_body" style:list-style-name="L4">
      <style:paragraph-properties fo:margin-top="0in" fo:margin-bottom="0in" loext:contextual-spacing="false"/>
    </style:style>
    <style:style style:name="P35" style:family="paragraph" style:parent-style-name="Text_20_body" style:list-style-name="L1">
      <style:paragraph-properties fo:margin-top="0in" fo:margin-bottom="0in" loext:contextual-spacing="false"/>
      <style:text-properties officeooo:rsid="001c2cc4" officeooo:paragraph-rsid="001c2cc4"/>
    </style:style>
    <style:style style:name="P36" style:family="paragraph" style:parent-style-name="Text_20_body" style:list-style-name="L9">
      <style:paragraph-properties fo:margin-top="0in" fo:margin-bottom="0in" loext:contextual-spacing="false"/>
    </style:style>
    <style:style style:name="P37" style:family="paragraph" style:parent-style-name="Text_20_body" style:list-style-name="L10">
      <style:paragraph-properties fo:margin-top="0in" fo:margin-bottom="0in" loext:contextual-spacing="false"/>
    </style:style>
    <style:style style:name="P38" style:family="paragraph" style:parent-style-name="Text_20_body" style:list-style-name="L11">
      <style:paragraph-properties fo:margin-top="0in" fo:margin-bottom="0in" loext:contextual-spacing="false"/>
    </style:style>
    <style:style style:name="P39" style:family="paragraph" style:parent-style-name="Text_20_body" style:list-style-name="L12">
      <style:paragraph-properties fo:margin-top="0in" fo:margin-bottom="0in" loext:contextual-spacing="false"/>
    </style:style>
    <style:style style:name="P40" style:family="paragraph" style:parent-style-name="Text_20_body" style:list-style-name="L12">
      <style:paragraph-properties fo:margin-top="0in" fo:margin-bottom="0in" loext:contextual-spacing="false"/>
      <style:text-properties officeooo:paragraph-rsid="001d417b"/>
    </style:style>
    <style:style style:name="P41" style:family="paragraph" style:parent-style-name="Text_20_body" style:list-style-name="L13">
      <style:paragraph-properties fo:margin-top="0in" fo:margin-bottom="0in" loext:contextual-spacing="false"/>
    </style:style>
    <style:style style:name="P42" style:family="paragraph" style:parent-style-name="Text_20_body" style:list-style-name="L12">
      <style:paragraph-properties fo:margin-top="0in" fo:margin-bottom="0in" loext:contextual-spacing="false"/>
      <style:text-properties officeooo:rsid="001dba3e" officeooo:paragraph-rsid="001dba3e"/>
    </style:style>
    <style:style style:name="P43" style:family="paragraph" style:parent-style-name="Text_20_body">
      <style:paragraph-properties fo:margin-top="0in" fo:margin-bottom="0in" loext:contextual-spacing="false"/>
      <style:text-properties officeooo:rsid="001dba3e" officeooo:paragraph-rsid="001dba3e"/>
    </style:style>
    <style:style style:name="P44" style:family="paragraph" style:parent-style-name="Text_20_body" style:list-style-name="L17">
      <style:paragraph-properties fo:margin-top="0in" fo:margin-bottom="0in" loext:contextual-spacing="false"/>
    </style:style>
    <style:style style:name="P45" style:family="paragraph" style:parent-style-name="Text_20_body" style:list-style-name="L18">
      <style:paragraph-properties fo:margin-top="0in" fo:margin-bottom="0in" loext:contextual-spacing="false"/>
    </style:style>
    <style:style style:name="P46" style:family="paragraph" style:parent-style-name="Heading_20_1" style:list-style-name="L1">
      <style:paragraph-properties fo:margin-top="0in" fo:margin-bottom="0in" loext:contextual-spacing="false"/>
      <style:text-properties fo:font-size="16pt" officeooo:rsid="001c2cc4" officeooo:paragraph-rsid="001c2cc4" style:font-size-asian="16pt" style:font-size-complex="24pt"/>
    </style:style>
    <style:style style:name="P47" style:family="paragraph" style:parent-style-name="Heading_20_2" style:list-style-name="L1">
      <style:paragraph-properties fo:margin-top="0in" fo:margin-bottom="0in" loext:contextual-spacing="false"/>
      <style:text-properties fo:font-size="18pt" officeooo:paragraph-rsid="0016b6fc" style:font-size-asian="12pt" style:font-size-complex="18pt"/>
    </style:style>
    <style:style style:name="P48" style:family="paragraph" style:parent-style-name="Preformatted_20_Text" style:list-style-name="L1">
      <style:paragraph-properties fo:margin-top="0in" fo:margin-bottom="0in" loext:contextual-spacing="false"/>
      <style:text-properties officeooo:paragraph-rsid="0016b6fc"/>
    </style:style>
    <style:style style:name="P49" style:family="paragraph" style:parent-style-name="Preformatted_20_Text" style:list-style-name="L1">
      <style:paragraph-properties fo:margin-top="0in" fo:margin-bottom="0in" loext:contextual-spacing="false"/>
      <style:text-properties officeooo:paragraph-rsid="0018445c"/>
    </style:style>
    <style:style style:name="P50" style:family="paragraph" style:parent-style-name="Preformatted_20_Text" style:list-style-name="L1">
      <style:paragraph-properties fo:margin-top="0in" fo:margin-bottom="0in" loext:contextual-spacing="false"/>
      <style:text-properties officeooo:paragraph-rsid="0019a528"/>
    </style:style>
    <style:style style:name="P51" style:family="paragraph" style:parent-style-name="Preformatted_20_Text" style:list-style-name="L1">
      <style:paragraph-properties fo:margin-top="0in" fo:margin-bottom="0in" loext:contextual-spacing="false"/>
      <style:text-properties officeooo:paragraph-rsid="001a2df9"/>
    </style:style>
    <style:style style:name="P52" style:family="paragraph" style:parent-style-name="Preformatted_20_Text" style:list-style-name="L1">
      <style:paragraph-properties fo:margin-top="0in" fo:margin-bottom="0in" loext:contextual-spacing="false"/>
      <style:text-properties officeooo:paragraph-rsid="001c2cc4"/>
    </style:style>
    <style:style style:name="P53" style:family="paragraph" style:parent-style-name="Preformatted_20_Text" style:list-style-name="L1">
      <style:paragraph-properties fo:margin-top="0in" fo:margin-bottom="0in" loext:contextual-spacing="false"/>
      <style:text-properties officeooo:rsid="001c2cc4" officeooo:paragraph-rsid="001c2cc4"/>
    </style:style>
    <style:style style:name="P54" style:family="paragraph" style:parent-style-name="Preformatted_20_Text" style:list-style-name="L12">
      <style:paragraph-properties fo:margin-top="0in" fo:margin-bottom="0in" loext:contextual-spacing="false"/>
    </style:style>
    <style:style style:name="P55" style:family="paragraph" style:parent-style-name="Preformatted_20_Text">
      <style:paragraph-properties fo:margin-top="0in" fo:margin-bottom="0.1965in" loext:contextual-spacing="false"/>
    </style:style>
    <style:style style:name="P56" style:family="paragraph" style:parent-style-name="Heading_20_3" style:list-style-name="L1">
      <style:paragraph-properties fo:margin-top="0in" fo:margin-bottom="0in" loext:contextual-spacing="false"/>
      <style:text-properties officeooo:paragraph-rsid="0018445c"/>
    </style:style>
    <style:style style:name="P57" style:family="paragraph" style:parent-style-name="Heading_20_3" style:list-style-name="L1">
      <style:paragraph-properties fo:margin-top="0in" fo:margin-bottom="0in" loext:contextual-spacing="false"/>
      <style:text-properties officeooo:paragraph-rsid="001c2cc4"/>
    </style:style>
    <style:style style:name="P58" style:family="paragraph" style:parent-style-name="Heading_20_3" style:list-style-name="L12">
      <style:paragraph-properties fo:margin-top="0in" fo:margin-bottom="0in" loext:contextual-spacing="false"/>
    </style:style>
    <style:style style:name="T1" style:family="text">
      <style:text-properties officeooo:rsid="0016b6fc"/>
    </style:style>
    <style:style style:name="T2" style:family="text">
      <style:text-properties officeooo:rsid="0019a528"/>
    </style:style>
    <style:style style:name="T3" style:family="text">
      <style:text-properties fo:font-size="16pt" officeooo:rsid="001c2cc4" style:font-size-asian="16pt" style:font-size-complex="24pt"/>
    </style:style>
    <style:style style:name="T4" style:family="text">
      <style:text-properties fo:color="#ff0000"/>
    </style:style>
    <style:style style:name="T5" style:family="text">
      <style:text-properties officeooo:rsid="001dd19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keras-cn.readthedocs.io/en/latest/" text:style-name="Internet_20_link" text:visited-style-name="Visited_20_Internet_20_Link">Keras中文文档</text:a> </text:p>
      <text:list xml:id="list436115056" text:style-name="L1">
        <text:list-item>
          <text:p text:style-name="P28"><text:a xlink:type="simple" xlink:href="https://keras-cn.readthedocs.io/en/latest/" text:style-name="Internet_20_link" text:visited-style-name="Visited_20_Internet_20_Link">Keras:基于Python的深度学习库</text:a> </text:p>
        </text:list-item>
        <text:list-item>
          <text:p text:style-name="P28"><text:a xlink:type="simple" xlink:href="https://keras-cn.readthedocs.io/en/latest/acknowledgement/" text:style-name="Internet_20_link" text:visited-style-name="Visited_20_Internet_20_Link">致谢</text:a> </text:p>
        </text:list-item>
        <text:list-item>
          <text:p text:style-name="P28"><text:a xlink:type="simple" xlink:href="https://keras-cn.readthedocs.io/en/latest/backend/" text:style-name="Internet_20_link" text:visited-style-name="Visited_20_Internet_20_Link">Keras后端</text:a> </text:p>
        </text:list-item>
        <text:list-item>
          <text:p text:style-name="P28"><text:a xlink:type="simple" xlink:href="https://keras-cn.readthedocs.io/en/latest/scikit-learn_API/" text:style-name="Internet_20_link" text:visited-style-name="Visited_20_Internet_20_Link">Scikit-Learn接口包装器</text:a> </text:p>
        </text:list-item>
        <text:list-item>
          <text:p text:style-name="P28"><text:a xlink:type="simple" xlink:href="https://keras-cn.readthedocs.io/en/latest/utils/" text:style-name="Internet_20_link" text:visited-style-name="Visited_20_Internet_20_Link">utils 工具</text:a> </text:p>
        </text:list-item>
        <text:list-item>
          <text:p text:style-name="P28">For beginners </text:p>
          <text:list>
            <text:list-item>
              <text:p text:style-name="P28"><text:a xlink:type="simple" xlink:href="https://keras-cn.readthedocs.io/en/latest/for_beginners/FAQ/" text:style-name="Internet_20_link" text:visited-style-name="Visited_20_Internet_20_Link">Keras FAQ：常见问题</text:a> </text:p>
            </text:list-item>
            <text:list-item>
              <text:p text:style-name="P28"><text:a xlink:type="simple" xlink:href="https://keras-cn.readthedocs.io/en/latest/for_beginners/concepts/" text:style-name="Internet_20_link" text:visited-style-name="Visited_20_Internet_20_Link">一些基本概念</text:a> </text:p>
            </text:list-item>
            <text:list-item>
              <text:p text:style-name="P28"><text:a xlink:type="simple" xlink:href="https://keras-cn.readthedocs.io/en/latest/for_beginners/introduction/" text:style-name="Internet_20_link" text:visited-style-name="Visited_20_Internet_20_Link">一份简短的Keras介绍</text:a> </text:p>
            </text:list-item>
            <text:list-item>
              <text:p text:style-name="P28"><text:a xlink:type="simple" xlink:href="https://keras-cn.readthedocs.io/en/latest/for_beginners/keras_linux/" text:style-name="Internet_20_link" text:visited-style-name="Visited_20_Internet_20_Link">Keras linux</text:a> </text:p>
            </text:list-item>
            <text:list-item>
              <text:p text:style-name="P28"><text:a xlink:type="simple" xlink:href="https://keras-cn.readthedocs.io/en/latest/for_beginners/keras_windows/" text:style-name="Internet_20_link" text:visited-style-name="Visited_20_Internet_20_Link">Keras windows</text:a> </text:p>
            </text:list-item>
            <text:list-item>
              <text:p text:style-name="P28"><text:a xlink:type="simple" xlink:href="https://keras-cn.readthedocs.io/en/latest/for_beginners/trap/" text:style-name="Internet_20_link" text:visited-style-name="Visited_20_Internet_20_Link">Keras使用陷阱</text:a> </text:p>
            </text:list-item>
          </text:list>
        </text:list-item>
        <text:list-item>
          <text:p text:style-name="P28">Getting started </text:p>
          <text:list>
            <text:list-item>
              <text:p text:style-name="P28"><text:a xlink:type="simple" xlink:href="https://keras-cn.readthedocs.io/en/latest/getting_started/functional_API/" text:style-name="Internet_20_link" text:visited-style-name="Visited_20_Internet_20_Link">快速开始函数式（Functional）模型</text:a> </text:p>
            </text:list-item>
            <text:list-item>
              <text:p text:style-name="P28"><text:a xlink:type="simple" xlink:href="https://keras-cn.readthedocs.io/en/latest/getting_started/sequential_model/" text:style-name="Internet_20_link" text:visited-style-name="Visited_20_Internet_20_Link">Sequential model</text:a> </text:p>
            </text:list-item>
          </text:list>
        </text:list-item>
        <text:list-item>
          <text:p text:style-name="P28">Layers </text:p>
          <text:list>
            <text:list-item>
              <text:p text:style-name="P28"><text:a xlink:type="simple" xlink:href="https://keras-cn.readthedocs.io/en/latest/layers/about_layer/" text:style-name="Internet_20_link" text:visited-style-name="Visited_20_Internet_20_Link">关于Keras的“层”（Layer）</text:a> </text:p>
            </text:list-item>
            <text:list-item>
              <text:p text:style-name="P28"><text:a xlink:type="simple" xlink:href="https://keras-cn.readthedocs.io/en/latest/layers/advanced_activation_layer/" text:style-name="Internet_20_link" text:visited-style-name="Visited_20_Internet_20_Link">高级激活层Advanced Activation</text:a> </text:p>
            </text:list-item>
            <text:list-item>
              <text:p text:style-name="P28"><text:a xlink:type="simple" xlink:href="https://keras-cn.readthedocs.io/en/latest/layers/convolutional_layer/" text:style-name="Internet_20_link" text:visited-style-name="Visited_20_Internet_20_Link">卷积层</text:a> </text:p>
            </text:list-item>
            <text:list-item>
              <text:p text:style-name="P28"><text:a xlink:type="simple" xlink:href="https://keras-cn.readthedocs.io/en/latest/layers/core_layer/" text:style-name="Internet_20_link" text:visited-style-name="Visited_20_Internet_20_Link">常用层</text:a> </text:p>
            </text:list-item>
            <text:list-item>
              <text:p text:style-name="P28"><text:a xlink:type="simple" xlink:href="https://keras-cn.readthedocs.io/en/latest/layers/embedding_layer/" text:style-name="Internet_20_link" text:visited-style-name="Visited_20_Internet_20_Link">嵌入层 Embedding</text:a> </text:p>
            </text:list-item>
            <text:list-item>
              <text:p text:style-name="P28"><text:a xlink:type="simple" xlink:href="https://keras-cn.readthedocs.io/en/latest/layers/locally_connected_layer/" text:style-name="Internet_20_link" text:visited-style-name="Visited_20_Internet_20_Link">局部连接层LocallyConnceted</text:a> </text:p>
            </text:list-item>
            <text:list-item>
              <text:p text:style-name="P28"><text:a xlink:type="simple" xlink:href="https://keras-cn.readthedocs.io/en/latest/layers/merge/" text:style-name="Internet_20_link" text:visited-style-name="Visited_20_Internet_20_Link">Merge</text:a> </text:p>
            </text:list-item>
            <text:list-item>
              <text:p text:style-name="P28"><text:a xlink:type="simple" xlink:href="https://keras-cn.readthedocs.io/en/latest/layers/noise_layer/" text:style-name="Internet_20_link" text:visited-style-name="Visited_20_Internet_20_Link">噪声层Noise</text:a> </text:p>
            </text:list-item>
            <text:list-item>
              <text:p text:style-name="P28"><text:a xlink:type="simple" xlink:href="https://keras-cn.readthedocs.io/en/latest/layers/normalization_layer/" text:style-name="Internet_20_link" text:visited-style-name="Visited_20_Internet_20_Link">（批）规范化BatchNormalization</text:a> </text:p>
            </text:list-item>
            <text:list-item>
              <text:p text:style-name="P28"><text:a xlink:type="simple" xlink:href="https://keras-cn.readthedocs.io/en/latest/layers/pooling_layer/" text:style-name="Internet_20_link" text:visited-style-name="Visited_20_Internet_20_Link">池化层</text:a> </text:p>
            </text:list-item>
            <text:list-item>
              <text:p text:style-name="P28"><text:a xlink:type="simple" xlink:href="https://keras-cn.readthedocs.io/en/latest/layers/recurrent_layer/" text:style-name="Internet_20_link" text:visited-style-name="Visited_20_Internet_20_Link">循环层Recurrent</text:a> </text:p>
            </text:list-item>
            <text:list-item>
              <text:p text:style-name="P28"><text:a xlink:type="simple" xlink:href="https://keras-cn.readthedocs.io/en/latest/layers/wrapper/" text:style-name="Internet_20_link" text:visited-style-name="Visited_20_Internet_20_Link">包装器Wrapper</text:a> </text:p>
            </text:list-item>
            <text:list-item>
              <text:p text:style-name="P28"><text:a xlink:type="simple" xlink:href="https://keras-cn.readthedocs.io/en/latest/layers/writting_layer/" text:style-name="Internet_20_link" text:visited-style-name="Visited_20_Internet_20_Link">Writting layer</text:a> </text:p>
            </text:list-item>
          </text:list>
        </text:list-item>
        <text:list-item>
          <text:p text:style-name="P28">Legacy </text:p>
          <text:list>
            <text:list-item>
              <text:p text:style-name="P28"><text:a xlink:type="simple" xlink:href="https://keras-cn.readthedocs.io/en/latest/legacy/acknowledgement/" text:style-name="Internet_20_link" text:visited-style-name="Visited_20_Internet_20_Link">致谢</text:a> </text:p>
            </text:list-item>
            <text:list-item>
              <text:p text:style-name="P28"><text:a xlink:type="simple" xlink:href="https://keras-cn.readthedocs.io/en/latest/legacy/backend/" text:style-name="Internet_20_link" text:visited-style-name="Visited_20_Internet_20_Link">Keras后端</text:a> </text:p>
            </text:list-item>
            <text:list-item>
              <text:p text:style-name="P28"><text:a xlink:type="simple" xlink:href="https://keras-cn.readthedocs.io/en/latest/legacy/" text:style-name="Internet_20_link" text:visited-style-name="Visited_20_Internet_20_Link">Keras:基于Theano和TensorFlow的深度学习库</text:a> </text:p>
            </text:list-item>
            <text:list-item>
              <text:p text:style-name="P28"><text:a xlink:type="simple" xlink:href="https://keras-cn.readthedocs.io/en/latest/legacy/no_use/" text:style-name="Internet_20_link" text:visited-style-name="Visited_20_Internet_20_Link">No use</text:a> </text:p>
            </text:list-item>
            <text:list-item>
              <text:p text:style-name="P28"><text:a xlink:type="simple" xlink:href="https://keras-cn.readthedocs.io/en/latest/legacy/scikit-learn_API/" text:style-name="Internet_20_link" text:visited-style-name="Visited_20_Internet_20_Link">Scikit-Learn接口包装器</text:a> </text:p>
            </text:list-item>
            <text:list-item>
              <text:p text:style-name="P28">Blog </text:p>
              <text:list>
                <text:list-item>
                  <text:p text:style-name="P28"><text:a xlink:type="simple" xlink:href="https://keras-cn.readthedocs.io/en/latest/legacy/blog/autoencoder/" text:style-name="Internet_20_link" text:visited-style-name="Visited_20_Internet_20_Link">自动编码器：各种各样的自动编码器</text:a> </text:p>
                </text:list-item>
                <text:list-item>
                  <text:p text:style-name="P28"><text:a xlink:type="simple" xlink:href="https://keras-cn.readthedocs.io/en/latest/legacy/blog/cnn_see_world/" text:style-name="Internet_20_link" text:visited-style-name="Visited_20_Internet_20_Link">CNN眼中的世界：利用Keras解释CNN的滤波器</text:a> </text:p>
                </text:list-item>
                <text:list-item>
                  <text:p text:style-name="P28"><text:a xlink:type="simple" xlink:href="https://keras-cn.readthedocs.io/en/latest/legacy/blog/image_classification_using_very_little_data/" text:style-name="Internet_20_link" text:visited-style-name="Visited_20_Internet_20_Link">面向小数据集构建图像分类模型</text:a> </text:p>
                </text:list-item>
                <text:list-item>
                  <text:p text:style-name="P28"><text:a xlink:type="simple" xlink:href="https://keras-cn.readthedocs.io/en/latest/legacy/blog/keras_and_tensorflow/" text:style-name="Internet_20_link" text:visited-style-name="Visited_20_Internet_20_Link">将Keras作为tensorflow的精简接口</text:a> </text:p>
                </text:list-item>
                <text:list-item>
                  <text:p text:style-name="P28"><text:soft-page-break/><text:a xlink:type="simple" xlink:href="https://keras-cn.readthedocs.io/en/latest/legacy/blog/word_embedding/" text:style-name="Internet_20_link" text:visited-style-name="Visited_20_Internet_20_Link">在Keras模型中使用预训练的词向量</text:a> </text:p>
                </text:list-item>
              </text:list>
            </text:list-item>
            <text:list-item>
              <text:p text:style-name="P28">Getting started </text:p>
              <text:list>
                <text:list-item>
                  <text:p text:style-name="P28"><text:a xlink:type="simple" xlink:href="https://keras-cn.readthedocs.io/en/latest/legacy/getting_started/FAQ/" text:style-name="Internet_20_link" text:visited-style-name="Visited_20_Internet_20_Link">Keras FAQ：常见问题</text:a> </text:p>
                </text:list-item>
                <text:list-item>
                  <text:p text:style-name="P28"><text:a xlink:type="simple" xlink:href="https://keras-cn.readthedocs.io/en/latest/legacy/getting_started/concepts/" text:style-name="Internet_20_link" text:visited-style-name="Visited_20_Internet_20_Link">一些基本概念</text:a> </text:p>
                </text:list-item>
                <text:list-item>
                  <text:p text:style-name="P28"><text:a xlink:type="simple" xlink:href="https://keras-cn.readthedocs.io/en/latest/legacy/getting_started/examples/" text:style-name="Internet_20_link" text:visited-style-name="Visited_20_Internet_20_Link">Keras 示例程序</text:a> </text:p>
                </text:list-item>
                <text:list-item>
                  <text:p text:style-name="P28"><text:a xlink:type="simple" xlink:href="https://keras-cn.readthedocs.io/en/latest/legacy/getting_started/functional_API/" text:style-name="Internet_20_link" text:visited-style-name="Visited_20_Internet_20_Link">快速开始泛型模型</text:a> </text:p>
                </text:list-item>
                <text:list-item>
                  <text:p text:style-name="P28"><text:a xlink:type="simple" xlink:href="https://keras-cn.readthedocs.io/en/latest/legacy/getting_started/keras_linux/" text:style-name="Internet_20_link" text:visited-style-name="Visited_20_Internet_20_Link">声明</text:a> </text:p>
                </text:list-item>
                <text:list-item>
                  <text:p text:style-name="P28"><text:a xlink:type="simple" xlink:href="https://keras-cn.readthedocs.io/en/latest/legacy/getting_started/keras_windows/" text:style-name="Internet_20_link" text:visited-style-name="Visited_20_Internet_20_Link">声明</text:a> </text:p>
                </text:list-item>
                <text:list-item>
                  <text:p text:style-name="P28"><text:a xlink:type="simple" xlink:href="https://keras-cn.readthedocs.io/en/latest/legacy/getting_started/sequential_model/" text:style-name="Internet_20_link" text:visited-style-name="Visited_20_Internet_20_Link">Sequential model</text:a> </text:p>
                </text:list-item>
                <text:list-item>
                  <text:p text:style-name="P28"><text:a xlink:type="simple" xlink:href="https://keras-cn.readthedocs.io/en/latest/legacy/getting_started/trap/" text:style-name="Internet_20_link" text:visited-style-name="Visited_20_Internet_20_Link">Keras使用陷阱</text:a> </text:p>
                </text:list-item>
              </text:list>
            </text:list-item>
            <text:list-item>
              <text:p text:style-name="P28">Layers </text:p>
              <text:list>
                <text:list-item>
                  <text:p text:style-name="P28"><text:a xlink:type="simple" xlink:href="https://keras-cn.readthedocs.io/en/latest/legacy/layers/about_layer/" text:style-name="Internet_20_link" text:visited-style-name="Visited_20_Internet_20_Link">关于Keras的“层”（Layer）</text:a> </text:p>
                </text:list-item>
                <text:list-item>
                  <text:p text:style-name="P28"><text:a xlink:type="simple" xlink:href="https://keras-cn.readthedocs.io/en/latest/legacy/layers/advanced_activation_layer/" text:style-name="Internet_20_link" text:visited-style-name="Visited_20_Internet_20_Link">高级激活层Advanced Activation</text:a> </text:p>
                </text:list-item>
                <text:list-item>
                  <text:p text:style-name="P28"><text:a xlink:type="simple" xlink:href="https://keras-cn.readthedocs.io/en/latest/legacy/layers/convolutional_layer/" text:style-name="Internet_20_link" text:visited-style-name="Visited_20_Internet_20_Link">卷积层</text:a> </text:p>
                </text:list-item>
                <text:list-item>
                  <text:p text:style-name="P28"><text:a xlink:type="simple" xlink:href="https://keras-cn.readthedocs.io/en/latest/legacy/layers/core_layer/" text:style-name="Internet_20_link" text:visited-style-name="Visited_20_Internet_20_Link">常用层</text:a> </text:p>
                </text:list-item>
                <text:list-item>
                  <text:p text:style-name="P28"><text:a xlink:type="simple" xlink:href="https://keras-cn.readthedocs.io/en/latest/legacy/layers/embedding_layer/" text:style-name="Internet_20_link" text:visited-style-name="Visited_20_Internet_20_Link">嵌入层 Embedding</text:a> </text:p>
                </text:list-item>
                <text:list-item>
                  <text:p text:style-name="P28"><text:a xlink:type="simple" xlink:href="https://keras-cn.readthedocs.io/en/latest/legacy/layers/locally_connected_layer/" text:style-name="Internet_20_link" text:visited-style-name="Visited_20_Internet_20_Link">局部连接层LocallyConnceted</text:a> </text:p>
                </text:list-item>
                <text:list-item>
                  <text:p text:style-name="P28"><text:a xlink:type="simple" xlink:href="https://keras-cn.readthedocs.io/en/latest/legacy/layers/noise_layer/" text:style-name="Internet_20_link" text:visited-style-name="Visited_20_Internet_20_Link">噪声层Noise</text:a> </text:p>
                </text:list-item>
                <text:list-item>
                  <text:p text:style-name="P28"><text:a xlink:type="simple" xlink:href="https://keras-cn.readthedocs.io/en/latest/legacy/layers/normalization_layer/" text:style-name="Internet_20_link" text:visited-style-name="Visited_20_Internet_20_Link">（批）规范化BatchNormalization</text:a> </text:p>
                </text:list-item>
                <text:list-item>
                  <text:p text:style-name="P28"><text:a xlink:type="simple" xlink:href="https://keras-cn.readthedocs.io/en/latest/legacy/layers/pooling_layer/" text:style-name="Internet_20_link" text:visited-style-name="Visited_20_Internet_20_Link">池化层</text:a> </text:p>
                </text:list-item>
                <text:list-item>
                  <text:p text:style-name="P28"><text:a xlink:type="simple" xlink:href="https://keras-cn.readthedocs.io/en/latest/legacy/layers/recurrent_layer/" text:style-name="Internet_20_link" text:visited-style-name="Visited_20_Internet_20_Link">递归层Recurrent</text:a> </text:p>
                </text:list-item>
                <text:list-item>
                  <text:p text:style-name="P28"><text:a xlink:type="simple" xlink:href="https://keras-cn.readthedocs.io/en/latest/legacy/layers/wrapper/" text:style-name="Internet_20_link" text:visited-style-name="Visited_20_Internet_20_Link">包装器Wrapper</text:a> </text:p>
                </text:list-item>
                <text:list-item>
                  <text:p text:style-name="P28"><text:a xlink:type="simple" xlink:href="https://keras-cn.readthedocs.io/en/latest/legacy/layers/writting_layer/" text:style-name="Internet_20_link" text:visited-style-name="Visited_20_Internet_20_Link">Writting layer</text:a> </text:p>
                </text:list-item>
              </text:list>
            </text:list-item>
            <text:list-item>
              <text:p text:style-name="P28">Models </text:p>
              <text:list>
                <text:list-item>
                  <text:p text:style-name="P28"><text:a xlink:type="simple" xlink:href="https://keras-cn.readthedocs.io/en/latest/legacy/models/about_model/" text:style-name="Internet_20_link" text:visited-style-name="Visited_20_Internet_20_Link">关于Keras模型</text:a> </text:p>
                </text:list-item>
                <text:list-item>
                  <text:p text:style-name="P28"><text:a xlink:type="simple" xlink:href="https://keras-cn.readthedocs.io/en/latest/legacy/models/model/" text:style-name="Internet_20_link" text:visited-style-name="Visited_20_Internet_20_Link">泛型模型接口</text:a> </text:p>
                </text:list-item>
                <text:list-item>
                  <text:p text:style-name="P28"><text:a xlink:type="simple" xlink:href="https://keras-cn.readthedocs.io/en/latest/legacy/models/sequential/" text:style-name="Internet_20_link" text:visited-style-name="Visited_20_Internet_20_Link">Sequential模型接口</text:a> </text:p>
                </text:list-item>
              </text:list>
            </text:list-item>
            <text:list-item>
              <text:p text:style-name="P28">Other </text:p>
              <text:list>
                <text:list-item>
                  <text:p text:style-name="P28"><text:a xlink:type="simple" xlink:href="https://keras-cn.readthedocs.io/en/latest/legacy/other/activations/" text:style-name="Internet_20_link" text:visited-style-name="Visited_20_Internet_20_Link">激活函数Activations</text:a> </text:p>
                </text:list-item>
                <text:list-item>
                  <text:p text:style-name="P28"><text:a xlink:type="simple" xlink:href="https://keras-cn.readthedocs.io/en/latest/legacy/other/application/" text:style-name="Internet_20_link" text:visited-style-name="Visited_20_Internet_20_Link">Application应用</text:a> </text:p>
                </text:list-item>
                <text:list-item>
                  <text:p text:style-name="P28"><text:a xlink:type="simple" xlink:href="https://keras-cn.readthedocs.io/en/latest/legacy/other/callbacks/" text:style-name="Internet_20_link" text:visited-style-name="Visited_20_Internet_20_Link">回调函数Callbacks</text:a> </text:p>
                </text:list-item>
                <text:list-item>
                  <text:p text:style-name="P28"><text:a xlink:type="simple" xlink:href="https://keras-cn.readthedocs.io/en/latest/legacy/other/constraints/" text:style-name="Internet_20_link" text:visited-style-name="Visited_20_Internet_20_Link">约束项</text:a> </text:p>
                </text:list-item>
                <text:list-item>
                  <text:p text:style-name="P28"><text:a xlink:type="simple" xlink:href="https://keras-cn.readthedocs.io/en/latest/legacy/other/datasets/" text:style-name="Internet_20_link" text:visited-style-name="Visited_20_Internet_20_Link">常用数据库</text:a> </text:p>
                </text:list-item>
                <text:list-item>
                  <text:p text:style-name="P28"><text:a xlink:type="simple" xlink:href="https://keras-cn.readthedocs.io/en/latest/legacy/other/initializations/" text:style-name="Internet_20_link" text:visited-style-name="Visited_20_Internet_20_Link">初始化方法</text:a> </text:p>
                </text:list-item>
                <text:list-item>
                  <text:p text:style-name="P28"><text:a xlink:type="simple" xlink:href="https://keras-cn.readthedocs.io/en/latest/legacy/other/metrics/" text:style-name="Internet_20_link" text:visited-style-name="Visited_20_Internet_20_Link">性能评估</text:a> </text:p>
                </text:list-item>
                <text:list-item>
                  <text:p text:style-name="P28"><text:a xlink:type="simple" xlink:href="https://keras-cn.readthedocs.io/en/latest/legacy/other/objectives/" text:style-name="Internet_20_link" text:visited-style-name="Visited_20_Internet_20_Link">目标函数objectives</text:a> </text:p>
                </text:list-item>
                <text:list-item>
                  <text:p text:style-name="P28"><text:a xlink:type="simple" xlink:href="https://keras-cn.readthedocs.io/en/latest/legacy/other/optimizers/" text:style-name="Internet_20_link" text:visited-style-name="Visited_20_Internet_20_Link">优化器optimizers</text:a> </text:p>
                </text:list-item>
                <text:list-item>
                  <text:p text:style-name="P28"><text:a xlink:type="simple" xlink:href="https://keras-cn.readthedocs.io/en/latest/legacy/other/regularizers/" text:style-name="Internet_20_link" text:visited-style-name="Visited_20_Internet_20_Link">正则项</text:a> </text:p>
                </text:list-item>
                <text:list-item>
                  <text:p text:style-name="P28"><text:a xlink:type="simple" xlink:href="https://keras-cn.readthedocs.io/en/latest/legacy/other/visualization/" text:style-name="Internet_20_link" text:visited-style-name="Visited_20_Internet_20_Link">模型可视化</text:a> </text:p>
                </text:list-item>
              </text:list>
            </text:list-item>
            <text:list-item>
              <text:p text:style-name="P28">Preprocessing </text:p>
              <text:list>
                <text:list-item>
                  <text:p text:style-name="P28"><text:a xlink:type="simple" xlink:href="https://keras-cn.readthedocs.io/en/latest/legacy/preprocessing/image/" text:style-name="Internet_20_link" text:visited-style-name="Visited_20_Internet_20_Link">图片预处理</text:a> </text:p>
                </text:list-item>
                <text:list-item>
                  <text:p text:style-name="P28"><text:soft-page-break/><text:a xlink:type="simple" xlink:href="https://keras-cn.readthedocs.io/en/latest/legacy/preprocessing/sequence/" text:style-name="Internet_20_link" text:visited-style-name="Visited_20_Internet_20_Link">序列预处理</text:a> </text:p>
                </text:list-item>
                <text:list-item>
                  <text:p text:style-name="P28"><text:a xlink:type="simple" xlink:href="https://keras-cn.readthedocs.io/en/latest/legacy/preprocessing/text/" text:style-name="Internet_20_link" text:visited-style-name="Visited_20_Internet_20_Link">文本预处理</text:a> </text:p>
                </text:list-item>
              </text:list>
            </text:list-item>
            <text:list-item>
              <text:p text:style-name="P28">Utils </text:p>
              <text:list>
                <text:list-item>
                  <text:p text:style-name="P28"><text:a xlink:type="simple" xlink:href="https://keras-cn.readthedocs.io/en/latest/legacy/utils/data_utils/" text:style-name="Internet_20_link" text:visited-style-name="Visited_20_Internet_20_Link">数据工具</text:a> </text:p>
                </text:list-item>
                <text:list-item>
                  <text:p text:style-name="P28"><text:a xlink:type="simple" xlink:href="https://keras-cn.readthedocs.io/en/latest/legacy/utils/io_utils/" text:style-name="Internet_20_link" text:visited-style-name="Visited_20_Internet_20_Link">I/O工具</text:a> </text:p>
                </text:list-item>
                <text:list-item>
                  <text:p text:style-name="P28"><text:a xlink:type="simple" xlink:href="https://keras-cn.readthedocs.io/en/latest/legacy/utils/layer_utils/" text:style-name="Internet_20_link" text:visited-style-name="Visited_20_Internet_20_Link">Keras层工具</text:a> </text:p>
                </text:list-item>
                <text:list-item>
                  <text:p text:style-name="P28"><text:a xlink:type="simple" xlink:href="https://keras-cn.readthedocs.io/en/latest/legacy/utils/np_utils/" text:style-name="Internet_20_link" text:visited-style-name="Visited_20_Internet_20_Link">numpy工具</text:a> </text:p>
                </text:list-item>
              </text:list>
            </text:list-item>
          </text:list>
        </text:list-item>
        <text:list-item>
          <text:p text:style-name="P28">Models </text:p>
          <text:list>
            <text:list-item>
              <text:p text:style-name="P28"><text:a xlink:type="simple" xlink:href="https://keras-cn.readthedocs.io/en/latest/models/about_model/" text:style-name="Internet_20_link" text:visited-style-name="Visited_20_Internet_20_Link">关于Keras模型</text:a> </text:p>
            </text:list-item>
            <text:list-item>
              <text:p text:style-name="P28"><text:a xlink:type="simple" xlink:href="https://keras-cn.readthedocs.io/en/latest/models/model/" text:style-name="Internet_20_link" text:visited-style-name="Visited_20_Internet_20_Link">函数式模型接口</text:a> </text:p>
            </text:list-item>
            <text:list-item>
              <text:p text:style-name="P28"><text:a xlink:type="simple" xlink:href="https://keras-cn.readthedocs.io/en/latest/models/sequential/" text:style-name="Internet_20_link" text:visited-style-name="Visited_20_Internet_20_Link">Sequential模型接口</text:a> </text:p>
            </text:list-item>
          </text:list>
        </text:list-item>
        <text:list-item>
          <text:p text:style-name="P28">Other </text:p>
          <text:list>
            <text:list-item>
              <text:p text:style-name="P28"><text:a xlink:type="simple" xlink:href="https://keras-cn.readthedocs.io/en/latest/other/activations/" text:style-name="Internet_20_link" text:visited-style-name="Visited_20_Internet_20_Link">激活函数Activations</text:a> </text:p>
            </text:list-item>
            <text:list-item>
              <text:p text:style-name="P28"><text:a xlink:type="simple" xlink:href="https://keras-cn.readthedocs.io/en/latest/other/application/" text:style-name="Internet_20_link" text:visited-style-name="Visited_20_Internet_20_Link">Application应用</text:a> </text:p>
            </text:list-item>
            <text:list-item>
              <text:p text:style-name="P28"><text:a xlink:type="simple" xlink:href="https://keras-cn.readthedocs.io/en/latest/other/callbacks/" text:style-name="Internet_20_link" text:visited-style-name="Visited_20_Internet_20_Link">回调函数Callbacks</text:a> </text:p>
            </text:list-item>
            <text:list-item>
              <text:p text:style-name="P28"><text:a xlink:type="simple" xlink:href="https://keras-cn.readthedocs.io/en/latest/other/constraints/" text:style-name="Internet_20_link" text:visited-style-name="Visited_20_Internet_20_Link">约束项</text:a> </text:p>
            </text:list-item>
            <text:list-item>
              <text:p text:style-name="P28"><text:a xlink:type="simple" xlink:href="https://keras-cn.readthedocs.io/en/latest/other/datasets/" text:style-name="Internet_20_link" text:visited-style-name="Visited_20_Internet_20_Link">常用数据库</text:a> </text:p>
            </text:list-item>
            <text:list-item>
              <text:p text:style-name="P28"><text:a xlink:type="simple" xlink:href="https://keras-cn.readthedocs.io/en/latest/other/initializations/" text:style-name="Internet_20_link" text:visited-style-name="Visited_20_Internet_20_Link">初始化方法</text:a> </text:p>
            </text:list-item>
            <text:list-item>
              <text:p text:style-name="P28"><text:a xlink:type="simple" xlink:href="https://keras-cn.readthedocs.io/en/latest/other/metrics/" text:style-name="Internet_20_link" text:visited-style-name="Visited_20_Internet_20_Link">性能评估</text:a> </text:p>
            </text:list-item>
            <text:list-item>
              <text:p text:style-name="P28"><text:a xlink:type="simple" xlink:href="https://keras-cn.readthedocs.io/en/latest/other/objectives/" text:style-name="Internet_20_link" text:visited-style-name="Visited_20_Internet_20_Link">目标函数objectives</text:a> </text:p>
            </text:list-item>
            <text:list-item>
              <text:p text:style-name="P28"><text:a xlink:type="simple" xlink:href="https://keras-cn.readthedocs.io/en/latest/other/optimizers/" text:style-name="Internet_20_link" text:visited-style-name="Visited_20_Internet_20_Link">优化器optimizers</text:a> </text:p>
            </text:list-item>
            <text:list-item>
              <text:p text:style-name="P28"><text:a xlink:type="simple" xlink:href="https://keras-cn.readthedocs.io/en/latest/other/regularizers/" text:style-name="Internet_20_link" text:visited-style-name="Visited_20_Internet_20_Link">正则项</text:a> </text:p>
            </text:list-item>
            <text:list-item>
              <text:p text:style-name="P28"><text:a xlink:type="simple" xlink:href="https://keras-cn.readthedocs.io/en/latest/other/visualization/" text:style-name="Internet_20_link" text:visited-style-name="Visited_20_Internet_20_Link">模型可视化</text:a> </text:p>
            </text:list-item>
          </text:list>
        </text:list-item>
        <text:list-item>
          <text:p text:style-name="P28">Preprocessing </text:p>
          <text:list>
            <text:list-item>
              <text:p text:style-name="P28"><text:a xlink:type="simple" xlink:href="https://keras-cn.readthedocs.io/en/latest/preprocessing/image/" text:style-name="Internet_20_link" text:visited-style-name="Visited_20_Internet_20_Link">图片预处理</text:a> </text:p>
            </text:list-item>
            <text:list-item>
              <text:p text:style-name="P28"><text:a xlink:type="simple" xlink:href="https://keras-cn.readthedocs.io/en/latest/preprocessing/sequence/" text:style-name="Internet_20_link" text:visited-style-name="Visited_20_Internet_20_Link">序列预处理</text:a> </text:p>
            </text:list-item>
            <text:list-item>
              <text:p text:style-name="P28"><text:a xlink:type="simple" xlink:href="https://keras-cn.readthedocs.io/en/latest/preprocessing/text/" text:style-name="Internet_20_link" text:visited-style-name="Visited_20_Internet_20_Link">文本预处理</text:a> </text:p>
              <text:list>
                <text:list-item>
                  <text:p text:style-name="P28"><text:a xlink:type="simple" xlink:href="https://keras-cn.readthedocs.io/en/latest/preprocessing/text/#_1" text:style-name="Internet_20_link" text:visited-style-name="Visited_20_Internet_20_Link">文本预处理</text:a> </text:p>
                  <text:list>
                    <text:list-item>
                      <text:p text:style-name="P28"><text:a xlink:type="simple" xlink:href="https://keras-cn.readthedocs.io/en/latest/preprocessing/text/#text_to_word_sequence" text:style-name="Internet_20_link" text:visited-style-name="Visited_20_Internet_20_Link">句子分割text_to_word_sequence</text:a> </text:p>
                    </text:list-item>
                    <text:list-item>
                      <text:p text:style-name="P28"><text:a xlink:type="simple" xlink:href="https://keras-cn.readthedocs.io/en/latest/preprocessing/text/#one-hot" text:style-name="Internet_20_link" text:visited-style-name="Visited_20_Internet_20_Link">one-hot编码</text:a> </text:p>
                    </text:list-item>
                    <text:list-item>
                      <text:p text:style-name="P28"><text:a xlink:type="simple" xlink:href="https://keras-cn.readthedocs.io/en/latest/preprocessing/text/#hashing_trick" text:style-name="Internet_20_link" text:visited-style-name="Visited_20_Internet_20_Link">特征哈希hashing_trick</text:a> </text:p>
                    </text:list-item>
                    <text:list-item>
                      <text:p text:style-name="P10"><text:a xlink:type="simple" xlink:href="https://keras-cn.readthedocs.io/en/latest/preprocessing/text/#tokenizer" text:style-name="Internet_20_link" text:visited-style-name="Visited_20_Internet_20_Link">分词器Tokenizer</text:a> </text:p>
                    </text:list-item>
                  </text:list>
                </text:list-item>
              </text:list>
            </text:list-item>
          </text:list>
        </text:list-item>
      </text:list>
      <text:p text:style-name="Text_20_body"/>
      <text:p text:style-name="Text_20_body"/>
      <text:p text:style-name="Text_20_body"/>
      <text:p text:style-name="P2">Content in Detailed</text:p>
      <text:list xml:id="list91328294271477" text:continue-numbering="true" text:style-name="L1">
        <text:list-item>
          <text:p text:style-name="P29"><text:a xlink:type="simple" xlink:href="https://keras-cn.readthedocs.io/en/latest/" text:style-name="Internet_20_link" text:visited-style-name="Visited_20_Internet_20_Link">Keras:基于Python的深度学习库</text:a> </text:p>
          <text:list>
            <text:list-item>
              <text:list>
                <text:list-item>
                  <text:p text:style-name="P29"><text:a xlink:type="simple" xlink:href="https://keras-cn.readthedocs.io/en/latest/#_1" text:style-name="Internet_20_link" text:visited-style-name="Visited_20_Internet_20_Link">停止更新通知</text:a> <text:span text:style-name="T1">@2017</text:span>（如有什么想交流的仍然可以通过moyan_work@foxmail.com联系我，同时也可以加我们的Keras群119427073或523412399一起聊天吹水）</text:p>
                </text:list-item>
                <text:list-item>
                  <text:p text:style-name="P29"><text:a xlink:type="simple" xlink:href="https://keras-cn.readthedocs.io/en/latest/#keras" text:style-name="Internet_20_link" text:visited-style-name="Visited_20_Internet_20_Link">这就是Keras</text:a> <text:span text:style-name="T1">modularity, extensible, etc.</text:span></text:p>
                </text:list-item>
                <text:list-item>
                  <text:p text:style-name="P29"><text:a xlink:type="simple" xlink:href="https://keras-cn.readthedocs.io/en/latest/#keras-cn" text:style-name="Internet_20_link" text:visited-style-name="Visited_20_Internet_20_Link">关于Keras-cn</text:a> 本文档的额外模块还有：Keras新手指南,Keras资源,深度学习与Keras.</text:p>
                </text:list-item>
                <text:list-item>
                  <text:p text:style-name="P29"><text:a xlink:type="simple" xlink:href="https://keras-cn.readthedocs.io/en/latest/#_2" text:style-name="Internet_20_link" text:visited-style-name="Visited_20_Internet_20_Link">当前版本与更新</text:a> 目前文档的版本号是2.0.9，对应于官方的2.0.9</text:p>
                </text:list-item>
                <text:list-item>
                  <text:p text:style-name="P29"><text:a xlink:type="simple" xlink:href="https://keras-cn.readthedocs.io/en/latest/#30skeras" text:style-name="Internet_20_link" text:visited-style-name="Visited_20_Internet_20_Link">快速开始：30s上手Keras</text:a> </text:p>
                  <text:p text:style-name="P48"><text:span text:style-name="Source_20_Text">from keras.models import Sequential</text:span></text:p>
                </text:list-item>
                <text:list-item>
                  <text:p text:style-name="P48"><text:span text:style-name="Source_20_Text">model = Sequential()</text:span></text:p>
                </text:list-item>
                <text:list-item>
                  <text:p text:style-name="P48"><text:span text:style-name="Source_20_Text">from keras.layers import Dense, Activation</text:span></text:p>
                </text:list-item>
              </text:list>
            </text:list-item>
          </text:list>
        </text:list-item>
      </text:list>
      <text:p text:style-name="Preformatted_20_Text"/>
      <text:p text:style-name="Preformatted_20_Text"><text:span text:style-name="Source_20_Text">model.add(Dense(units=64, input_dim=100))</text:span></text:p>
      <text:p text:style-name="Preformatted_20_Text"><text:span text:style-name="Source_20_Text">model.add(Activation("relu"))</text:span></text:p>
      <text:p text:style-name="Preformatted_20_Text"><text:span text:style-name="Source_20_Text">model.add(Dense(units=10))</text:span></text:p>
      <text:p text:style-name="P4"><text:span text:style-name="Source_20_Text">model.add(Activation("softmax"))</text:span></text:p>
      <text:p text:style-name="P4"><text:span text:style-name="Source_20_Text">model.compile(loss='categorical_crossentropy', optimizer='sgd', metrics=['accuracy'])</text:span></text:p>
      <text:p text:style-name="P4"><text:span text:style-name="Source_20_Text">from keras.optimizers import SGD</text:span></text:p>
      <text:p text:style-name="P4"><text:span text:style-name="Source_20_Text">model.compile(loss='categorical_crossentropy', optimizer=SGD(lr=0.01, momentum=0.9, nesterov=True))</text:span></text:p>
      <text:p text:style-name="P4"><text:span text:style-name="Source_20_Text">odel.fit(x_train, y_train, epochs=5, batch_size=32)</text:span></text:p>
      <text:p text:style-name="P4"><text:span text:style-name="Source_20_Text">model.train_on_batch(x_batch, y_batch)</text:span></text:p>
      <text:p text:style-name="P4"><text:span text:style-name="Source_20_Text">loss_and_metrics = model.evaluate(x_test, y_test, batch_size=128)</text:span></text:p>
      <text:p text:style-name="P4"><text:span text:style-name="Source_20_Text">classes = model.predict(x_test, batch_size=128)</text:span></text:p>
      <text:p text:style-name="P3"><text:span text:style-name="Source_20_Text">为了更深入的了解Keras，我们建议你查看一下下面的两个tutorial</text:span></text:p>
      <text:list xml:id="list3779876721" text:style-name="L2">
        <text:list-item>
          <text:p text:style-name="P33"><text:a xlink:type="simple" xlink:href="https://keras-cn.readthedocs.io/en/latest/getting_started/sequential_model" text:style-name="Internet_20_link" text:visited-style-name="Visited_20_Internet_20_Link">快速开始Sequntial模型</text:a> </text:p>
        </text:list-item>
        <text:list-item>
          <text:p text:style-name="P12"><text:a xlink:type="simple" xlink:href="https://keras-cn.readthedocs.io/en/latest/getting_started/functional_API" text:style-name="Internet_20_link" text:visited-style-name="Visited_20_Internet_20_Link">快速开始函数式模型</text:a> </text:p>
        </text:list-item>
      </text:list>
      <text:list xml:id="list91329647962858" text:continue-list="list91328294271477" text:style-name="L1">
        <text:list-item>
          <text:list>
            <text:list-item>
              <text:list>
                <text:list-item>
                  <text:p text:style-name="P29"><text:a xlink:type="simple" xlink:href="https://keras-cn.readthedocs.io/en/latest/#_3" text:style-name="Internet_20_link" text:visited-style-name="Visited_20_Internet_20_Link">安装</text:a> </text:p>
                </text:list-item>
                <text:list-item>
                  <text:p text:style-name="P29"><text:a xlink:type="simple" xlink:href="https://keras-cn.readthedocs.io/en/latest/#theanocntktensorflow" text:style-name="Internet_20_link" text:visited-style-name="Visited_20_Internet_20_Link">在Theano、CNTK、TensorFlow间切换</text:a> </text:p>
                  <text:p text:style-name="P29"><text:a xlink:type="simple" xlink:href="https://keras-cn.readthedocs.io/en/latest/#_4" text:style-name="Internet_20_link" text:visited-style-name="Visited_20_Internet_20_Link">技术支持</text:a> <text:s/></text:p>
                </text:list-item>
                <text:list-item>
                  <text:p text:style-name="P29"><text:a xlink:type="simple" xlink:href="https://groups.google.com/forum/#!forum/keras-users" text:style-name="Internet_20_link" text:visited-style-name="Visited_20_Internet_20_Link">Keras Google group</text:a> </text:p>
                </text:list-item>
              </text:list>
            </text:list-item>
          </text:list>
        </text:list-item>
        <text:list-item text:style-override="L3">
          <text:p text:style-name="P13"><text:a xlink:type="simple" xlink:href="https://kerasteam.slack.com/" text:style-name="Internet_20_link" text:visited-style-name="Visited_20_Internet_20_Link">Keras Slack channel</text:a>,<text:a xlink:type="simple" xlink:href="https://keras-slack-autojoin.herokuapp.com/" text:style-name="Internet_20_link" text:visited-style-name="Visited_20_Internet_20_Link">点击这里</text:a>获得邀请. </text:p>
        </text:list-item>
      </text:list>
      <text:p text:style-name="Text_20_body">你也可以在<text:a xlink:type="simple" xlink:href="https://github.com/fchollet/keras/issues" text:style-name="Internet_20_link" text:visited-style-name="Visited_20_Internet_20_Link">Github issues</text:a>里提问或请求新特性。对于习惯中文的用户，我们推荐在<text:a xlink:type="simple" xlink:href="https://jizhi.im/index" text:style-name="Internet_20_link" text:visited-style-name="Visited_20_Internet_20_Link">“集智”平台</text:a>提问，该平台由Kaiser等搭建，支持在线代码运行环境，我本人会经常访问该网站解答问题</text:p>
      <text:p text:style-name="Text_20_body"><text:soft-page-break/>最后，我们也欢迎同学们加我们的QQ群119427073进行讨论（潜水和灌水会被T，入群说明公司/学校-职位/年级）</text:p>
      <text:p text:style-name="Text_20_body"/>
      <text:list xml:id="list91329184859269" text:continue-numbering="true" text:style-name="L1">
        <text:list-item>
          <text:list>
            <text:list-item>
              <text:list>
                <text:list-item>
                  <text:p text:style-name="P29"/>
                </text:list-item>
              </text:list>
            </text:list-item>
          </text:list>
        </text:list-item>
        <text:list-item>
          <text:p text:style-name="P29"><text:a xlink:type="simple" xlink:href="https://keras-cn.readthedocs.io/en/latest/acknowledgement/" text:style-name="Internet_20_link" text:visited-style-name="Visited_20_Internet_20_Link">致谢</text:a> </text:p>
        </text:list-item>
        <text:list-item>
          <text:p text:style-name="P29"><text:a xlink:type="simple" xlink:href="https://keras-cn.readthedocs.io/en/latest/backend/" text:style-name="Internet_20_link" text:visited-style-name="Visited_20_Internet_20_Link">Keras后端</text:a> </text:p>
          <text:list>
            <text:list-item>
              <text:list>
                <text:list-item>
                  <text:p text:style-name="P30"><text:a xlink:type="simple" xlink:href="https://keras-cn.readthedocs.io/en/latest/backend/#_1" text:style-name="Internet_20_link" text:visited-style-name="Visited_20_Internet_20_Link">什么是“后端”</text:a> </text:p>
                </text:list-item>
                <text:list-item>
                  <text:p text:style-name="P30">Keras是一个模型级的库，提供了快速构建深度学习网络的模块。Keras并不处理如张量乘法、卷积等底层操作。这些操作依赖于某种特定的、优化良好的张量操作库。Keras依赖于处理张量的库就称为“后端引擎”。Keras提供了三种后端引擎Theano/Tensorflow/CNTK，并将其函数统一封装，使得用户可以以同一个接口调用不同后端引擎的函数</text:p>
                </text:list-item>
                <text:list-item>
                  <text:p text:style-name="P30"><text:a xlink:type="simple" xlink:href="https://keras-cn.readthedocs.io/en/latest/backend/#_2" text:style-name="Internet_20_link" text:visited-style-name="Visited_20_Internet_20_Link">切换后端</text:a> <text:span text:style-name="Source_20_Text">$HOME/.keras/keras.json</text:span></text:p>
                </text:list-item>
                <text:list-item>
                  <text:p text:style-name="P30"><text:span text:style-name="Source_20_Text">我们也可以通过定义环境变量KERAS_BACKEND来覆盖上面配置文件中定义的后端：</text:span></text:p>
                </text:list-item>
                <text:list-item>
                  <text:p text:style-name="P49"><text:span text:style-name="Source_20_Text">KERAS_BACKEND=tensorflow python -c "from keras import backend;" Using TensorFlow backend.</text:span></text:p>
                </text:list-item>
                <text:list-item>
                  <text:p text:style-name="P30"><text:a xlink:type="simple" xlink:href="https://keras-cn.readthedocs.io/en/latest/backend/#kerasjson" text:style-name="Internet_20_link" text:visited-style-name="Visited_20_Internet_20_Link">keras.json 细节</text:a> 你可以更改以上<text:span text:style-name="Source_20_Text">~/.keras/keras.json</text:span>中的配置</text:p>
                </text:list-item>
              </text:list>
            </text:list-item>
          </text:list>
        </text:list-item>
        <text:list-item text:style-override="L4">
          <text:p text:style-name="P14"><text:span text:style-name="Source_20_Text">iamge_data_format</text:span>：字符串，"channels_last"或"channels_first"，该选项指定了Keras将要使用的维度顺序，可通过<text:span text:style-name="Source_20_Text">keras.backend.image_data_format()</text:span>来获取当前的维度顺序。对2D数据来说，"channels_last"假定维度顺序为(rows,cols,channels)而"channels_first"假定维度顺序为(channels, rows, cols)。对3D数据而言，"channels_last"假定(conv_dim1, conv_dim2, conv_dim3, channels)，"channels_first"则是(channels, conv_dim1, conv_dim2, conv_dim3)</text:p>
        </text:list-item>
        <text:list-item text:style-override="L4">
          <text:p text:style-name="P14"><text:span text:style-name="Source_20_Text">epsilon</text:span>：浮点数，防止除0错误的小数字</text:p>
        </text:list-item>
        <text:list-item text:style-override="L4">
          <text:p text:style-name="P34"><text:span text:style-name="Source_20_Text">floatx</text:span>：字符串，<text:span text:style-name="Source_20_Text">"float16"</text:span>, <text:span text:style-name="Source_20_Text">"float32"</text:span>, <text:span text:style-name="Source_20_Text">"float64"</text:span>之一，为浮点数精度 </text:p>
        </text:list-item>
        <text:list-item text:style-override="L4">
          <text:p text:style-name="P14"><text:span text:style-name="Source_20_Text">backend</text:span>：字符串，所使用的后端，为"tensorflow"或"theano" </text:p>
          <text:list>
            <text:list-item>
              <text:list>
                <text:list-item>
                  <text:p text:style-name="P30"><text:a xlink:type="simple" xlink:href="https://keras-cn.readthedocs.io/en/latest/backend/#keras_1" text:style-name="Internet_20_link" text:visited-style-name="Visited_20_Internet_20_Link">使用抽象的Keras后端来编写代码</text:a> 如果你希望你编写的Keras模块能够同时在Theano和TensorFlow两个后端上使用，你可以通过Keras后端接口来编写代码，这里是一个简介：<text:span text:style-name="Source_20_Text">from keras import backend as K</text:span></text:p>
                </text:list-item>
                <text:list-item>
                  <text:p text:style-name="P30">下面的代码实例化了一个输入占位符，等价于<text:span text:style-name="Source_20_Text">tf.placeholder()</text:span> ，<text:span text:style-name="Source_20_Text">T.matrix()</text:span>，<text:span text:style-name="Source_20_Text">T.tensor3()</text:span>等</text:p>
                </text:list-item>
                <text:list-item>
                  <text:p text:style-name="P49"><text:span text:style-name="Source_20_Text">input = K.placeholder(shape=(2, 4, 5))</text:span></text:p>
                </text:list-item>
              </text:list>
            </text:list-item>
          </text:list>
        </text:list-item>
      </text:list>
      <text:p text:style-name="Preformatted_20_Text"><text:span text:style-name="Source_20_Text"># also works:</text:span></text:p>
      <text:p text:style-name="Preformatted_20_Text"><text:span text:style-name="Source_20_Text">input = K.placeholder(shape=(None, 4, 5))</text:span></text:p>
      <text:p text:style-name="Preformatted_20_Text"><text:span text:style-name="Source_20_Text"># also works:</text:span></text:p>
      <text:p text:style-name="P4"><text:span text:style-name="Source_20_Text">input = K.placeholder(ndim=3)</text:span></text:p>
      <text:list xml:id="list91328570985218" text:continue-numbering="true" text:style-name="L1">
        <text:list-item>
          <text:list>
            <text:list-item>
              <text:list>
                <text:list-item>
                  <text:p text:style-name="P30">下面的代码实例化了一个共享变量（shared），等价于<text:span text:style-name="Source_20_Text">tf.variable()</text:span>或 <text:span text:style-name="Source_20_Text">theano.shared()</text:span></text:p>
                </text:list-item>
                <text:list-item>
                  <text:p text:style-name="P49"><text:span text:style-name="Source_20_Text">val = np.random.random((3, 4, 5))</text:span></text:p>
                </text:list-item>
              </text:list>
            </text:list-item>
          </text:list>
        </text:list-item>
      </text:list>
      <text:p text:style-name="Preformatted_20_Text"><text:span text:style-name="Source_20_Text">var = K.variable(value=val)</text:span></text:p>
      <text:p text:style-name="Preformatted_20_Text"/>
      <text:p text:style-name="Preformatted_20_Text"><text:soft-page-break/><text:span text:style-name="Source_20_Text"># all-zeros variable:</text:span></text:p>
      <text:p text:style-name="Preformatted_20_Text"><text:span text:style-name="Source_20_Text">var = K.zeros(shape=(3, 4, 5))</text:span></text:p>
      <text:p text:style-name="Preformatted_20_Text"><text:span text:style-name="Source_20_Text"># all-ones:</text:span></text:p>
      <text:p text:style-name="P4"><text:span text:style-name="Source_20_Text">var = K.ones(shape=(3, 4, 5))</text:span></text:p>
      <text:list xml:id="list91328447742834" text:continue-numbering="true" text:style-name="L1">
        <text:list-item>
          <text:list>
            <text:list-item>
              <text:list>
                <text:list-item>
                  <text:p text:style-name="P30"><text:span text:style-name="Source_20_Text">大多数你需要的张量操作都可以通过统一的Keras后端接口完成，而不关心具体执行这些操作的是Theano还是TensorFlow</text:span></text:p>
                </text:list-item>
                <text:list-item>
                  <text:p text:style-name="P49"><text:span text:style-name="Source_20_Text">a = b + c * K.abs(d)</text:span></text:p>
                </text:list-item>
              </text:list>
            </text:list-item>
          </text:list>
        </text:list-item>
      </text:list>
      <text:p text:style-name="Preformatted_20_Text"><text:span text:style-name="Source_20_Text">c = K.dot(a, K.transpose(b))</text:span></text:p>
      <text:p text:style-name="Preformatted_20_Text"><text:span text:style-name="Source_20_Text">a = K.sum(b, axis=2)</text:span></text:p>
      <text:p text:style-name="Preformatted_20_Text"><text:span text:style-name="Source_20_Text">a = K.softmax(b)</text:span></text:p>
      <text:p text:style-name="Preformatted_20_Text"><text:span text:style-name="Source_20_Text">a = concatenate([b, c], axis=-1)</text:span></text:p>
      <text:p text:style-name="P5"><text:span text:style-name="Source_20_Text"># etc…</text:span></text:p>
      <text:list xml:id="list91327934715019" text:continue-numbering="true" text:style-name="L1">
        <text:list-item>
          <text:list>
            <text:list-item>
              <text:list>
                <text:list-item>
                  <text:p text:style-name="P31"><text:a xlink:type="simple" xlink:href="https://keras-cn.readthedocs.io/en/latest/backend/#kera" text:style-name="Internet_20_link" text:visited-style-name="Visited_20_Internet_20_Link">Kera后端函数</text:a> <text:s/>len(dir(keras)) →<text:span text:style-name="T2"> 32</text:span></text:p>
                </text:list-item>
                <text:list-item>
                  <text:p text:style-name="P31"><text:span text:style-name="Source_20_Text">backend() </text:span></text:p>
                </text:list-item>
                <text:list-item>
                  <text:p text:style-name="P50"><text:span text:style-name="Source_20_Text">&gt;&gt;&gt; keras.backend.backend()</text:span></text:p>
                </text:list-item>
              </text:list>
            </text:list-item>
          </text:list>
        </text:list-item>
      </text:list>
      <text:p text:style-name="P4"><text:span text:style-name="Source_20_Text">'tensorflow'</text:span></text:p>
      <text:list xml:id="list91329464024856" text:continue-numbering="true" text:style-name="L1">
        <text:list-item>
          <text:list>
            <text:list-item>
              <text:list>
                <text:list-item>
                  <text:p text:style-name="P31"><text:span text:style-name="Source_20_Text">epsilon()以数值形式返回一个（一般来说很小的）数，用以防止除0错误set_epsilon(e)设置在数值表达式中使用的fuzz factor，用于防止除0错误，该值应该是一个较小的浮点数，示例：&gt;&gt;&gt; from keras import backend as K</text:span></text:p>
                </text:list-item>
              </text:list>
            </text:list-item>
          </text:list>
        </text:list-item>
      </text:list>
      <text:p text:style-name="Preformatted_20_Text"><text:span text:style-name="Source_20_Text">&gt;&gt;&gt; K.epsilon()</text:span></text:p>
      <text:p text:style-name="Preformatted_20_Text"><text:span text:style-name="Source_20_Text">1e-08</text:span></text:p>
      <text:p text:style-name="Preformatted_20_Text"><text:span text:style-name="Source_20_Text">&gt;&gt;&gt; K.set_epsilon(1e-05)</text:span></text:p>
      <text:p text:style-name="Preformatted_20_Text"><text:span text:style-name="Source_20_Text">&gt;&gt;&gt; K.epsilon()</text:span></text:p>
      <text:p text:style-name="P4"><text:span text:style-name="Source_20_Text">1e-05</text:span></text:p>
      <text:list xml:id="list91328652292894" text:continue-numbering="true" text:style-name="L1">
        <text:list-item>
          <text:list>
            <text:list-item>
              <text:list>
                <text:list-item>
                  <text:p text:style-name="P49"><text:span text:style-name="Source_20_Text">floatx()返回默认的浮点数数据类型，为字符串，如 'float16', 'float32', 'float64'</text:span></text:p>
                </text:list-item>
                <text:list-item>
                  <text:h text:style-name="P56" text:outline-level="3"><text:bookmark text:name="set_floatxfloatx"/><text:span text:style-name="Source_20_Text">set_floatx(floatx)设置默认的浮点数数据类型，为字符串，如 'float16', 'float32', 'float64',示例：</text:span></text:h>
                </text:list-item>
              </text:list>
            </text:list-item>
          </text:list>
        </text:list-item>
      </text:list>
      <text:p text:style-name="P8"><text:span text:style-name="Source_20_Text"/></text:p>
      <text:list xml:id="list91329202393387" text:continue-numbering="true" text:style-name="L1">
        <text:list-item>
          <text:list>
            <text:list-item>
              <text:list>
                <text:list-item>
                  <text:p text:style-name="P49"><text:span text:style-name="Source_20_Text">cast_to_floatx(x)将numpy array转换为默认的Keras floatx类型，x为numpy array，返回值也为numpy array但其数据类型变为floatx。示例：</text:span></text:p>
                </text:list-item>
                <text:list-item>
                  <text:p text:style-name="P51"><text:span text:style-name="Source_20_Text">&gt;&gt;&gt; from keras import backend as K</text:span></text:p>
                </text:list-item>
              </text:list>
            </text:list-item>
          </text:list>
        </text:list-item>
      </text:list>
      <text:p text:style-name="Preformatted_20_Text"><text:span text:style-name="Source_20_Text">&gt;&gt;&gt; K.floatx()</text:span></text:p>
      <text:p text:style-name="Preformatted_20_Text"><text:span text:style-name="Source_20_Text">'float32'</text:span></text:p>
      <text:p text:style-name="Preformatted_20_Text"><text:span text:style-name="Source_20_Text">&gt;&gt;&gt; arr = numpy.array([1.0, 2.0], dtype='float64')</text:span></text:p>
      <text:p text:style-name="Preformatted_20_Text"><text:span text:style-name="Source_20_Text">&gt;&gt;&gt; arr.dtype</text:span></text:p>
      <text:p text:style-name="Preformatted_20_Text"><text:span text:style-name="Source_20_Text">dtype('float64')</text:span></text:p>
      <text:p text:style-name="Preformatted_20_Text"><text:span text:style-name="Source_20_Text">&gt;&gt;&gt; new_arr = K.cast_to_floatx(arr)</text:span></text:p>
      <text:p text:style-name="Preformatted_20_Text"><text:span text:style-name="Source_20_Text">&gt;&gt;&gt; new_arr</text:span></text:p>
      <text:p text:style-name="Preformatted_20_Text"><text:span text:style-name="Source_20_Text">array([ 1., <text:s/>2.], dtype=float32)</text:span></text:p>
      <text:p text:style-name="Preformatted_20_Text"><text:span text:style-name="Source_20_Text">&gt;&gt;&gt; new_arr.dtype</text:span></text:p>
      <text:p text:style-name="P4"><text:span text:style-name="Source_20_Text">dtype('float32')</text:span></text:p>
      <text:list xml:id="list91329375930299" text:continue-numbering="true" text:style-name="L1">
        <text:list-item>
          <text:list>
            <text:list-item>
              <text:list>
                <text:list-item>
                  <text:p text:style-name="P51"><text:span text:style-name="Source_20_Text">image_data_format() 返回默认的图像的维度顺序（‘channels_last’或‘channels_first’）</text:span></text:p>
                </text:list-item>
                <text:list-item>
                  <text:p text:style-name="P51"><text:span text:style-name="Source_20_Text">set_image_data_format(data_format)设置图像的维度顺序（‘tf’或‘th’）,示例：</text:span></text:p>
                </text:list-item>
              </text:list>
            </text:list-item>
          </text:list>
        </text:list-item>
      </text:list>
      <text:p text:style-name="P9">from keras import backend as K K.image_data_format() 'channels_first' K.set_image_data_format('channels_last') K.image_data_format() 'channels_last'</text:p>
      <text:list xml:id="list91329660864150" text:continue-numbering="true" text:style-name="L1">
        <text:list-item>
          <text:list>
            <text:list-item>
              <text:list>
                <text:list-item>
                  <text:p text:style-name="P51"><text:soft-page-break/><text:span text:style-name="Source_20_Text">is_keras_tensor()判断x是否是keras tensor对象的谓词函数&gt;&gt;&gt; from keras import backend as K</text:span></text:p>
                </text:list-item>
              </text:list>
            </text:list-item>
          </text:list>
        </text:list-item>
      </text:list>
      <text:p text:style-name="Preformatted_20_Text"><text:span text:style-name="Source_20_Text">&gt;&gt;&gt; np_var = numpy.array([1, 2])</text:span></text:p>
      <text:p text:style-name="Preformatted_20_Text"><text:span text:style-name="Source_20_Text">&gt;&gt;&gt; K.is_keras_tensor(np_var)</text:span></text:p>
      <text:p text:style-name="Preformatted_20_Text"><text:span text:style-name="Source_20_Text">False</text:span></text:p>
      <text:p text:style-name="Preformatted_20_Text"><text:span text:style-name="Source_20_Text">&gt;&gt;&gt; keras_var = K.variable(np_var)</text:span></text:p>
      <text:p text:style-name="Preformatted_20_Text"><text:span text:style-name="Source_20_Text">&gt;&gt;&gt; K.is_keras_tensor(keras_var) <text:s/># A variable is not a Tensor.</text:span></text:p>
      <text:p text:style-name="Preformatted_20_Text"><text:span text:style-name="Source_20_Text">False</text:span></text:p>
      <text:p text:style-name="Preformatted_20_Text"><text:span text:style-name="Source_20_Text">&gt;&gt;&gt; keras_placeholder = K.placeholder(shape=(2, 4, 5))</text:span></text:p>
      <text:p text:style-name="Preformatted_20_Text"><text:span text:style-name="Source_20_Text">&gt;&gt;&gt; K.is_keras_tensor(keras_placeholder) <text:s/># A placeholder is a Tensor.</text:span></text:p>
      <text:p text:style-name="P4"><text:span text:style-name="Source_20_Text">True</text:span></text:p>
      <text:list xml:id="list91329157940648" text:continue-numbering="true" text:style-name="L1">
        <text:list-item>
          <text:list>
            <text:list-item>
              <text:list>
                <text:list-item>
                  <text:p text:style-name="P51"><text:span text:style-name="Source_20_Text">get_uid(prefix='')获得默认计算图的uid，依据给定的前缀提供一个唯一的UID，参数为表示前缀的字符串，返回值为整数.</text:span></text:p>
                </text:list-item>
                <text:list-item>
                  <text:p text:style-name="P51"><text:span text:style-name="Source_20_Text">reset_uids()</text:span></text:p>
                </text:list-item>
                <text:list-item>
                  <text:p text:style-name="P51"><text:span text:style-name="Source_20_Text">clear_session()结束当前的TF计算图，并新建一个。有效的避免模型/层的混乱</text:span></text:p>
                </text:list-item>
                <text:list-item>
                  <text:p text:style-name="P51"><text:span text:style-name="Source_20_Text">manual_variable_initialization(value) 指出变量应该以其默认值被初始化还是由用户手动初始化，参数value为布尔值，默认False代表变量由其默认值初始化</text:span></text:p>
                </text:list-item>
                <text:list-item>
                  <text:p text:style-name="P53">(to be continued)</text:p>
                </text:list-item>
                <text:list-item>
                  <text:p text:style-name="P51"><text:span text:style-name="Source_20_Text"/></text:p>
                </text:list-item>
                <text:list-item>
                  <text:p text:style-name="P51"><text:span text:style-name="Source_20_Text"/></text:p>
                </text:list-item>
              </text:list>
            </text:list-item>
          </text:list>
        </text:list-item>
        <text:list-item>
          <text:p text:style-name="P29"><text:a xlink:type="simple" xlink:href="https://keras-cn.readthedocs.io/en/latest/scikit-learn_API/" text:style-name="Internet_20_link" text:visited-style-name="Visited_20_Internet_20_Link">Scikit-Learn接口包装器</text:a> </text:p>
        </text:list-item>
        <text:list-item>
          <text:h text:style-name="P46" text:outline-level="1"><text:bookmark text:name="scikit-learn3"/>Scikit-Learn接口包装器</text:h>
        </text:list-item>
        <text:list-item>
          <text:p text:style-name="P29">我们可以通过包装器将<text:span text:style-name="Source_20_Text">Sequential</text:span>模型（仅有一个输入）作为Scikit-Learn工作流的一部分，相关的包装器定义在<text:span text:style-name="Source_20_Text">keras.wrappers.scikit_learn.py</text:span>中</text:p>
        </text:list-item>
      </text:list>
      <text:p text:style-name="Text_20_body">目前，有两个包装器可用：</text:p>
      <text:p text:style-name="Text_20_body"><text:span text:style-name="Source_20_Text">keras.wrappers.scikit_learn.KerasClassifier(build_fn=None, **sk_params)</text:span>实现了sklearn的分类器接口</text:p>
      <text:p text:style-name="Text_20_body"><text:span text:style-name="Source_20_Text">keras.wrappers.scikit_learn.KerasRegressor(build_fn=None, **sk_params)</text:span>实现了sklearn的回归器接口</text:p>
      <text:list xml:id="list91329290888193" text:continue-numbering="true" text:style-name="L1">
        <text:list-item>
          <text:h text:style-name="P47" text:outline-level="2"><text:bookmark text:name="_1"/>参数</text:h>
        </text:list-item>
        <text:list-item>
          <text:p text:style-name="P35"><text:bookmark text:name="_11"/>build_fn：可调用的函数或类对象</text:p>
        </text:list-item>
        <text:list-item text:style-override="L5">
          <text:p text:style-name="P15">sk_params：模型参数和训练参数</text:p>
        </text:list-item>
      </text:list>
      <text:p text:style-name="Text_20_body"><text:span text:style-name="Source_20_Text">build_fn</text:span>应构造、编译并返回一个Keras模型，该模型将稍后用于训练/测试。<text:span text:style-name="Source_20_Text">build_fn</text:span>的值可能为下列三种之一：</text:p>
      <text:list xml:id="list2272887199" text:style-name="L6">
        <text:list-item>
          <text:p text:style-name="P16">一个函数</text:p>
        </text:list-item>
        <text:list-item>
          <text:p text:style-name="P16">一个具有<text:span text:style-name="Source_20_Text">call</text:span>方法的类对象</text:p>
        </text:list-item>
        <text:list-item>
          <text:p text:style-name="P16">None，代表你的类继承自<text:span text:style-name="Source_20_Text">KerasClassifier</text:span>或<text:span text:style-name="Source_20_Text">KerasRegressor</text:span>，其<text:span text:style-name="Source_20_Text">call</text:span>方法为其父类的<text:span text:style-name="Source_20_Text">call</text:span>方法</text:p>
        </text:list-item>
      </text:list>
      <text:p text:style-name="Text_20_body"><text:span text:style-name="Source_20_Text">sk_params</text:span>以模型参数和训练（超）参数作为参数。合法的模型参数为<text:span text:style-name="Source_20_Text">build_fn</text:span>的参数。注意，‘build_fn’应提供其参数的默认值。所以我们不传递任何值给<text:span text:style-name="Source_20_Text">sk_params</text:span>也可以创建一个分类器/回归器</text:p>
      <text:p text:style-name="Text_20_body"><text:soft-page-break/><text:span text:style-name="Source_20_Text">sk_params</text:span>还接受用于调用<text:span text:style-name="Source_20_Text">fit</text:span>，<text:span text:style-name="Source_20_Text">predict</text:span>，<text:span text:style-name="Source_20_Text">predict_proba</text:span>和<text:span text:style-name="Source_20_Text">score</text:span>方法的参数，如<text:span text:style-name="Source_20_Text">nb_epoch</text:span>，<text:span text:style-name="Source_20_Text">batch_size</text:span>等。这些用于训练或预测的参数按如下顺序选择：</text:p>
      <text:list xml:id="list3127527816" text:style-name="L7">
        <text:list-item>
          <text:p text:style-name="P17">传递给<text:span text:style-name="Source_20_Text">fit</text:span>，<text:span text:style-name="Source_20_Text">predict</text:span>，<text:span text:style-name="Source_20_Text">predict_proba</text:span>和<text:span text:style-name="Source_20_Text">score</text:span>的字典参数</text:p>
        </text:list-item>
        <text:list-item>
          <text:p text:style-name="P17">传递个<text:span text:style-name="Source_20_Text">sk_params</text:span>的参数</text:p>
        </text:list-item>
        <text:list-item>
          <text:p text:style-name="P17"><text:span text:style-name="Source_20_Text">keras.models.Sequential</text:span>，<text:span text:style-name="Source_20_Text">fit</text:span>，<text:span text:style-name="Source_20_Text">predict</text:span>，<text:span text:style-name="Source_20_Text">predict_proba</text:span>和<text:span text:style-name="Source_20_Text">score</text:span>的默认值</text:p>
        </text:list-item>
      </text:list>
      <text:p text:style-name="Text_20_body">当使用scikit-learn的<text:span text:style-name="Source_20_Text">grid_search</text:span>接口时，合法的可转换参数是你可以传递给<text:span text:style-name="Source_20_Text">sk_params</text:span>的参数，包括训练参数。即，你可以使用<text:span text:style-name="Source_20_Text">grid_search</text:span>来搜索最佳的<text:span text:style-name="Source_20_Text">batch_size</text:span>或<text:span text:style-name="Source_20_Text">nb_epoch</text:span>以及其他模型参数</text:p>
      <text:list xml:id="list91327866687856" text:continue-list="list91329290888193" text:style-name="L1">
        <text:list-item>
          <text:p text:style-name="P29"><text:a xlink:type="simple" xlink:href="https://keras-cn.readthedocs.io/en/latest/utils/" text:style-name="Internet_20_link" text:visited-style-name="Visited_20_Internet_20_Link">utils 工具</text:a> </text:p>
          <text:list>
            <text:list-item>
              <text:list>
                <text:list-item>
                  <text:p text:style-name="P32"><text:a xlink:type="simple" xlink:href="https://keras-cn.readthedocs.io/en/latest/utils/#customobjectscope" text:style-name="Internet_20_link" text:visited-style-name="Visited_20_Internet_20_Link">CustomObjectScope</text:a> </text:p>
                </text:list-item>
                <text:list-item>
                  <text:p text:style-name="P52"><text:span text:style-name="Source_20_Text">keras.utils.generic_utils.CustomObjectScope()</text:span></text:p>
                </text:list-item>
                <text:list-item>
                  <text:p text:style-name="P32">提供定制类的作用域，在该作用域内全局定制类能够被更改，但在作用域结束后将回到初始状态。 以<text:span text:style-name="Source_20_Text">with</text:span>声明开头的代码将能够通过名字访问定制类的实例，在with的作用范围，这些定制类的变动将一直持续，在with作用域结束后，全局定制类的实例将回归其在with作用域前的状态。</text:p>
                </text:list-item>
                <text:list-item>
                  <text:p text:style-name="P52"><text:span text:style-name="Source_20_Text">with CustomObjectScope({"MyObject":MyObject}):</text:span></text:p>
                </text:list-item>
              </text:list>
            </text:list-item>
          </text:list>
        </text:list-item>
      </text:list>
      <text:p text:style-name="Preformatted_20_Text"><text:span text:style-name="Source_20_Text"><text:s text:c="4"/><text:tab/><text:tab/><text:tab/><text:tab/>layer = Dense(..., W_regularizer="MyObject")</text:span></text:p>
      <text:p text:style-name="P4"><text:span text:style-name="Source_20_Text"><text:s text:c="4"/><text:tab/><text:tab/><text:tab/><text:tab/># save, load, etc. will recognize custom object by name</text:span></text:p>
      <text:list xml:id="list91329665497339" text:continue-numbering="true" text:style-name="L1">
        <text:list-item>
          <text:list>
            <text:list-item>
              <text:list>
                <text:list-item>
                  <text:p text:style-name="P32"><text:a xlink:type="simple" xlink:href="https://keras-cn.readthedocs.io/en/latest/utils/#hdf5matrix" text:style-name="Internet_20_link" text:visited-style-name="Visited_20_Internet_20_Link">HDF5Matrix</text:a> <text:span text:style-name="Source_20_Text">keras.utils.io_utils.HDF5Matrix(datapath, dataset, start=0, end=None, normalizer=None)</text:span></text:p>
                </text:list-item>
                <text:list-item>
                  <text:p text:style-name="P32">这是一个使用HDF5数据集代替Numpy数组的方法</text:p>
                </text:list-item>
              </text:list>
            </text:list-item>
          </text:list>
        </text:list-item>
      </text:list>
      <text:p text:style-name="Text_20_body">提供<text:span text:style-name="Source_20_Text">start</text:span>和<text:span text:style-name="Source_20_Text">end</text:span>参数可以进行切片，另外，还可以提供一个正规化函数或匿名函数，该函数将会在每片数据检索时自动调用。</text:p>
      <text:list xml:id="list91328180471659" text:continue-numbering="true" text:style-name="L1">
        <text:list-item>
          <text:list>
            <text:list-item>
              <text:list>
                <text:list-item>
                  <text:p text:style-name="P52"><text:span text:style-name="Source_20_Text">x_data = HDF5Matrix('input/file.hdf5', 'data')</text:span></text:p>
                </text:list-item>
              </text:list>
            </text:list-item>
          </text:list>
        </text:list-item>
      </text:list>
      <text:p text:style-name="P4"><text:span text:style-name="Source_20_Text">model.predict(x_data)</text:span></text:p>
      <text:list xml:id="list91328450902105" text:continue-numbering="true" text:style-name="L1">
        <text:list-item>
          <text:list>
            <text:list-item>
              <text:list>
                <text:list-item>
                  <text:p text:style-name="P32">datapath: 字符串，HDF5文件的路径 </text:p>
                </text:list-item>
              </text:list>
            </text:list-item>
          </text:list>
        </text:list-item>
        <text:list-item text:style-override="L9">
          <text:p text:style-name="P36">dataset: 字符串，在datapath路径下HDF5数据库名字 </text:p>
        </text:list-item>
        <text:list-item text:style-override="L9">
          <text:p text:style-name="P36">start: 整数，想要的数据切片起点 </text:p>
        </text:list-item>
        <text:list-item text:style-override="L9">
          <text:p text:style-name="P36">end: 整数，想要的数据切片终点 </text:p>
        </text:list-item>
        <text:list-item text:style-override="L9">
          <text:p text:style-name="P18">normalizer: 在每个切片数据检索时自动调用的函数对象 </text:p>
        </text:list-item>
      </text:list>
      <text:p text:style-name="Horizontal_20_Line"/>
      <text:list xml:id="list91328877538609" text:continue-numbering="true" text:style-name="L1">
        <text:list-item>
          <text:list>
            <text:list-item>
              <text:list>
                <text:list-item>
                  <text:p text:style-name="P32"><text:a xlink:type="simple" xlink:href="https://keras-cn.readthedocs.io/en/latest/utils/#sequence" text:style-name="Internet_20_link" text:visited-style-name="Visited_20_Internet_20_Link">Sequence</text:a> <text:span text:style-name="Source_20_Text">keras.utils.data_utils.Sequence()</text:span></text:p>
                </text:list-item>
                <text:list-item>
                  <text:p text:style-name="P32">序列数据的基类，例如一个数据集。 每个Sequence必须实现<text:span text:style-name="Source_20_Text">__getitem__</text:span>和<text:span text:style-name="Source_20_Text">__len__</text:span>方法</text:p>
                </text:list-item>
              </text:list>
            </text:list-item>
          </text:list>
        </text:list-item>
      </text:list>
      <text:p text:style-name="Text_20_body">下面是一个例子：</text:p>
      <text:list xml:id="list91328099678969" text:continue-numbering="true" text:style-name="L1">
        <text:list-item>
          <text:list>
            <text:list-item>
              <text:list>
                <text:list-item>
                  <text:p text:style-name="P52"><text:span text:style-name="Source_20_Text">from skimage.io import imread</text:span></text:p>
                </text:list-item>
              </text:list>
            </text:list-item>
          </text:list>
        </text:list-item>
      </text:list>
      <text:p text:style-name="Preformatted_20_Text"><text:span text:style-name="Source_20_Text">from skimage.transform import resize</text:span></text:p>
      <text:p text:style-name="Preformatted_20_Text"><text:span text:style-name="Source_20_Text">import numpy as np</text:span></text:p>
      <text:p text:style-name="Preformatted_20_Text"><text:soft-page-break/></text:p>
      <text:p text:style-name="Preformatted_20_Text"><text:span text:style-name="Source_20_Text">__Here, `x_set` is list of path to the images__</text:span></text:p>
      <text:p text:style-name="Preformatted_20_Text"/>
      <text:p text:style-name="Preformatted_20_Text"><text:span text:style-name="Source_20_Text"># and `y_set` are the associated classes.</text:span></text:p>
      <text:p text:style-name="Preformatted_20_Text"/>
      <text:p text:style-name="Preformatted_20_Text"><text:span text:style-name="Source_20_Text">class CIFAR10Sequence(Sequence):</text:span></text:p>
      <text:p text:style-name="Preformatted_20_Text"><text:span text:style-name="Source_20_Text">def __init__(self, x_set, y_set, batch_size):</text:span></text:p>
      <text:p text:style-name="Preformatted_20_Text"><text:span text:style-name="Source_20_Text"><text:s text:c="4"/>self.X,self.y = x_set,y_set</text:span></text:p>
      <text:p text:style-name="Preformatted_20_Text"><text:span text:style-name="Source_20_Text"><text:s text:c="4"/>self.batch_size = batch_size</text:span></text:p>
      <text:p text:style-name="Preformatted_20_Text"/>
      <text:p text:style-name="Preformatted_20_Text"><text:span text:style-name="Source_20_Text">def __len__(self):</text:span></text:p>
      <text:p text:style-name="Preformatted_20_Text"><text:span text:style-name="Source_20_Text"><text:s text:c="4"/>return len(self.X) // self.batch_size</text:span></text:p>
      <text:p text:style-name="Preformatted_20_Text"/>
      <text:p text:style-name="Preformatted_20_Text"><text:span text:style-name="Source_20_Text">def __getitem__(self,idx):</text:span></text:p>
      <text:p text:style-name="Preformatted_20_Text"><text:span text:style-name="Source_20_Text"><text:s text:c="4"/>batch_x = self.X[idx*self.batch_size:(idx+1)*self.batch_size]</text:span></text:p>
      <text:p text:style-name="Preformatted_20_Text"><text:span text:style-name="Source_20_Text"><text:s text:c="4"/>batch_y = self.y[idx*self.batch_size:(idx+1)*self.batch_size]</text:span></text:p>
      <text:p text:style-name="Preformatted_20_Text"/>
      <text:p text:style-name="Preformatted_20_Text"><text:span text:style-name="Source_20_Text"><text:s text:c="4"/>return np.array([</text:span></text:p>
      <text:p text:style-name="Preformatted_20_Text"><text:span text:style-name="Source_20_Text"><text:s text:c="4"/>resize(imread(file_name), (200,200))</text:span></text:p>
      <text:p text:style-name="Preformatted_20_Text"><text:span text:style-name="Source_20_Text"><text:s text:c="7"/>for file_name in batch_x]), np.array(batch_y)</text:span></text:p>
      <text:list xml:id="list91328393853325" text:continue-numbering="true" text:style-name="L1">
        <text:list-item>
          <text:list>
            <text:list-item>
              <text:list>
                <text:list-item>
                  <text:p text:style-name="P32"><text:a xlink:type="simple" xlink:href="https://keras-cn.readthedocs.io/en/latest/utils/#to_categorical" text:style-name="Internet_20_link" text:visited-style-name="Visited_20_Internet_20_Link">to_categorical</text:a> <text:span text:style-name="Source_20_Text">to_categorical(y, num_classes=None)</text:span></text:p>
                </text:list-item>
                <text:list-item>
                  <text:p text:style-name="P32">将类别向量(从0到nb_classes的整数向量)映射为二值类别矩阵, 用于应用到以<text:span text:style-name="Source_20_Text">categorical_crossentropy</text:span>为目标函数的模型中.</text:p>
                </text:list-item>
                <text:list-item>
                  <text:p text:style-name="P32"><text:a xlink:type="simple" xlink:href="https://keras-cn.readthedocs.io/en/latest/utils/#normalize" text:style-name="Internet_20_link" text:visited-style-name="Visited_20_Internet_20_Link">normalize</text:a> <text:span text:style-name="Source_20_Text">normalize(x, axis=-1, order=2)对numpy数组规范化，返回规范化后的数组order：规范化方法，如2为L2范数</text:span></text:p>
                </text:list-item>
                <text:list-item>
                  <text:p text:style-name="P32"><text:a xlink:type="simple" xlink:href="https://keras-cn.readthedocs.io/en/latest/utils/#convert_all_kernels_in_model" text:style-name="Internet_20_link" text:visited-style-name="Visited_20_Internet_20_Link">convert_all_kernels_in_model</text:a> <text:span text:style-name="Source_20_Text">convert_all_kernels_in_model(model)</text:span></text:p>
                </text:list-item>
                <text:list-item>
                  <text:p text:style-name="P32">将模型中全部卷积核在Theano和TensorFlow模式中切换</text:p>
                </text:list-item>
                <text:list-item>
                  <text:h text:style-name="P57" text:outline-level="3"><text:bookmark text:name="plot_model"/>plot_model</text:h>
                </text:list-item>
                <text:list-item>
                  <text:p text:style-name="P52"><text:span text:style-name="Source_20_Text">plot_model(model, to_file='model.png', show_shapes=False, show_layer_names=True)</text:span></text:p>
                </text:list-item>
                <text:list-item>
                  <text:p text:style-name="P32">绘制模型的结构图</text:p>
                </text:list-item>
                <text:list-item>
                  <text:h text:style-name="P57" text:outline-level="3"><text:bookmark text:name="serialize_keras_object"/>serialize_keras_object</text:h>
                </text:list-item>
                <text:list-item>
                  <text:p text:style-name="P52"><text:span text:style-name="Source_20_Text">serialize_keras_object(instance)</text:span></text:p>
                </text:list-item>
                <text:list-item>
                  <text:p text:style-name="P32">将keras对象序列化</text:p>
                </text:list-item>
                <text:list-item>
                  <text:h text:style-name="P57" text:outline-level="3"><text:bookmark text:name="deserialize_keras_object"/>deserialize_keras_object</text:h>
                </text:list-item>
                <text:list-item>
                  <text:p text:style-name="P52"><text:span text:style-name="Source_20_Text">eserialize_keras_object(identifier, module_objects=None, custom_objects=None, printable_module_name='object')</text:span></text:p>
                </text:list-item>
                <text:list-item>
                  <text:p text:style-name="P32">从序列中恢复keras对象</text:p>
                </text:list-item>
                <text:list-item>
                  <text:h text:style-name="P57" text:outline-level="3"><text:bookmark text:name="get_file"/>get_file</text:h>
                </text:list-item>
                <text:list-item>
                  <text:p text:style-name="P52"><text:span text:style-name="Source_20_Text">get_file(fname, origin, untar=False, md5_hash=None, file_hash=None, cache_subdir='datasets', hash_algorithm='auto', extract=False, archive_format='auto', cache_dir=None)</text:span></text:p>
                </text:list-item>
                <text:list-item>
                  <text:p text:style-name="P32">从给定的URL中下载文件, 可以传递MD5值用于数据校验(下载后或已经缓存的数据均可)</text:p>
                </text:list-item>
              </text:list>
            </text:list-item>
          </text:list>
        </text:list-item>
      </text:list>
      <text:p text:style-name="Text_20_body">默认情况下文件会被下载到<text:span text:style-name="Source_20_Text">~/.keras</text:span>中的<text:span text:style-name="Source_20_Text">cache_subdir</text:span>文件夹，并将其文件名设为<text:span text:style-name="Source_20_Text">fname</text:span>，因此例如一个文件<text:span text:style-name="Source_20_Text">example.txt</text:span>最终将会被存放在`~/.keras/datasets/example.txt~</text:p>
      <text:p text:style-name="Text_20_body">tar,tar.gz.tar.bz和zip格式的文件可以被提取，提供哈希码可以在下载后校验文件。命令喊程序<text:span text:style-name="Source_20_Text">shasum</text:span>和<text:span text:style-name="Source_20_Text">sha256sum</text:span>可以计算哈希值。</text:p>
      <text:h text:style-name="Heading_20_3" text:outline-level="3"><text:bookmark text:name="_3"/><text:soft-page-break/>参数</text:h>
      <text:list xml:id="list2266181676" text:style-name="L10">
        <text:list-item>
          <text:p text:style-name="P19">fname: 文件名，如果指定了绝对路径<text:span text:style-name="Source_20_Text">/path/to/file.txt</text:span>,则文件将会保存到该位置。</text:p>
        </text:list-item>
        <text:list-item>
          <text:p text:style-name="P19">origin: 文件的URL地址</text:p>
        </text:list-item>
        <text:list-item>
          <text:p text:style-name="P19">untar: 布尔值,是否要进行解压</text:p>
        </text:list-item>
        <text:list-item>
          <text:p text:style-name="P19">md5_hash: MD5哈希值,用于数据校验，支持<text:span text:style-name="Source_20_Text">sha256</text:span>和<text:span text:style-name="Source_20_Text">md5</text:span>哈希</text:p>
        </text:list-item>
        <text:list-item>
          <text:p text:style-name="P19">cache_subdir: 用于缓存数据的文件夹，若指定绝对路径<text:span text:style-name="Source_20_Text">/path/to/folder</text:span>则将存放在该路径下。</text:p>
        </text:list-item>
        <text:list-item>
          <text:p text:style-name="P19">hash_algorithm: 选择文件校验的哈希算法，可选项有'md5', 'sha256', 和'auto'. 默认'auto'自动检测使用的哈希算法</text:p>
        </text:list-item>
        <text:list-item>
          <text:p text:style-name="P37">extract: 若为True则试图提取文件，例如tar或zip tries extracting the file as an Archive, like tar or zip. </text:p>
        </text:list-item>
        <text:list-item>
          <text:p text:style-name="P37">archive_format: 试图提取的文件格式，可选为'auto', 'tar', 'zip', 和None. 'tar' 包括tar, tar.gz, tar.bz文件. 默认'auto'是['tar', 'zip']. None或空列表将返回没有匹配。 </text:p>
        </text:list-item>
        <text:list-item>
          <text:p text:style-name="P19">cache_dir: 缓存文件存放地在，参考<text:a xlink:type="simple" xlink:href="https://keras-cn.readthedocs.io/en/latest/for_beginners/FAQ/#where_config" text:style-name="Internet_20_link" text:visited-style-name="Visited_20_Internet_20_Link">FAQ</text:a> </text:p>
        </text:list-item>
      </text:list>
      <text:h text:style-name="Heading_20_3" text:outline-level="3"><text:bookmark text:name="_4"/>返回值</text:h>
      <text:p text:style-name="Text_20_body">下载后的文件地址</text:p>
      <text:h text:style-name="Heading_20_3" text:outline-level="3"><text:bookmark text:name="multi_gpu_model"/>multi_gpu_model</text:h>
      <text:p text:style-name="P4"><text:span text:style-name="Source_20_Text">keras.utils.multi_gpu_model(model, gpus)</text:span></text:p>
      <text:p text:style-name="Text_20_body">将模型在多个GPU上复制</text:p>
      <text:p text:style-name="Text_20_body">特别地，该函数用于单机多卡的数据并行支持，它按照下面的方式工作：</text:p>
      <text:p text:style-name="Text_20_body">（1）将模型的输入分为多个子batch （2）在每个设备上调用各自的模型，对各自的数据集运行 （3）将结果连接为一个大的batch（在CPU上）</text:p>
      <text:p text:style-name="Text_20_body">例如，你的batch_size是64而gpus=2，则输入会被分为两个大小为32的子batch，在两个GPU上分别运行，通过连接后返回大小为64的结果。 该函数线性的增加了训练速度，最高支持8卡并行。</text:p>
      <text:p text:style-name="Text_20_body">该函数只能在tf后端下使用</text:p>
      <text:p text:style-name="Text_20_body">参数如下：</text:p>
      <text:list xml:id="list1467634443" text:style-name="L11">
        <text:list-item>
          <text:p text:style-name="P38">model: Keras模型对象，为了避免OOM错误（内存不足），该模型应在CPU上构建，参考下面的例子。 </text:p>
        </text:list-item>
        <text:list-item>
          <text:p text:style-name="P20">gpus: 大或等于2的整数，要并行的GPU数目。 </text:p>
        </text:list-item>
      </text:list>
      <text:p text:style-name="Text_20_body">该函数返回Keras模型对象，它看起来跟普通的keras模型一样，但实际上分布在多个GPU上。</text:p>
      <text:p text:style-name="Text_20_body">例子：</text:p>
      <text:p text:style-name="Preformatted_20_Text"><text:span text:style-name="Source_20_Text">import tensorflow as tf</text:span></text:p>
      <text:p text:style-name="Preformatted_20_Text"><text:soft-page-break/><text:span text:style-name="Source_20_Text">from keras.applications import Xception</text:span></text:p>
      <text:p text:style-name="Preformatted_20_Text"><text:span text:style-name="Source_20_Text">from keras.utils import multi_gpu_model</text:span></text:p>
      <text:p text:style-name="Preformatted_20_Text"><text:span text:style-name="Source_20_Text">import numpy as np</text:span></text:p>
      <text:p text:style-name="Preformatted_20_Text"/>
      <text:p text:style-name="Preformatted_20_Text"><text:span text:style-name="Source_20_Text">num_samples = 1000</text:span></text:p>
      <text:p text:style-name="Preformatted_20_Text"><text:span text:style-name="Source_20_Text">height = 224</text:span></text:p>
      <text:p text:style-name="Preformatted_20_Text"><text:span text:style-name="Source_20_Text">width = 224</text:span></text:p>
      <text:p text:style-name="Preformatted_20_Text"><text:span text:style-name="Source_20_Text">num_classes = 1000</text:span></text:p>
      <text:p text:style-name="Preformatted_20_Text"/>
      <text:p text:style-name="Preformatted_20_Text"><text:span text:style-name="Source_20_Text"># Instantiate the base model</text:span></text:p>
      <text:p text:style-name="Preformatted_20_Text"><text:span text:style-name="Source_20_Text"># (here, we do it on CPU, which is optional).</text:span></text:p>
      <text:p text:style-name="Preformatted_20_Text"><text:span text:style-name="Source_20_Text">with tf.device('/cpu:0'):</text:span></text:p>
      <text:p text:style-name="Preformatted_20_Text"><text:span text:style-name="Source_20_Text"><text:s text:c="4"/>model = Xception(weights=None,</text:span></text:p>
      <text:p text:style-name="Preformatted_20_Text"><text:span text:style-name="Source_20_Text"><text:s text:c="21"/>input_shape=(height, width, 3),</text:span></text:p>
      <text:p text:style-name="Preformatted_20_Text"><text:span text:style-name="Source_20_Text"><text:s text:c="21"/>classes=num_classes)</text:span></text:p>
      <text:p text:style-name="Preformatted_20_Text"/>
      <text:p text:style-name="Preformatted_20_Text"><text:span text:style-name="Source_20_Text"># Replicates the model on 8 GPUs.</text:span></text:p>
      <text:p text:style-name="Preformatted_20_Text"><text:span text:style-name="Source_20_Text"># This assumes that your machine has 8 available GPUs.</text:span></text:p>
      <text:p text:style-name="Preformatted_20_Text"><text:span text:style-name="Source_20_Text">parallel_model = multi_gpu_model(model, gpus=8)</text:span></text:p>
      <text:p text:style-name="Preformatted_20_Text"><text:span text:style-name="Source_20_Text">parallel_model.compile(loss='categorical_crossentropy',</text:span></text:p>
      <text:p text:style-name="Preformatted_20_Text"><text:span text:style-name="Source_20_Text"><text:s text:c="23"/>optimizer='rmsprop')</text:span></text:p>
      <text:p text:style-name="Preformatted_20_Text"/>
      <text:p text:style-name="Preformatted_20_Text"><text:span text:style-name="Source_20_Text"># Generate dummy data.</text:span></text:p>
      <text:p text:style-name="Preformatted_20_Text"><text:span text:style-name="Source_20_Text">x = np.random.random((num_samples, height, width, 3))</text:span></text:p>
      <text:p text:style-name="Preformatted_20_Text"><text:span text:style-name="Source_20_Text">y = np.random.random((num_samples, num_classes))</text:span></text:p>
      <text:p text:style-name="Preformatted_20_Text"/>
      <text:p text:style-name="Preformatted_20_Text"><text:span text:style-name="Source_20_Text"># This `fit` call will be distributed on 8 GPUs.</text:span></text:p>
      <text:p text:style-name="Preformatted_20_Text"><text:span text:style-name="Source_20_Text"># Since the batch size is 256, each GPU will process 32 samples.</text:span></text:p>
      <text:p text:style-name="P4"><text:span text:style-name="Source_20_Text">parallel_model.fit(x, y, epochs=20, batch_size=256)</text:span></text:p>
      <text:list xml:id="list91329796527802" text:continue-list="list91328393853325" text:style-name="L1">
        <text:list-item>
          <text:list>
            <text:list-item>
              <text:list>
                <text:list-item>
                  <text:p text:style-name="P32"/>
                </text:list-item>
              </text:list>
            </text:list-item>
          </text:list>
        </text:list-item>
        <text:list-item>
          <text:p text:style-name="P29">For beginners </text:p>
          <text:list>
            <text:list-item>
              <text:p text:style-name="P29"><text:a xlink:type="simple" xlink:href="https://keras-cn.readthedocs.io/en/latest/for_beginners/FAQ/" text:style-name="Internet_20_link" text:visited-style-name="Visited_20_Internet_20_Link">Keras FAQ：常见问题</text:a> </text:p>
            </text:list-item>
            <text:list-item>
              <text:p text:style-name="P29"><text:bookmark text:name="keras-faq"/><text:a xlink:type="simple" xlink:href="https://keras-cn.readthedocs.io/en/latest/for_beginners/FAQ/#citation" text:style-name="Internet_20_link" text:visited-style-name="Visited_20_Internet_20_Link">如何引用Keras？</text:a> </text:p>
            </text:list-item>
          </text:list>
        </text:list-item>
        <text:list-item text:style-override="L12">
          <text:p text:style-name="P40"><text:a xlink:type="simple" xlink:href="https://keras-cn.readthedocs.io/en/latest/for_beginners/FAQ/#GPU" text:style-name="Internet_20_link" text:visited-style-name="Visited_20_Internet_20_Link">如何使Keras调用GPU？</text:a> 如果采用TensorFlow作为后端，当机器上有可用的GPU时，代码会自动调用GPU进行并行计算。如果使用Theano作为后端，可以通过以下方法设置：https://keras-cn.readthedocs.io/en/latest/for_beginners/FAQ/</text:p>
        </text:list-item>
        <text:list-item text:style-override="L12">
          <text:p text:style-name="P39"><text:a xlink:type="simple" xlink:href="https://keras-cn.readthedocs.io/en/latest/for_beginners/FAQ/#multi-GPU" text:style-name="Internet_20_link" text:visited-style-name="Visited_20_Internet_20_Link">如何在多张GPU卡上使用Keras</text:a> 我们建议有多张GPU卡可用时，使用TnesorFlow后端。</text:p>
        </text:list-item>
      </text:list>
      <text:p text:style-name="Text_20_body">有两种方法可以在多张GPU上运行一个模型：数据并行/设备并行</text:p>
      <text:p text:style-name="Text_20_body">大多数情况下，你需要的很可能是“数据并行”</text:p>
      <text:list xml:id="list91329460466757" text:continue-list="list91329796527802" text:style-name="L12">
        <text:list-item>
          <text:h text:style-name="P58" text:outline-level="3"><text:bookmark text:name="_12"/>数据并行</text:h>
        </text:list-item>
      </text:list>
      <text:p text:style-name="Text_20_body">数据并行将目标模型在多个设备上各复制一份，并使用每个设备上的复制品处理整个数据集的不同部分数据。Keras在<text:span text:style-name="Source_20_Text">keras.utils.multi_gpu_model</text:span>中提供有内置函数，该函数可以产生任意模型的数据并行版本，最高支持在8片GPU上并行。 请参考<text:a xlink:type="simple" xlink:href="https://keras-cn.readthedocs.io/en/latest/utils/" text:style-name="Internet_20_link" text:visited-style-name="Visited_20_Internet_20_Link">utils</text:a>中的multi_gpu_model文档。 下面是一个例子：</text:p>
      <text:list xml:id="list91328015744348" text:continue-numbering="true" text:style-name="L12">
        <text:list-item>
          <text:p text:style-name="P54"><text:span text:style-name="Source_20_Text">from keras.utils import multi_gpu_model</text:span></text:p>
        </text:list-item>
      </text:list>
      <text:p text:style-name="Preformatted_20_Text"/>
      <text:p text:style-name="Preformatted_20_Text"><text:span text:style-name="Source_20_Text"># Replicates `model` on 8 GPUs.</text:span></text:p>
      <text:p text:style-name="Preformatted_20_Text"><text:span text:style-name="Source_20_Text"># This assumes that your machine has 8 available GPUs.</text:span></text:p>
      <text:p text:style-name="Preformatted_20_Text"><text:span text:style-name="Source_20_Text">parallel_model = multi_gpu_model(model, gpus=8)</text:span></text:p>
      <text:p text:style-name="Preformatted_20_Text"><text:span text:style-name="Source_20_Text">parallel_model.compile(loss='categorical_crossentropy',</text:span></text:p>
      <text:p text:style-name="Preformatted_20_Text"><text:span text:style-name="Source_20_Text"><text:s text:c="23"/>optimizer='rmsprop')</text:span></text:p>
      <text:p text:style-name="Preformatted_20_Text"/>
      <text:p text:style-name="Preformatted_20_Text"><text:soft-page-break/><text:span text:style-name="Source_20_Text"># This `fit` call will be distributed on 8 GPUs.</text:span></text:p>
      <text:p text:style-name="Preformatted_20_Text"><text:span text:style-name="Source_20_Text"># Since the batch size is 256, each GPU will process 32 samples.</text:span></text:p>
      <text:p text:style-name="P4"><text:span text:style-name="Source_20_Text">parallel_model.fit(x, y, epochs=20, batch_size=256)</text:span></text:p>
      <text:list xml:id="list91329173187472" text:continue-numbering="true" text:style-name="L12">
        <text:list-item>
          <text:h text:style-name="P58" text:outline-level="3"><text:bookmark text:name="_2"/>设备并行</text:h>
        </text:list-item>
      </text:list>
      <text:p text:style-name="Text_20_body">设备并行是在不同设备上运行同一个模型的不同部分，当模型含有多个并行结构，例如含有两个分支时，这种方式很适合。</text:p>
      <text:p text:style-name="Text_20_body">这种并行方法可以通过使用TensorFlow device scopes实现，下面是一个例子：</text:p>
      <text:p text:style-name="Preformatted_20_Text"><text:span text:style-name="Source_20_Text"># Model where a shared LSTM is used to encode two different sequences in parallel</text:span></text:p>
      <text:p text:style-name="Preformatted_20_Text"><text:span text:style-name="Source_20_Text">input_a = keras.Input(shape=(140, 256))</text:span></text:p>
      <text:p text:style-name="Preformatted_20_Text"><text:span text:style-name="Source_20_Text">input_b = keras.Input(shape=(140, 256))</text:span></text:p>
      <text:p text:style-name="Preformatted_20_Text"/>
      <text:p text:style-name="Preformatted_20_Text"><text:span text:style-name="Source_20_Text">shared_lstm = keras.layers.LSTM(64)</text:span></text:p>
      <text:p text:style-name="Preformatted_20_Text"/>
      <text:p text:style-name="Preformatted_20_Text"><text:span text:style-name="Source_20_Text"># Process the first sequence on one GPU</text:span></text:p>
      <text:p text:style-name="Preformatted_20_Text"><text:span text:style-name="Source_20_Text">with tf.device_scope('/gpu:0'):</text:span></text:p>
      <text:p text:style-name="Preformatted_20_Text"><text:span text:style-name="Source_20_Text"><text:s text:c="4"/>encoded_a = shared_lstm(tweet_a)</text:span></text:p>
      <text:p text:style-name="Preformatted_20_Text"><text:span text:style-name="Source_20_Text"># Process the next sequence on another GPU</text:span></text:p>
      <text:p text:style-name="Preformatted_20_Text"><text:span text:style-name="Source_20_Text">with tf.device_scope('/gpu:1'):</text:span></text:p>
      <text:p text:style-name="Preformatted_20_Text"><text:span text:style-name="Source_20_Text"><text:s text:c="4"/>encoded_b = shared_lstm(tweet_b)</text:span></text:p>
      <text:p text:style-name="Preformatted_20_Text"/>
      <text:p text:style-name="Preformatted_20_Text"><text:span text:style-name="Source_20_Text"># Concatenate results on CPU</text:span></text:p>
      <text:p text:style-name="Preformatted_20_Text"><text:span text:style-name="Source_20_Text">with tf.device_scope('/cpu:0'):</text:span></text:p>
      <text:p text:style-name="Preformatted_20_Text"><text:span text:style-name="Source_20_Text"><text:s text:c="4"/>merged_vector = keras.layers.concatenate([encoded_a, encoded_b],</text:span></text:p>
      <text:p text:style-name="P4"><text:span text:style-name="Source_20_Text"><text:s text:c="45"/>axis=-1)</text:span></text:p>
      <text:list xml:id="list91329275332764" text:continue-numbering="true" text:style-name="L12">
        <text:list-item>
          <text:p text:style-name="P39"><text:a xlink:type="simple" xlink:href="https://keras-cn.readthedocs.io/en/latest/for_beginners/FAQ/#batch" text:style-name="Internet_20_link" text:visited-style-name="Visited_20_Internet_20_Link">"batch", "epoch"和"sample"都是啥意思？</text:a> Batch：中文为批，一个batch由若干条数据构成。batch是进行网络优化的基本单位，网络参数的每一轮优化需要使用一个batch。batch中的样本是被并行处理的。与单个样本相比，一个batch的数据能更好的模拟数据集的分布，batch越大则对输入数据分布模拟的越好，反应在网络训练上，则体现为能让网络训练的方向“更加正确”。但另一方面，一个batch也只能让网络的参数更新一次，因此网络参数的迭代会较慢。在测试网络的时候，应该在条件的允许的范围内尽量使用更大的batch，这样计算效率会更高</text:p>
        </text:list-item>
        <text:list-item>
          <text:p text:style-name="P39">设置epoch的主要作用是把模型的训练的整个训练过程分为若干个段，这样我们可以更好的观察和调整模型的训练。Keras中，当指定了验证集时，每个epoch执行完后都会运行一次验证集以确定模型的性能。另外，我们可以使用回调函数在每个epoch的训练前后执行一些操作，如调整学习率，打印目前模型的一些信息等，详情请参考Callback一节。</text:p>
        </text:list-item>
        <text:list-item>
          <text:p text:style-name="P39"><text:a xlink:type="simple" xlink:href="https://keras-cn.readthedocs.io/en/latest/for_beginners/FAQ/#save_model" text:style-name="Internet_20_link" text:visited-style-name="Visited_20_Internet_20_Link">如何保存Keras模型？</text:a> 我们不推荐使用pickle或cPickle来保存Keras模型</text:p>
        </text:list-item>
      </text:list>
      <text:p text:style-name="Text_20_body">你可以使用<text:span text:style-name="Source_20_Text">model.save(filepath)</text:span>将Keras模型和权重保存在一个HDF5文件中，该文件将包含：</text:p>
      <text:list xml:id="list411562900" text:style-name="L13">
        <text:list-item>
          <text:p text:style-name="P41">模型的结构，以便重构该模型 </text:p>
        </text:list-item>
        <text:list-item>
          <text:p text:style-name="P41">模型的权重 </text:p>
        </text:list-item>
        <text:list-item>
          <text:p text:style-name="P41">训练配置（损失函数，优化器等） </text:p>
        </text:list-item>
        <text:list-item>
          <text:p text:style-name="P22">优化器的状态，以便于从上次训练中断的地方开始 </text:p>
        </text:list-item>
      </text:list>
      <text:p text:style-name="Text_20_body">使用<text:span text:style-name="Source_20_Text">keras.models.load_model(filepath)</text:span>来重新实例化你的模型，如果文件中存储了训练配置的话，该函数还会同时完成模型的编译</text:p>
      <text:p text:style-name="Text_20_body"><text:soft-page-break/>例子：</text:p>
      <text:p text:style-name="Preformatted_20_Text"><text:span text:style-name="Source_20_Text">from keras.models import load_model</text:span></text:p>
      <text:p text:style-name="Preformatted_20_Text"/>
      <text:p text:style-name="Preformatted_20_Text"><text:span text:style-name="Source_20_Text">model.save('my_model.h5') <text:s/># creates a HDF5 file 'my_model.h5'</text:span></text:p>
      <text:p text:style-name="Preformatted_20_Text"><text:span text:style-name="Source_20_Text">del model <text:s/># deletes the existing model</text:span></text:p>
      <text:p text:style-name="Preformatted_20_Text"/>
      <text:p text:style-name="Preformatted_20_Text"><text:span text:style-name="Source_20_Text"># returns a compiled model</text:span></text:p>
      <text:p text:style-name="Preformatted_20_Text"><text:span text:style-name="Source_20_Text"># identical to the previous one</text:span></text:p>
      <text:p text:style-name="P4"><text:span text:style-name="Source_20_Text">model = load_model('my_model.h5')</text:span></text:p>
      <text:p text:style-name="Text_20_body">如果你只是希望保存模型的结构，而不包含其权重或配置信息，可以使用：</text:p>
      <text:p text:style-name="Preformatted_20_Text"><text:span text:style-name="Source_20_Text"># save as JSON</text:span></text:p>
      <text:p text:style-name="Preformatted_20_Text"><text:span text:style-name="Source_20_Text">json_string = model.to_json()</text:span></text:p>
      <text:p text:style-name="Preformatted_20_Text"/>
      <text:p text:style-name="Preformatted_20_Text"><text:span text:style-name="Source_20_Text"># save as YAML</text:span></text:p>
      <text:p text:style-name="P4"><text:span text:style-name="Source_20_Text">yaml_string = model.to_yaml()</text:span></text:p>
      <text:p text:style-name="Text_20_body">这项操作将把模型序列化为json或yaml文件，这些文件对人而言也是友好的，如果需要的话你甚至可以手动打开这些文件并进行编辑。</text:p>
      <text:p text:style-name="Text_20_body">当然，你也可以从保存好的json文件或yaml文件中载入模型：</text:p>
      <text:p text:style-name="Preformatted_20_Text"><text:span text:style-name="Source_20_Text"># model reconstruction from JSON:</text:span></text:p>
      <text:p text:style-name="Preformatted_20_Text"><text:span text:style-name="Source_20_Text">from keras.models import model_from_json</text:span></text:p>
      <text:p text:style-name="Preformatted_20_Text"><text:span text:style-name="Source_20_Text">model = model_from_json(json_string)</text:span></text:p>
      <text:p text:style-name="Preformatted_20_Text"/>
      <text:p text:style-name="Preformatted_20_Text"><text:span text:style-name="Source_20_Text"># model reconstruction from YAML</text:span></text:p>
      <text:p text:style-name="P4"><text:span text:style-name="Source_20_Text">model = model_from_yaml(yaml_string)</text:span></text:p>
      <text:p text:style-name="Text_20_body">如果需要保存模型的权重，可通过下面的代码利用HDF5进行保存。注意，在使用前需要确保你已安装了HDF5和其Python库h5py</text:p>
      <text:p text:style-name="P4"><text:span text:style-name="Source_20_Text">model.save_weights('my_model_weights.h5')</text:span></text:p>
      <text:p text:style-name="Text_20_body">如果你需要在代码中初始化一个完全相同的模型，请使用：</text:p>
      <text:p text:style-name="P4"><text:span text:style-name="Source_20_Text">model.load_weights('my_model_weights.h5')</text:span></text:p>
      <text:p text:style-name="Text_20_body">如果你需要加载权重到不同的网络结构（有些层一样）中，例如fine-tune或transfer-learning，你可以通过层名字来加载模型：</text:p>
      <text:p text:style-name="P4"><text:span text:style-name="Source_20_Text">model.load_weights('my_model_weights.h5', by_name=True)</text:span></text:p>
      <text:p text:style-name="Text_20_body">例如：</text:p>
      <text:p text:style-name="Preformatted_20_Text"><text:span text:style-name="Source_20_Text">"""</text:span></text:p>
      <text:p text:style-name="Preformatted_20_Text"><text:span text:style-name="Source_20_Text">假如原模型为：</text:span></text:p>
      <text:p text:style-name="Preformatted_20_Text"><text:span text:style-name="Source_20_Text"><text:s text:c="4"/>model = Sequential()</text:span></text:p>
      <text:p text:style-name="Preformatted_20_Text"><text:span text:style-name="Source_20_Text"><text:s text:c="4"/>model.add(Dense(2, input_dim=3, name="dense_1"))</text:span></text:p>
      <text:p text:style-name="Preformatted_20_Text"><text:span text:style-name="Source_20_Text"><text:s text:c="4"/>model.add(Dense(3, name="dense_2"))</text:span></text:p>
      <text:p text:style-name="Preformatted_20_Text"><text:span text:style-name="Source_20_Text"><text:s text:c="4"/>...</text:span></text:p>
      <text:p text:style-name="Preformatted_20_Text"><text:span text:style-name="Source_20_Text"><text:s text:c="4"/>model.save_weights(fname)</text:span></text:p>
      <text:p text:style-name="Preformatted_20_Text"><text:span text:style-name="Source_20_Text">"""</text:span></text:p>
      <text:p text:style-name="Preformatted_20_Text"><text:span text:style-name="Source_20_Text"># new model</text:span></text:p>
      <text:p text:style-name="Preformatted_20_Text"><text:span text:style-name="Source_20_Text">model = Sequential()</text:span></text:p>
      <text:p text:style-name="Preformatted_20_Text"><text:span text:style-name="Source_20_Text">model.add(Dense(2, input_dim=3, name="dense_1")) <text:s/># will be loaded</text:span></text:p>
      <text:p text:style-name="Preformatted_20_Text"><text:span text:style-name="Source_20_Text">model.add(Dense(10, name="new_dense")) <text:s/># will not be loaded</text:span></text:p>
      <text:p text:style-name="Preformatted_20_Text"><text:soft-page-break/></text:p>
      <text:p text:style-name="Preformatted_20_Text"><text:span text:style-name="Source_20_Text"># load weights from first model; will only affect the first layer, dense_1.</text:span></text:p>
      <text:p text:style-name="Preformatted_20_Text"><text:span text:style-name="Source_20_Text">model.load_weights(fname, by_name=True)</text:span></text:p>
      <text:p text:style-name="P4"/>
      <text:p text:style-name="Horizontal_20_Line"/>
      <text:list xml:id="list91328922001145" text:continue-list="list91329275332764" text:style-name="L12">
        <text:list-item>
          <text:p text:style-name="P39"/>
        </text:list-item>
        <text:list-item>
          <text:p text:style-name="P39"><text:a xlink:type="simple" xlink:href="https://keras-cn.readthedocs.io/en/latest/for_beginners/FAQ/#loss" text:style-name="Internet_20_link" text:visited-style-name="Visited_20_Internet_20_Link">为什么训练误差(loss)比测试误差高很多？</text:a> 一个Keras的模型有两个模式：训练模式和测试模式。一些正则机制，如Dropout，L1/L2正则项在测试模式下将不被启用。</text:p>
        </text:list-item>
      </text:list>
      <text:p text:style-name="Text_20_body">另外，训练误差是训练数据每个batch的误差的平均。在训练过程中，每个epoch起始时的batch的误差要大一些，而后面的batch的误差要小一些。另一方面，每个epoch结束时计算的测试误差是由模型在epoch结束时的状态决定的，这时候的网络将产生较小的误差。</text:p>
      <text:p text:style-name="Text_20_body">【Tips】可以通过定义回调函数将每个epoch的训练误差和测试误差并作图，如果训练误差曲线和测试误差曲线之间有很大的空隙，说明你的模型可能有过拟合的问题。当然，这个问题与Keras无关。</text:p>
      <text:list xml:id="list91329179612856" text:continue-numbering="true" text:style-name="L12">
        <text:list-item>
          <text:p text:style-name="P39"/>
        </text:list-item>
        <text:list-item>
          <text:p text:style-name="P39"><text:a xlink:type="simple" xlink:href="https://keras-cn.readthedocs.io/en/latest/for_beginners/FAQ/#intermediate_layer" text:style-name="Internet_20_link" text:visited-style-name="Visited_20_Internet_20_Link">如何获取中间层的输出？</text:a> 一种简单的方法是创建一个新的<text:span text:style-name="Source_20_Text">Model</text:span>，使得它的输出是你想要的那个输出</text:p>
        </text:list-item>
      </text:list>
      <text:p text:style-name="Preformatted_20_Text"><text:span text:style-name="Source_20_Text">from keras.models import Model</text:span></text:p>
      <text:p text:style-name="Preformatted_20_Text"/>
      <text:p text:style-name="Preformatted_20_Text"><text:span text:style-name="Source_20_Text">model = ... <text:s/># create the original model</text:span></text:p>
      <text:p text:style-name="Preformatted_20_Text"/>
      <text:p text:style-name="Preformatted_20_Text"><text:span text:style-name="Source_20_Text">layer_name = 'my_layer'</text:span></text:p>
      <text:p text:style-name="Preformatted_20_Text"><text:span text:style-name="Source_20_Text">intermediate_layer_model = Model(input=model.input,</text:span></text:p>
      <text:p text:style-name="Preformatted_20_Text"><text:span text:style-name="Source_20_Text"><text:s text:c="33"/>output=model.get_layer(layer_name).output)</text:span></text:p>
      <text:p text:style-name="P4"><text:span text:style-name="Source_20_Text">intermediate_output = intermediate_layer_model.predict(data</text:span></text:p>
      <text:p text:style-name="Text_20_body">此外，我们也可以建立一个Keras的函数来达到这一目的：</text:p>
      <text:p text:style-name="Preformatted_20_Text"><text:span text:style-name="Source_20_Text">from keras import backend as K</text:span></text:p>
      <text:p text:style-name="Preformatted_20_Text"/>
      <text:p text:style-name="Preformatted_20_Text"><text:span text:style-name="Source_20_Text"># with a Sequential model</text:span></text:p>
      <text:p text:style-name="Preformatted_20_Text"><text:span text:style-name="Source_20_Text">get_3rd_layer_output = K.function([model.layers[0].input],</text:span></text:p>
      <text:p text:style-name="Preformatted_20_Text"><text:span text:style-name="Source_20_Text"><text:s text:c="34"/>[model.layers[3].output])</text:span></text:p>
      <text:p text:style-name="P4"><text:span text:style-name="Source_20_Text">layer_output = get_3rd_layer_output([X])[0]</text:span></text:p>
      <text:p text:style-name="Text_20_body">当然，我们也可以直接编写Theano和TensorFlow的函数来完成这件事</text:p>
      <text:p text:style-name="Text_20_body">注意，如果你的模型在训练和测试两种模式下不完全一致，例如你的模型中含有Dropout层，批规范化（BatchNormalization）层等组件，你需要在函数中传递一个learning_phase的标记，像这样：</text:p>
      <text:p text:style-name="Preformatted_20_Text"><text:span text:style-name="Source_20_Text">get_3rd_layer_output = K.function([model.layers[0].input, K.learning_phase()],</text:span></text:p>
      <text:p text:style-name="Preformatted_20_Text"><text:span text:style-name="Source_20_Text"><text:s text:c="34"/>[model.layers[3].output])</text:span></text:p>
      <text:p text:style-name="Preformatted_20_Text"/>
      <text:p text:style-name="Preformatted_20_Text"><text:span text:style-name="Source_20_Text"># output in test mode = 0</text:span></text:p>
      <text:p text:style-name="Preformatted_20_Text"><text:span text:style-name="Source_20_Text">layer_output = get_3rd_layer_output([X, 0])[0]</text:span></text:p>
      <text:p text:style-name="Preformatted_20_Text"/>
      <text:p text:style-name="Preformatted_20_Text"><text:span text:style-name="Source_20_Text"># output in train mode = 1</text:span></text:p>
      <text:p text:style-name="P4"><text:span text:style-name="Source_20_Text">layer_output = get_3rd_layer_output([X, 1])[0]</text:span></text:p>
      <text:list xml:id="list91329701885120" text:continue-numbering="true" text:style-name="L12">
        <text:list-item>
          <text:p text:style-name="P39"/>
        </text:list-item>
        <text:list-item>
          <text:p text:style-name="P39"><text:a xlink:type="simple" xlink:href="https://keras-cn.readthedocs.io/en/latest/for_beginners/FAQ/#dataset" text:style-name="Internet_20_link" text:visited-style-name="Visited_20_Internet_20_Link">如何利用Keras处理超过机器内存的数据集？</text:a> 可以使用<text:span text:style-name="Source_20_Text">model.train_on_batch(X,y)</text:span>和<text:span text:style-name="Source_20_Text">model.test_on_batch(X,y)</text:span>。请参考<text:a xlink:type="simple" xlink:href="https://keras-cn.readthedocs.io/en/latest/models/sequential/" text:style-name="Internet_20_link" text:visited-style-name="Visited_20_Internet_20_Link">模型</text:a></text:p>
        </text:list-item>
      </text:list>
      <text:p text:style-name="Text_20_body"><text:soft-page-break/>另外，也可以编写一个每次产生一个batch样本的生成器函数，并调用<text:span text:style-name="Source_20_Text">model.fit_generator(data_generator, samples_per_epoch, nb_epoch)</text:span>进行训练</text:p>
      <text:p text:style-name="Text_20_body">这种方式在Keras代码包的example文件夹下CIFAR10例子里有示范，也可点击<text:a xlink:type="simple" xlink:href="https://github.com/fchollet/keras/blob/master/examples/cifar10_cnn.py" text:style-name="Internet_20_link" text:visited-style-name="Visited_20_Internet_20_Link">这里</text:a>在github上浏览。</text:p>
      <text:p text:style-name="Horizontal_20_Line"/>
      <text:list xml:id="list91328025744557" text:continue-numbering="true" text:style-name="L12">
        <text:list-item>
          <text:p text:style-name="P42">Github code:</text:p>
        </text:list-item>
      </text:list>
      <text:p text:style-name="P43">'''</text:p>
      <text:p text:style-name="P43">#Train a simple deep CNN on the CIFAR10 small images dataset.</text:p>
      <text:p text:style-name="P43">It gets to 75% validation accuracy in 25 epochs, and 79% after 50 epochs.</text:p>
      <text:p text:style-name="P43">(it's still underfitting at that point, though).</text:p>
      <text:p text:style-name="P43">'''</text:p>
      <text:p text:style-name="P43"/>
      <text:p text:style-name="P43">from __future__ import print_function</text:p>
      <text:p text:style-name="P43">import keras</text:p>
      <text:p text:style-name="P43">from keras.datasets import cifar10</text:p>
      <text:p text:style-name="P43">from keras.preprocessing.image import ImageDataGenerator</text:p>
      <text:p text:style-name="P43">from keras.models import Sequential</text:p>
      <text:p text:style-name="P43">from keras.layers import Dense, Dropout, Activation, Flatten</text:p>
      <text:p text:style-name="P43">from keras.layers import Conv2D, MaxPooling2D</text:p>
      <text:p text:style-name="P43">import os</text:p>
      <text:p text:style-name="P43"/>
      <text:p text:style-name="P43">batch_size = 32</text:p>
      <text:p text:style-name="P43">num_classes = 10</text:p>
      <text:p text:style-name="P43">epochs = 100</text:p>
      <text:p text:style-name="P43">data_augmentation = True</text:p>
      <text:p text:style-name="P43">num_predictions = 20</text:p>
      <text:p text:style-name="P43">save_dir = os.path.join(os.getcwd(), 'saved_models')</text:p>
      <text:p text:style-name="P43">model_name = 'keras_cifar10_trained_model.h5'</text:p>
      <text:p text:style-name="P43"/>
      <text:p text:style-name="P43"># The data, split between train and test sets:</text:p>
      <text:p text:style-name="P43">(x_train, y_train), (x_test, y_test) = cifar10.load_data()</text:p>
      <text:p text:style-name="P43">print('x_train shape:', x_train.shape)</text:p>
      <text:p text:style-name="P43">print(x_train.shape[0], 'train samples')</text:p>
      <text:p text:style-name="P43">print(x_test.shape[0], 'test samples')</text:p>
      <text:p text:style-name="P43"/>
      <text:p text:style-name="P43"># Convert class vectors to binary class matrices.</text:p>
      <text:p text:style-name="P43">y_train = keras.utils.to_categorical(y_train, num_classes)</text:p>
      <text:p text:style-name="P43">y_test = keras.utils.to_categorical(y_test, num_classes)</text:p>
      <text:p text:style-name="P43"/>
      <text:p text:style-name="P43">model = Sequential()</text:p>
      <text:p text:style-name="P43">model.add(Conv2D(32, (3, 3), padding='same',</text:p>
      <text:p text:style-name="P43"><text:s text:c="17"/>input_shape=x_train.shape[1:]))</text:p>
      <text:p text:style-name="P43">model.add(Activation('relu'))</text:p>
      <text:p text:style-name="P43">model.add(Conv2D(32, (3, 3)))</text:p>
      <text:p text:style-name="P43"><text:soft-page-break/>model.add(Activation('relu'))</text:p>
      <text:p text:style-name="P43">model.add(MaxPooling2D(pool_size=(2, 2)))</text:p>
      <text:p text:style-name="P43">model.add(Dropout(0.25))</text:p>
      <text:p text:style-name="P43"/>
      <text:p text:style-name="P43">model.add(Conv2D(64, (3, 3), padding='same'))</text:p>
      <text:p text:style-name="P43">model.add(Activation('relu'))</text:p>
      <text:p text:style-name="P43">model.add(Conv2D(64, (3, 3)))</text:p>
      <text:p text:style-name="P43">model.add(Activation('relu'))</text:p>
      <text:p text:style-name="P43">model.add(MaxPooling2D(pool_size=(2, 2)))</text:p>
      <text:p text:style-name="P43">model.add(Dropout(0.25))</text:p>
      <text:p text:style-name="P43"/>
      <text:p text:style-name="P43">model.add(Flatten())</text:p>
      <text:p text:style-name="P43">model.add(Dense(512))</text:p>
      <text:p text:style-name="P43">model.add(Activation('relu'))</text:p>
      <text:p text:style-name="P43">model.add(Dropout(0.5))</text:p>
      <text:p text:style-name="P43">model.add(Dense(num_classes))</text:p>
      <text:p text:style-name="P43">model.add(Activation('softmax'))</text:p>
      <text:p text:style-name="P43"/>
      <text:p text:style-name="P43"># initiate RMSprop optimizer</text:p>
      <text:p text:style-name="P43">opt = keras.optimizers.RMSprop(learning_rate=0.0001, decay=1e-6)</text:p>
      <text:p text:style-name="P43"/>
      <text:p text:style-name="P43"># Let's train the model using RMSprop</text:p>
      <text:p text:style-name="P43">model.compile(loss='categorical_crossentropy',</text:p>
      <text:p text:style-name="P43"><text:s text:c="14"/>optimizer=opt,</text:p>
      <text:p text:style-name="P43"><text:s text:c="14"/>metrics=['accuracy'])</text:p>
      <text:p text:style-name="P43"/>
      <text:p text:style-name="P43">x_train = x_train.astype('float32')</text:p>
      <text:p text:style-name="P43">x_test = x_test.astype('float32')</text:p>
      <text:p text:style-name="P43">x_train /= 255</text:p>
      <text:p text:style-name="P43">x_test /= 255</text:p>
      <text:p text:style-name="P43"/>
      <text:p text:style-name="P43">if not data_augmentation:</text:p>
      <text:p text:style-name="P43"><text:s text:c="4"/>print('Not using data augmentation.')</text:p>
      <text:p text:style-name="P43"><text:s text:c="4"/>model.fit(x_train, y_train,</text:p>
      <text:p text:style-name="P43"><text:s text:c="14"/>batch_size=batch_size,</text:p>
      <text:p text:style-name="P43"><text:s text:c="14"/>epochs=epochs,</text:p>
      <text:p text:style-name="P43"><text:s text:c="14"/>validation_data=(x_test, y_test),</text:p>
      <text:p text:style-name="P43"><text:s text:c="14"/>shuffle=True)</text:p>
      <text:p text:style-name="P43">else:</text:p>
      <text:p text:style-name="P43"><text:s text:c="4"/>print('Using real-time data augmentation.')</text:p>
      <text:p text:style-name="P43"><text:s text:c="4"/># This will do preprocessing and realtime data augmentation:</text:p>
      <text:p text:style-name="P43"><text:s text:c="4"/>datagen = ImageDataGenerator(</text:p>
      <text:p text:style-name="P43"><text:s text:c="8"/>featurewise_center=False, <text:s/># set input mean to 0 over the dataset</text:p>
      <text:p text:style-name="P43"><text:s text:c="8"/>samplewise_center=False, <text:s/># set each sample mean to 0</text:p>
      <text:p text:style-name="P43"><text:s text:c="8"/>featurewise_std_normalization=False, <text:s/># divide inputs by std of the dataset</text:p>
      <text:p text:style-name="P43"><text:s text:c="8"/>samplewise_std_normalization=False, <text:s/># divide each input by its std</text:p>
      <text:p text:style-name="P43"><text:soft-page-break/><text:s text:c="8"/>zca_whitening=False, <text:s/># apply ZCA whitening</text:p>
      <text:p text:style-name="P43"><text:s text:c="8"/>zca_epsilon=1e-06, <text:s/># epsilon for ZCA whitening</text:p>
      <text:p text:style-name="P43"><text:s text:c="8"/>rotation_range=0, <text:s/># randomly rotate images in the range (degrees, 0 to 180)</text:p>
      <text:p text:style-name="P43"><text:s text:c="8"/># randomly shift images horizontally (fraction of total width)</text:p>
      <text:p text:style-name="P43"><text:s text:c="8"/>width_shift_range=0.1,</text:p>
      <text:p text:style-name="P43"><text:s text:c="8"/># randomly shift images vertically (fraction of total height)</text:p>
      <text:p text:style-name="P43"><text:s text:c="8"/>height_shift_range=0.1,</text:p>
      <text:p text:style-name="P43"><text:s text:c="8"/>shear_range=0., <text:s/># set range for random shear</text:p>
      <text:p text:style-name="P43"><text:s text:c="8"/>zoom_range=0., <text:s/># set range for random zoom</text:p>
      <text:p text:style-name="P43"><text:s text:c="8"/>channel_shift_range=0., <text:s/># set range for random channel shifts</text:p>
      <text:p text:style-name="P43"><text:s text:c="8"/># set mode for filling points outside the input boundaries</text:p>
      <text:p text:style-name="P43"><text:s text:c="8"/>fill_mode='nearest',</text:p>
      <text:p text:style-name="P43"><text:s text:c="8"/>cval=0., <text:s/># value used for fill_mode = "constant"</text:p>
      <text:p text:style-name="P43"><text:s text:c="8"/>horizontal_flip=True, <text:s/># randomly flip images</text:p>
      <text:p text:style-name="P43"><text:s text:c="8"/>vertical_flip=False, <text:s/># randomly flip images</text:p>
      <text:p text:style-name="P43"><text:s text:c="8"/># set rescaling factor (applied before any other transformation)</text:p>
      <text:p text:style-name="P43"><text:s text:c="8"/>rescale=None,</text:p>
      <text:p text:style-name="P43"><text:s text:c="8"/># set function that will be applied on each input</text:p>
      <text:p text:style-name="P43"><text:s text:c="8"/>preprocessing_function=None,</text:p>
      <text:p text:style-name="P43"><text:s text:c="8"/># image data format, either "channels_first" or "channels_last"</text:p>
      <text:p text:style-name="P43"><text:s text:c="8"/>data_format=None,</text:p>
      <text:p text:style-name="P43"><text:s text:c="8"/># fraction of images reserved for validation (strictly between 0 and 1)</text:p>
      <text:p text:style-name="P43"><text:s text:c="8"/>validation_split=0.0)</text:p>
      <text:p text:style-name="P43"/>
      <text:p text:style-name="P43"><text:s text:c="4"/># Compute quantities required for feature-wise normalization</text:p>
      <text:p text:style-name="P43"><text:s text:c="4"/># (std, mean, and principal components if ZCA whitening is applied).</text:p>
      <text:p text:style-name="P43"><text:s text:c="4"/>datagen.fit(x_train)</text:p>
      <text:p text:style-name="P43"/>
      <text:p text:style-name="P43"><text:s text:c="4"/># Fit the model on the batches generated by datagen.flow().</text:p>
      <text:p text:style-name="P43"><text:s text:c="4"/>model.fit_generator(datagen.flow(x_train, y_train,</text:p>
      <text:p text:style-name="P43"><text:s text:c="37"/>batch_size=batch_size),</text:p>
      <text:p text:style-name="P43"><text:s text:c="24"/>epochs=epochs,</text:p>
      <text:p text:style-name="P43"><text:s text:c="24"/>validation_data=(x_test, y_test),</text:p>
      <text:p text:style-name="P43"><text:s text:c="24"/>workers=4)</text:p>
      <text:p text:style-name="P43"/>
      <text:p text:style-name="P43"># Save model and weights</text:p>
      <text:p text:style-name="P43">if not os.path.isdir(save_dir):</text:p>
      <text:p text:style-name="P43"><text:s text:c="4"/>os.makedirs(save_dir)</text:p>
      <text:p text:style-name="P43">model_path = os.path.join(save_dir, model_name)</text:p>
      <text:p text:style-name="P43">model.save(model_path)</text:p>
      <text:p text:style-name="P43">print('Saved trained model at %s ' % model_path)</text:p>
      <text:p text:style-name="P43"/>
      <text:p text:style-name="P43"># Score trained model.</text:p>
      <text:p text:style-name="P43">scores = model.evaluate(x_test, y_test, verbose=1)</text:p>
      <text:p text:style-name="P43">print('Test loss:', scores[0])</text:p>
      <text:p text:style-name="P43">print('Test accuracy:', scores[1])</text:p>
      <text:list xml:id="list91329447567411" text:continue-numbering="true" text:style-name="L12">
        <text:list-item>
          <text:p text:style-name="P39"><text:soft-page-break/><text:a xlink:type="simple" xlink:href="https://keras-cn.readthedocs.io/en/latest/for_beginners/FAQ/#stop_train" text:style-name="Internet_20_link" text:visited-style-name="Visited_20_Internet_20_Link">当验证集的loss不再下降时，如何中断训练？</text:a> 可以定义<text:span text:style-name="Source_20_Text">EarlyStopping</text:span>来提前终止训练</text:p>
        </text:list-item>
      </text:list>
      <text:p text:style-name="Preformatted_20_Text"><text:span text:style-name="Source_20_Text">from keras.callbacks import EarlyStopping</text:span></text:p>
      <text:p text:style-name="Preformatted_20_Text"><text:span text:style-name="Source_20_Text">early_stopping = EarlyStopping(monitor='val_loss', patience=2)</text:span></text:p>
      <text:p text:style-name="P4"><text:span text:style-name="Source_20_Text">model.fit(X, y, validation_split=0.2, callbacks=[early_stopping])</text:span></text:p>
      <text:p text:style-name="Text_20_body">请参考<text:a xlink:type="simple" xlink:href="https://keras-cn.readthedocs.io/en/latest/other/callbacks" text:style-name="Internet_20_link" text:visited-style-name="Visited_20_Internet_20_Link">回调函数</text:a></text:p>
      <text:list xml:id="list91328368650558" text:continue-numbering="true" text:style-name="L12">
        <text:list-item>
          <text:p text:style-name="P39"/>
        </text:list-item>
        <text:list-item>
          <text:p text:style-name="P39"><text:a xlink:type="simple" xlink:href="https://keras-cn.readthedocs.io/en/latest/for_beginners/FAQ/#validation_spilt" text:style-name="Internet_20_link" text:visited-style-name="Visited_20_Internet_20_Link">验证集是如何从训练集中分割出来的？</text:a> 如果在<text:span text:style-name="Source_20_Text">model.fit</text:span>中设置<text:span text:style-name="Source_20_Text">validation_spilt</text:span>的值，则可将数据分为训练集和验证集，例如，设置该值为0.1，则训练集的最后10%数据将作为验证集，设置其他数字同理。注意，原数据在进行验证集分割前并没有被shuffle，所以这里的验证集严格的就是你输入数据最末的x%。</text:p>
        </text:list-item>
        <text:list-item>
          <text:p text:style-name="P39"><text:a xlink:type="simple" xlink:href="https://keras-cn.readthedocs.io/en/latest/for_beginners/FAQ/#shuffle" text:style-name="Internet_20_link" text:visited-style-name="Visited_20_Internet_20_Link">训练数据在训练时会被随机洗乱吗？</text:a> 是的，如果<text:span text:style-name="Source_20_Text">model.fit</text:span>的<text:span text:style-name="Source_20_Text">shuffle</text:span>参数为真，训练的数据就会被随机洗乱。不设置时默认为真。训练数据会在每个epoch的训练中都重新洗乱一次。</text:p>
        </text:list-item>
      </text:list>
      <text:p text:style-name="Text_20_body">验证集的数据不会被洗乱</text:p>
      <text:p text:style-name="Horizontal_20_Line"/>
      <text:list xml:id="list91328612379892" text:continue-numbering="true" text:style-name="L12">
        <text:list-item>
          <text:p text:style-name="P39"/>
        </text:list-item>
        <text:list-item>
          <text:p text:style-name="P39"><text:a xlink:type="simple" xlink:href="https://keras-cn.readthedocs.io/en/latest/for_beginners/FAQ/#history" text:style-name="Internet_20_link" text:visited-style-name="Visited_20_Internet_20_Link">如何在每个epoch后记录训练/测试的loss和正确率？</text:a> <text:span text:style-name="Source_20_Text">model.fit</text:span>在运行结束后返回一个<text:span text:style-name="Source_20_Text">History</text:span>对象，其中含有的<text:span text:style-name="Source_20_Text">history</text:span>属性包含了训练过程中损失函数的值以及其他度量指标。</text:p>
        </text:list-item>
      </text:list>
      <text:p text:style-name="Preformatted_20_Text"><text:span text:style-name="Source_20_Text">hist = model.fit(X, y, validation_split=0.2)</text:span></text:p>
      <text:p text:style-name="P4"><text:span text:style-name="Source_20_Text">print(hist.history)</text:span></text:p>
      <text:list xml:id="list91329168046096" text:continue-numbering="true" text:style-name="L12">
        <text:list-item>
          <text:p text:style-name="P39"><text:a xlink:type="simple" xlink:href="https://keras-cn.readthedocs.io/en/latest/for_beginners/FAQ/#stateful_RNN" text:style-name="Internet_20_link" text:visited-style-name="Visited_20_Internet_20_Link">如何使用状态RNN（stateful RNN）？</text:a> 一个RNN是状态RNN，意味着训练时每个batch的状态都会被重用于初始化下一个batch的初始状态。</text:p>
        </text:list-item>
      </text:list>
      <text:p text:style-name="Text_20_body">当使用状态RNN时，有如下假设</text:p>
      <text:list xml:id="list2434728680" text:style-name="L14">
        <text:list-item>
          <text:p text:style-name="P23">所有的batch都具有相同数目的样本</text:p>
        </text:list-item>
        <text:list-item>
          <text:p text:style-name="P23">如果<text:span text:style-name="Source_20_Text">X1</text:span>和<text:span text:style-name="Source_20_Text">X2</text:span>是两个相邻的batch，那么对于任何<text:span text:style-name="Source_20_Text">i</text:span>，<text:span text:style-name="Source_20_Text">X2[i]</text:span>都是<text:span text:style-name="Source_20_Text">X1[i]</text:span>的后续序列</text:p>
        </text:list-item>
      </text:list>
      <text:p text:style-name="Text_20_body">要使用状态RNN，我们需要</text:p>
      <text:list xml:id="list3582828126" text:style-name="L15">
        <text:list-item>
          <text:p text:style-name="P24">显式的指定每个batch的大小。可以通过模型的首层参数<text:span text:style-name="Source_20_Text">batch_input_shape</text:span>来完成。<text:span text:style-name="Source_20_Text">batch_input_shape</text:span>是一个整数tuple，例如(32,10,16)代表一个具有10个时间步，每步向量长为16，每32个样本构成一个batch的输入数据格式。</text:p>
        </text:list-item>
        <text:list-item>
          <text:p text:style-name="P24">在RNN层中，设置<text:span text:style-name="Source_20_Text">stateful=True</text:span></text:p>
        </text:list-item>
      </text:list>
      <text:p text:style-name="Text_20_body">要重置网络的状态，使用：</text:p>
      <text:list xml:id="list1344988803" text:style-name="L16">
        <text:list-item>
          <text:p text:style-name="P25"><text:span text:style-name="Source_20_Text">model.reset_states()</text:span>来重置网络中所有层的状态</text:p>
        </text:list-item>
        <text:list-item>
          <text:p text:style-name="P25"><text:span text:style-name="Source_20_Text">layer.reset_states()</text:span>来重置指定层的状态</text:p>
        </text:list-item>
      </text:list>
      <text:p text:style-name="Text_20_body">例子：</text:p>
      <text:p text:style-name="Preformatted_20_Text"><text:span text:style-name="Source_20_Text">X <text:s/># this is our input data, of shape (32, 21, 16)</text:span></text:p>
      <text:p text:style-name="Preformatted_20_Text"><text:span text:style-name="Source_20_Text"># we will feed it to our model in sequences of length 10</text:span></text:p>
      <text:p text:style-name="Preformatted_20_Text"/>
      <text:p text:style-name="Preformatted_20_Text"><text:span text:style-name="Source_20_Text">model = Sequential()</text:span></text:p>
      <text:p text:style-name="Preformatted_20_Text"><text:span text:style-name="Source_20_Text">model.add(LSTM(32, input_shape=(10, 16), batch_size=32, stateful=True))</text:span></text:p>
      <text:p text:style-name="Preformatted_20_Text"><text:soft-page-break/><text:span text:style-name="Source_20_Text">model.add(Dense(16, activation='softmax'))</text:span></text:p>
      <text:p text:style-name="Preformatted_20_Text"/>
      <text:p text:style-name="Preformatted_20_Text"><text:span text:style-name="Source_20_Text">model.compile(optimizer='rmsprop', loss='categorical_crossentropy')</text:span></text:p>
      <text:p text:style-name="Preformatted_20_Text"/>
      <text:p text:style-name="Preformatted_20_Text"><text:span text:style-name="Source_20_Text"># we train the network to predict the 11th timestep given the first 10:</text:span></text:p>
      <text:p text:style-name="Preformatted_20_Text"><text:span text:style-name="Source_20_Text">model.train_on_batch(X[:, :10, :], np.reshape(X[:, 10, :], (32, 16)))</text:span></text:p>
      <text:p text:style-name="Preformatted_20_Text"/>
      <text:p text:style-name="Preformatted_20_Text"><text:span text:style-name="Source_20_Text"># the state of the network has changed. We can feed the follow-up sequences:</text:span></text:p>
      <text:p text:style-name="Preformatted_20_Text"><text:span text:style-name="Source_20_Text">model.train_on_batch(X[:, 10:20, :], np.reshape(X[:, 20, :], (32, 16)))</text:span></text:p>
      <text:p text:style-name="Preformatted_20_Text"/>
      <text:p text:style-name="Preformatted_20_Text"><text:span text:style-name="Source_20_Text"># let's reset the states of the LSTM layer:</text:span></text:p>
      <text:p text:style-name="Preformatted_20_Text"><text:span text:style-name="Source_20_Text">model.reset_states()</text:span></text:p>
      <text:p text:style-name="Preformatted_20_Text"/>
      <text:p text:style-name="Preformatted_20_Text"><text:span text:style-name="Source_20_Text"># another way to do it in this case:</text:span></text:p>
      <text:p text:style-name="P4"><text:span text:style-name="Source_20_Text">model.layers[0].reset_states()</text:span></text:p>
      <text:p text:style-name="Text_20_body">注意，<text:span text:style-name="Source_20_Text">predict</text:span>，<text:span text:style-name="Source_20_Text">fit</text:span>，<text:span text:style-name="Source_20_Text">train_on_batch</text:span> ，<text:span text:style-name="Source_20_Text">predict_classes</text:span>等方法都会更新模型中状态层的状态。这使得你不但可以进行状态网络的训练，也可以进行状态网络的预测。</text:p>
      <text:list xml:id="list91329852004181" text:continue-list="list91329168046096" text:style-name="L12">
        <text:list-item>
          <text:p text:style-name="P39"><text:a xlink:type="simple" xlink:href="https://keras-cn.readthedocs.io/en/latest/for_beginners/FAQ/#freeze" text:style-name="Internet_20_link" text:visited-style-name="Visited_20_Internet_20_Link">如何“冻结”网络的层？</text:a> “冻结”一个层指的是该层将不参加网络训练，即该层的权重永不会更新。在进行fine-tune时我们经常会需要这项操作。 在使用固定的embedding层处理文本输入时，也需要这个技术。</text:p>
        </text:list-item>
      </text:list>
      <text:p text:style-name="Text_20_body">可以通过向层的构造函数传递<text:span text:style-name="Source_20_Text">trainable</text:span>参数来指定一个层是不是可训练的，如：</text:p>
      <text:p text:style-name="P4"><text:span text:style-name="Source_20_Text">frozen_layer = Dense(32,trainable=False)</text:span></text:p>
      <text:p text:style-name="Text_20_body">此外，也可以通过将层对象的<text:span text:style-name="Source_20_Text">trainable</text:span>属性设为<text:span text:style-name="Source_20_Text">True</text:span>或<text:span text:style-name="Source_20_Text">False</text:span>来为已经搭建好的模型设置要冻结的层。 在设置完后，需要运行<text:span text:style-name="Source_20_Text">compile</text:span>来使设置生效，例如：</text:p>
      <text:p text:style-name="Preformatted_20_Text"><text:span text:style-name="Source_20_Text">x = Input(shape=(32,))</text:span></text:p>
      <text:p text:style-name="Preformatted_20_Text"><text:span text:style-name="Source_20_Text">layer = Dense(32)</text:span></text:p>
      <text:p text:style-name="Preformatted_20_Text"><text:span text:style-name="Source_20_Text">layer.trainable = False</text:span></text:p>
      <text:p text:style-name="Preformatted_20_Text"><text:span text:style-name="Source_20_Text">y = layer(x)</text:span></text:p>
      <text:p text:style-name="Preformatted_20_Text"/>
      <text:p text:style-name="Preformatted_20_Text"><text:span text:style-name="Source_20_Text">frozen_model = Model(x, y)</text:span></text:p>
      <text:p text:style-name="Preformatted_20_Text"><text:span text:style-name="Source_20_Text"># in the model below, the weights of `layer` will not be updated during training</text:span></text:p>
      <text:p text:style-name="Preformatted_20_Text"><text:span text:style-name="Source_20_Text">frozen_model.compile(optimizer='rmsprop', loss='mse')</text:span></text:p>
      <text:p text:style-name="Preformatted_20_Text"/>
      <text:p text:style-name="Preformatted_20_Text"><text:span text:style-name="Source_20_Text">layer.trainable = True</text:span></text:p>
      <text:p text:style-name="Preformatted_20_Text"><text:span text:style-name="Source_20_Text">trainable_model = Model(x, y)</text:span></text:p>
      <text:p text:style-name="Preformatted_20_Text"><text:span text:style-name="Source_20_Text"># with this model the weights of the layer will be updated during training</text:span></text:p>
      <text:p text:style-name="Preformatted_20_Text"><text:span text:style-name="Source_20_Text"># (which will also affect the above model since it uses the same layer instance)</text:span></text:p>
      <text:p text:style-name="Preformatted_20_Text"><text:span text:style-name="Source_20_Text">trainable_model.compile(optimizer='rmsprop', loss='mse')</text:span></text:p>
      <text:p text:style-name="Preformatted_20_Text"/>
      <text:p text:style-name="Preformatted_20_Text"><text:span text:style-name="Source_20_Text">frozen_model.fit(data, labels) <text:s/># this does NOT update the weights of `layer`</text:span></text:p>
      <text:p text:style-name="P4"><text:span text:style-name="Source_20_Text">trainable_model.fit(data, labels) <text:s/># this updates the weights of `layer`</text:span></text:p>
      <text:p text:style-name="Horizontal_20_Line"/>
      <text:list xml:id="list91328078781660" text:continue-numbering="true" text:style-name="L12">
        <text:list-item>
          <text:p text:style-name="P39"><text:a xlink:type="simple" xlink:href="https://keras-cn.readthedocs.io/en/latest/for_beginners/FAQ/#pop" text:style-name="Internet_20_link" text:visited-style-name="Visited_20_Internet_20_Link">如何从Sequential模型中去除一个层？</text:a> 可以通过调用<text:span text:style-name="Source_20_Text">.pop()</text:span>来去除模型的最后一个层，反复调用n次即可去除模型后面的n个层</text:p>
        </text:list-item>
      </text:list>
      <text:p text:style-name="Preformatted_20_Text"><text:span text:style-name="Source_20_Text">model = Sequential()</text:span></text:p>
      <text:p text:style-name="Preformatted_20_Text"><text:span text:style-name="Source_20_Text">model.add(Dense(32, activation='relu', input_dim=784))</text:span></text:p>
      <text:p text:style-name="Preformatted_20_Text"><text:span text:style-name="Source_20_Text">model.add(Dense(32, activation='relu'))</text:span></text:p>
      <text:p text:style-name="Preformatted_20_Text"/>
      <text:p text:style-name="Preformatted_20_Text"><text:span text:style-name="Source_20_Text">print(len(model.layers)) <text:s/># "2"</text:span></text:p>
      <text:p text:style-name="Preformatted_20_Text"/>
      <text:p text:style-name="Preformatted_20_Text"><text:span text:style-name="Source_20_Text">model.pop()</text:span></text:p>
      <text:p text:style-name="P4"><text:soft-page-break/><text:span text:style-name="Source_20_Text">print(len(model.layers)) <text:s/># "1"</text:span></text:p>
      <text:list xml:id="list91329775674550" text:continue-numbering="true" text:style-name="L12">
        <text:list-item>
          <text:p text:style-name="P39"><text:a xlink:type="simple" xlink:href="https://keras-cn.readthedocs.io/en/latest/for_beginners/FAQ/#pretrain" text:style-name="Internet_20_link" text:visited-style-name="Visited_20_Internet_20_Link">如何在Keras中使用预训练的模型</text:a> 我们提供了下面这些图像分类的模型代码及预训练权重：</text:p>
        </text:list-item>
        <text:list-item text:style-override="L17">
          <text:p text:style-name="P44">VGG16 </text:p>
        </text:list-item>
        <text:list-item text:style-override="L17">
          <text:p text:style-name="P44">VGG19 </text:p>
        </text:list-item>
        <text:list-item text:style-override="L17">
          <text:p text:style-name="P44">ResNet50 </text:p>
        </text:list-item>
        <text:list-item text:style-override="L17">
          <text:p text:style-name="P26">Inception v3 </text:p>
        </text:list-item>
      </text:list>
      <text:p text:style-name="Text_20_body">可通过<text:span text:style-name="Source_20_Text">keras.applications</text:span>载入这些模型：</text:p>
      <text:p text:style-name="Preformatted_20_Text"><text:span text:style-name="Source_20_Text">from keras.applications.vgg16 import VGG16</text:span></text:p>
      <text:p text:style-name="Preformatted_20_Text"><text:span text:style-name="Source_20_Text">from keras.applications.vgg19 import VGG19</text:span></text:p>
      <text:p text:style-name="Preformatted_20_Text"><text:span text:style-name="Source_20_Text">from keras.applications.resnet50 import ResNet50</text:span></text:p>
      <text:p text:style-name="Preformatted_20_Text"><text:span text:style-name="Source_20_Text">from keras.applications.inception_v3 import InceptionV3</text:span></text:p>
      <text:p text:style-name="Preformatted_20_Text"/>
      <text:p text:style-name="P4"><text:span text:style-name="Source_20_Text">model = VGG16(weights='imagenet', include_top=True)</text:span></text:p>
      <text:p text:style-name="Text_20_body">这些代码的使用示例请参考<text:span text:style-name="Source_20_Text">.Application</text:span>模型的<text:a xlink:type="simple" xlink:href="https://keras-cn.readthedocs.io/en/latest/other/application/" text:style-name="Internet_20_link" text:visited-style-name="Visited_20_Internet_20_Link">文档</text:a></text:p>
      <text:p text:style-name="Text_20_body">使用这些预训练模型进行特征抽取或fine-tune的例子可以参考<text:a xlink:type="simple" xlink:href="http://blog.keras.io/building-powerful-image-classification-models-using-very-little-data.html" text:style-name="Internet_20_link" text:visited-style-name="Visited_20_Internet_20_Link">此博客</text:a></text:p>
      <text:p text:style-name="Text_20_body">VGG模型也是很多Keras例子的基础模型，如：</text:p>
      <text:list xml:id="list33546684" text:style-name="L18">
        <text:list-item>
          <text:p text:style-name="P45"><text:a xlink:type="simple" xlink:href="https://github.com/fchollet/keras/blob/master/examples/neural_style_transfer.py" text:style-name="Internet_20_link" text:visited-style-name="Visited_20_Internet_20_Link"><text:span text:style-name="T4">Style-transfer</text:span></text:a> </text:p>
        </text:list-item>
        <text:list-item>
          <text:p text:style-name="P45"><text:a xlink:type="simple" xlink:href="https://github.com/fchollet/keras/blob/master/examples/conv_filter_visualization.py" text:style-name="Internet_20_link" text:visited-style-name="Visited_20_Internet_20_Link"><text:span text:style-name="T4">Feature visualization</text:span></text:a> </text:p>
        </text:list-item>
        <text:list-item>
          <text:p text:style-name="P27"><text:a xlink:type="simple" xlink:href="https://github.com/fchollet/keras/blob/master/examples/deep_dream.py" text:style-name="Internet_20_link" text:visited-style-name="Visited_20_Internet_20_Link"><text:span text:style-name="T4">Deep dream</text:span></text:a> </text:p>
        </text:list-item>
      </text:list>
      <text:list xml:id="list91328167003126" text:continue-list="list91329775674550" text:style-name="L12">
        <text:list-item>
          <text:p text:style-name="P39"><text:a xlink:type="simple" xlink:href="https://keras-cn.readthedocs.io/en/latest/for_beginners/FAQ/#hdf5" text:style-name="Internet_20_link" text:visited-style-name="Visited_20_Internet_20_Link">如何在Keras中使用HDF5输入？</text:a> 你可以使用keras.utils中的<text:span text:style-name="Source_20_Text">HDF5Matrix</text:span>类来读取HDF5输入，参考<text:a xlink:type="simple" xlink:href="https://keras-cn.readthedocs.io/en/latest/utils/" text:style-name="Internet_20_link" text:visited-style-name="Visited_20_Internet_20_Link">这里</text:a></text:p>
        </text:list-item>
      </text:list>
      <text:p text:style-name="Text_20_body">可以直接使用HDF5数据库，示例</text:p>
      <text:p text:style-name="Preformatted_20_Text"><text:span text:style-name="Source_20_Text">import h5py</text:span></text:p>
      <text:p text:style-name="Preformatted_20_Text"><text:span text:style-name="Source_20_Text">with h5py.File('input/file.hdf5', 'r') as f:</text:span></text:p>
      <text:p text:style-name="Preformatted_20_Text"><text:span text:style-name="Source_20_Text"><text:s text:c="4"/>X_data = f['X_data']</text:span></text:p>
      <text:p text:style-name="P4"><text:span text:style-name="Source_20_Text"><text:s text:c="4"/>model.predict(X_data)</text:span></text:p>
      <text:list xml:id="list91329876847574" text:continue-numbering="true" text:style-name="L12">
        <text:list-item>
          <text:p text:style-name="P39"><text:a xlink:type="simple" xlink:href="https://keras-cn.readthedocs.io/en/latest/for_beginners/FAQ/#where_config" text:style-name="Internet_20_link" text:visited-style-name="Visited_20_Internet_20_Link">Keras的配置文件存储在哪里？</text:a> </text:p>
        </text:list-item>
        <text:list-item>
          <text:p text:style-name="P21"><text:a xlink:type="simple" xlink:href="https://keras-cn.readthedocs.io/en/latest/for_beginners/FAQ/#reproduce" text:style-name="Internet_20_link" text:visited-style-name="Visited_20_Internet_20_Link">在使用Keras开发过程中，我如何获得可复现的结果？</text:a> 在开发模型中，有时取得可复现的结果是很有用的。例如，这可以帮助我们定位模型性能的改变是由模型本身引起的还是由于数据上的变化引起的。下面的代码展示了如何获得可复现的结果，该代码基于Python3的tensorflow后端</text:p>
        </text:list-item>
      </text:list>
      <text:p text:style-name="Preformatted_20_Text"><text:span text:style-name="Source_20_Text">import numpy as np</text:span></text:p>
      <text:p text:style-name="Preformatted_20_Text"><text:span text:style-name="Source_20_Text">import tensorflow as tf</text:span></text:p>
      <text:p text:style-name="Preformatted_20_Text"><text:span text:style-name="Source_20_Text">import random as rn</text:span></text:p>
      <text:p text:style-name="Preformatted_20_Text"/>
      <text:p text:style-name="Preformatted_20_Text"><text:span text:style-name="Source_20_Text"># The below is necessary in Python 3.2.3 onwards to</text:span></text:p>
      <text:p text:style-name="Preformatted_20_Text"><text:span text:style-name="Source_20_Text"># have reproducible behavior for certain hash-based operations.</text:span></text:p>
      <text:p text:style-name="Preformatted_20_Text"><text:span text:style-name="Source_20_Text"># See these references for further details:</text:span></text:p>
      <text:p text:style-name="Preformatted_20_Text"><text:span text:style-name="Source_20_Text"># https://docs.python.org/3.4/using/cmdline.html#envvar-PYTHONHASHSEED</text:span></text:p>
      <text:p text:style-name="Preformatted_20_Text"><text:span text:style-name="Source_20_Text"># https://github.com/fchollet/keras/issues/2280#issuecomment-306959926</text:span></text:p>
      <text:p text:style-name="Preformatted_20_Text"/>
      <text:p text:style-name="Preformatted_20_Text"><text:span text:style-name="Source_20_Text">import os</text:span></text:p>
      <text:p text:style-name="Preformatted_20_Text"><text:span text:style-name="Source_20_Text">os.environ['PYTHONHASHSEED'] = '0'</text:span></text:p>
      <text:p text:style-name="Preformatted_20_Text"/>
      <text:p text:style-name="Preformatted_20_Text"><text:span text:style-name="Source_20_Text"># The below is necessary for starting Numpy generated random numbers</text:span></text:p>
      <text:p text:style-name="Preformatted_20_Text"><text:span text:style-name="Source_20_Text"># in a well-defined initial state.</text:span></text:p>
      <text:p text:style-name="Preformatted_20_Text"><text:soft-page-break/></text:p>
      <text:p text:style-name="Preformatted_20_Text"><text:span text:style-name="Source_20_Text">np.random.seed(42)</text:span></text:p>
      <text:p text:style-name="Preformatted_20_Text"/>
      <text:p text:style-name="Preformatted_20_Text"><text:span text:style-name="Source_20_Text"># The below is necessary for starting core Python generated random numbers</text:span></text:p>
      <text:p text:style-name="Preformatted_20_Text"><text:span text:style-name="Source_20_Text"># in a well-defined state.</text:span></text:p>
      <text:p text:style-name="Preformatted_20_Text"/>
      <text:p text:style-name="Preformatted_20_Text"><text:span text:style-name="Source_20_Text">rn.seed(12345)</text:span></text:p>
      <text:p text:style-name="Preformatted_20_Text"/>
      <text:p text:style-name="Preformatted_20_Text"><text:span text:style-name="Source_20_Text"># Force TensorFlow to use single thread.</text:span></text:p>
      <text:p text:style-name="Preformatted_20_Text"><text:span text:style-name="Source_20_Text"># Multiple threads are a potential source of</text:span></text:p>
      <text:p text:style-name="Preformatted_20_Text"><text:span text:style-name="Source_20_Text"># non-reproducible results.</text:span></text:p>
      <text:p text:style-name="Preformatted_20_Text"><text:span text:style-name="Source_20_Text"># For further details, see: https://stackoverflow.com/questions/42022950/which-seeds-have-to-be-set-where-to-realize-100-reproducibility-of-training-res</text:span></text:p>
      <text:p text:style-name="Preformatted_20_Text"/>
      <text:p text:style-name="Preformatted_20_Text"><text:span text:style-name="Source_20_Text">session_conf = tf.ConfigProto(intra_op_parallelism_threads=1, inter_op_parallelism_threads=1)</text:span></text:p>
      <text:p text:style-name="Preformatted_20_Text"/>
      <text:p text:style-name="Preformatted_20_Text"><text:span text:style-name="Source_20_Text">from keras import backend as K</text:span></text:p>
      <text:p text:style-name="Preformatted_20_Text"/>
      <text:p text:style-name="Preformatted_20_Text"><text:span text:style-name="Source_20_Text"># The below tf.set_random_seed() will make random number generation</text:span></text:p>
      <text:p text:style-name="Preformatted_20_Text"><text:span text:style-name="Source_20_Text"># in the TensorFlow backend have a well-defined initial state.</text:span></text:p>
      <text:p text:style-name="Preformatted_20_Text"><text:span text:style-name="Source_20_Text"># For further details, see: https://www.tensorflow.org/api_docs/python/tf/set_random_seed</text:span></text:p>
      <text:p text:style-name="Preformatted_20_Text"/>
      <text:p text:style-name="Preformatted_20_Text"><text:span text:style-name="Source_20_Text">tf.set_random_seed(1234)</text:span></text:p>
      <text:p text:style-name="Preformatted_20_Text"/>
      <text:p text:style-name="Preformatted_20_Text"><text:span text:style-name="Source_20_Text">sess = tf.Session(graph=tf.get_default_graph(), config=session_conf)</text:span></text:p>
      <text:p text:style-name="Preformatted_20_Text"><text:span text:style-name="Source_20_Text">K.set_session(sess)</text:span></text:p>
      <text:p text:style-name="Preformatted_20_Text"/>
      <text:p text:style-name="P4"><text:span text:style-name="Source_20_Text"># Rest of code follows ...</text:span></text:p>
      <text:list xml:id="list91328874287518" text:continue-list="list91329876847574" text:style-name="L1">
        <text:list-item>
          <text:list>
            <text:list-item>
              <text:p text:style-name="P29"><text:a xlink:type="simple" xlink:href="https://keras-cn.readthedocs.io/en/latest/for_beginners/concepts/" text:style-name="Internet_20_link" text:visited-style-name="Visited_20_Internet_20_Link">一些基本概念</text:a> </text:p>
            </text:list-item>
            <text:list-item>
              <text:p text:style-name="P29"><text:a xlink:type="simple" xlink:href="https://keras-cn.readthedocs.io/en/latest/for_beginners/introduction/" text:style-name="Internet_20_link" text:visited-style-name="Visited_20_Internet_20_Link">一份简短的Keras介绍</text:a> <text:s/><text:span text:style-name="T5">Null</text:span></text:p>
            </text:list-item>
            <text:list-item>
              <text:p text:style-name="P29"><text:a xlink:type="simple" xlink:href="https://keras-cn.readthedocs.io/en/latest/for_beginners/keras_linux/" text:style-name="Internet_20_link" text:visited-style-name="Visited_20_Internet_20_Link">Keras linux</text:a> </text:p>
            </text:list-item>
            <text:list-item>
              <text:p text:style-name="P29"><text:a xlink:type="simple" xlink:href="https://keras-cn.readthedocs.io/en/latest/for_beginners/keras_windows/" text:style-name="Internet_20_link" text:visited-style-name="Visited_20_Internet_20_Link">Keras windows</text:a> </text:p>
            </text:list-item>
            <text:list-item>
              <text:p text:style-name="P29"><text:a xlink:type="simple" xlink:href="https://keras-cn.readthedocs.io/en/latest/for_beginners/trap/" text:style-name="Internet_20_link" text:visited-style-name="Visited_20_Internet_20_Link">Keras使用陷阱</text:a> </text:p>
            </text:list-item>
          </text:list>
        </text:list-item>
        <text:list-item>
          <text:p text:style-name="P29">Getting started </text:p>
          <text:list>
            <text:list-item>
              <text:p text:style-name="P29"><text:a xlink:type="simple" xlink:href="https://keras-cn.readthedocs.io/en/latest/getting_started/functional_API/" text:style-name="Internet_20_link" text:visited-style-name="Visited_20_Internet_20_Link">快速开始函数式（Functional）模型</text:a> </text:p>
            </text:list-item>
            <text:list-item>
              <text:p text:style-name="P29"><text:a xlink:type="simple" xlink:href="https://keras-cn.readthedocs.io/en/latest/getting_started/sequential_model/" text:style-name="Internet_20_link" text:visited-style-name="Visited_20_Internet_20_Link">Sequential model</text:a> </text:p>
            </text:list-item>
          </text:list>
        </text:list-item>
        <text:list-item>
          <text:p text:style-name="P29">Layers </text:p>
          <text:list>
            <text:list-item>
              <text:p text:style-name="P29"><text:a xlink:type="simple" xlink:href="https://keras-cn.readthedocs.io/en/latest/layers/about_layer/" text:style-name="Internet_20_link" text:visited-style-name="Visited_20_Internet_20_Link">关于Keras的“层”（Layer）</text:a> </text:p>
            </text:list-item>
            <text:list-item>
              <text:p text:style-name="P29"><text:a xlink:type="simple" xlink:href="https://keras-cn.readthedocs.io/en/latest/layers/advanced_activation_layer/" text:style-name="Internet_20_link" text:visited-style-name="Visited_20_Internet_20_Link">高级激活层Advanced Activation</text:a> </text:p>
            </text:list-item>
            <text:list-item>
              <text:p text:style-name="P29"><text:a xlink:type="simple" xlink:href="https://keras-cn.readthedocs.io/en/latest/layers/convolutional_layer/" text:style-name="Internet_20_link" text:visited-style-name="Visited_20_Internet_20_Link">卷积层</text:a> </text:p>
            </text:list-item>
            <text:list-item>
              <text:p text:style-name="P29"><text:a xlink:type="simple" xlink:href="https://keras-cn.readthedocs.io/en/latest/layers/core_layer/" text:style-name="Internet_20_link" text:visited-style-name="Visited_20_Internet_20_Link">常用层</text:a> </text:p>
            </text:list-item>
            <text:list-item>
              <text:p text:style-name="P29"><text:a xlink:type="simple" xlink:href="https://keras-cn.readthedocs.io/en/latest/layers/embedding_layer/" text:style-name="Internet_20_link" text:visited-style-name="Visited_20_Internet_20_Link">嵌入层 Embedding</text:a> </text:p>
            </text:list-item>
            <text:list-item>
              <text:p text:style-name="P29"><text:a xlink:type="simple" xlink:href="https://keras-cn.readthedocs.io/en/latest/layers/locally_connected_layer/" text:style-name="Internet_20_link" text:visited-style-name="Visited_20_Internet_20_Link">局部连接层LocallyConnceted</text:a> </text:p>
            </text:list-item>
            <text:list-item>
              <text:p text:style-name="P29"><text:a xlink:type="simple" xlink:href="https://keras-cn.readthedocs.io/en/latest/layers/merge/" text:style-name="Internet_20_link" text:visited-style-name="Visited_20_Internet_20_Link">Merge</text:a> </text:p>
            </text:list-item>
            <text:list-item>
              <text:p text:style-name="P29"><text:a xlink:type="simple" xlink:href="https://keras-cn.readthedocs.io/en/latest/layers/noise_layer/" text:style-name="Internet_20_link" text:visited-style-name="Visited_20_Internet_20_Link">噪声层Noise</text:a> </text:p>
            </text:list-item>
            <text:list-item>
              <text:p text:style-name="P29"><text:a xlink:type="simple" xlink:href="https://keras-cn.readthedocs.io/en/latest/layers/normalization_layer/" text:style-name="Internet_20_link" text:visited-style-name="Visited_20_Internet_20_Link">（批）规范化BatchNormalization</text:a> </text:p>
            </text:list-item>
            <text:list-item>
              <text:p text:style-name="P29"><text:a xlink:type="simple" xlink:href="https://keras-cn.readthedocs.io/en/latest/layers/pooling_layer/" text:style-name="Internet_20_link" text:visited-style-name="Visited_20_Internet_20_Link">池化层</text:a> </text:p>
            </text:list-item>
            <text:list-item>
              <text:p text:style-name="P29"><text:a xlink:type="simple" xlink:href="https://keras-cn.readthedocs.io/en/latest/layers/recurrent_layer/" text:style-name="Internet_20_link" text:visited-style-name="Visited_20_Internet_20_Link">循环层Recurrent</text:a> </text:p>
            </text:list-item>
            <text:list-item>
              <text:p text:style-name="P29"><text:a xlink:type="simple" xlink:href="https://keras-cn.readthedocs.io/en/latest/layers/wrapper/" text:style-name="Internet_20_link" text:visited-style-name="Visited_20_Internet_20_Link">包装器Wrapper</text:a> </text:p>
            </text:list-item>
            <text:list-item>
              <text:p text:style-name="P29"><text:soft-page-break/><text:a xlink:type="simple" xlink:href="https://keras-cn.readthedocs.io/en/latest/layers/writting_layer/" text:style-name="Internet_20_link" text:visited-style-name="Visited_20_Internet_20_Link">Writting layer</text:a> </text:p>
            </text:list-item>
          </text:list>
        </text:list-item>
        <text:list-item>
          <text:p text:style-name="P29">Legacy </text:p>
          <text:list>
            <text:list-item>
              <text:p text:style-name="P29"><text:a xlink:type="simple" xlink:href="https://keras-cn.readthedocs.io/en/latest/legacy/acknowledgement/" text:style-name="Internet_20_link" text:visited-style-name="Visited_20_Internet_20_Link">致谢</text:a> </text:p>
            </text:list-item>
            <text:list-item>
              <text:p text:style-name="P29"><text:a xlink:type="simple" xlink:href="https://keras-cn.readthedocs.io/en/latest/legacy/backend/" text:style-name="Internet_20_link" text:visited-style-name="Visited_20_Internet_20_Link">Keras后端</text:a> </text:p>
            </text:list-item>
            <text:list-item>
              <text:p text:style-name="P29"><text:a xlink:type="simple" xlink:href="https://keras-cn.readthedocs.io/en/latest/legacy/" text:style-name="Internet_20_link" text:visited-style-name="Visited_20_Internet_20_Link">Keras:基于Theano和TensorFlow的深度学习库</text:a> </text:p>
            </text:list-item>
            <text:list-item>
              <text:p text:style-name="P29"><text:a xlink:type="simple" xlink:href="https://keras-cn.readthedocs.io/en/latest/legacy/no_use/" text:style-name="Internet_20_link" text:visited-style-name="Visited_20_Internet_20_Link">No use</text:a> </text:p>
            </text:list-item>
            <text:list-item>
              <text:p text:style-name="P29"><text:a xlink:type="simple" xlink:href="https://keras-cn.readthedocs.io/en/latest/legacy/scikit-learn_API/" text:style-name="Internet_20_link" text:visited-style-name="Visited_20_Internet_20_Link">Scikit-Learn接口包装器</text:a> </text:p>
            </text:list-item>
            <text:list-item>
              <text:p text:style-name="P29">Blog </text:p>
              <text:list>
                <text:list-item>
                  <text:p text:style-name="P29"><text:a xlink:type="simple" xlink:href="https://keras-cn.readthedocs.io/en/latest/legacy/blog/autoencoder/" text:style-name="Internet_20_link" text:visited-style-name="Visited_20_Internet_20_Link">自动编码器：各种各样的自动编码器</text:a> </text:p>
                </text:list-item>
                <text:list-item>
                  <text:p text:style-name="P29"><text:a xlink:type="simple" xlink:href="https://keras-cn.readthedocs.io/en/latest/legacy/blog/cnn_see_world/" text:style-name="Internet_20_link" text:visited-style-name="Visited_20_Internet_20_Link">CNN眼中的世界：利用Keras解释CNN的滤波器</text:a> </text:p>
                </text:list-item>
                <text:list-item>
                  <text:p text:style-name="P29"><text:a xlink:type="simple" xlink:href="https://keras-cn.readthedocs.io/en/latest/legacy/blog/image_classification_using_very_little_data/" text:style-name="Internet_20_link" text:visited-style-name="Visited_20_Internet_20_Link">面向小数据集构建图像分类模型</text:a> </text:p>
                </text:list-item>
                <text:list-item>
                  <text:p text:style-name="P29"><text:a xlink:type="simple" xlink:href="https://keras-cn.readthedocs.io/en/latest/legacy/blog/keras_and_tensorflow/" text:style-name="Internet_20_link" text:visited-style-name="Visited_20_Internet_20_Link">将Keras作为tensorflow的精简接口</text:a> </text:p>
                </text:list-item>
                <text:list-item>
                  <text:p text:style-name="P29"><text:a xlink:type="simple" xlink:href="https://keras-cn.readthedocs.io/en/latest/legacy/blog/word_embedding/" text:style-name="Internet_20_link" text:visited-style-name="Visited_20_Internet_20_Link">在Keras模型中使用预训练的词向量</text:a> </text:p>
                </text:list-item>
              </text:list>
            </text:list-item>
            <text:list-item>
              <text:p text:style-name="P29">Getting started </text:p>
              <text:list>
                <text:list-item>
                  <text:p text:style-name="P29"><text:a xlink:type="simple" xlink:href="https://keras-cn.readthedocs.io/en/latest/legacy/getting_started/FAQ/" text:style-name="Internet_20_link" text:visited-style-name="Visited_20_Internet_20_Link">Keras FAQ：常见问题</text:a> </text:p>
                </text:list-item>
                <text:list-item>
                  <text:p text:style-name="P29"><text:a xlink:type="simple" xlink:href="https://keras-cn.readthedocs.io/en/latest/legacy/getting_started/concepts/" text:style-name="Internet_20_link" text:visited-style-name="Visited_20_Internet_20_Link">一些基本概念</text:a> </text:p>
                </text:list-item>
                <text:list-item>
                  <text:p text:style-name="P29"><text:a xlink:type="simple" xlink:href="https://keras-cn.readthedocs.io/en/latest/legacy/getting_started/examples/" text:style-name="Internet_20_link" text:visited-style-name="Visited_20_Internet_20_Link">Keras 示例程序</text:a> </text:p>
                </text:list-item>
                <text:list-item>
                  <text:p text:style-name="P29"><text:a xlink:type="simple" xlink:href="https://keras-cn.readthedocs.io/en/latest/legacy/getting_started/functional_API/" text:style-name="Internet_20_link" text:visited-style-name="Visited_20_Internet_20_Link">快速开始泛型模型</text:a> </text:p>
                </text:list-item>
                <text:list-item>
                  <text:p text:style-name="P29"><text:a xlink:type="simple" xlink:href="https://keras-cn.readthedocs.io/en/latest/legacy/getting_started/keras_linux/" text:style-name="Internet_20_link" text:visited-style-name="Visited_20_Internet_20_Link">声明</text:a> </text:p>
                </text:list-item>
                <text:list-item>
                  <text:p text:style-name="P29"><text:a xlink:type="simple" xlink:href="https://keras-cn.readthedocs.io/en/latest/legacy/getting_started/keras_windows/" text:style-name="Internet_20_link" text:visited-style-name="Visited_20_Internet_20_Link">声明</text:a> </text:p>
                </text:list-item>
                <text:list-item>
                  <text:p text:style-name="P29"><text:a xlink:type="simple" xlink:href="https://keras-cn.readthedocs.io/en/latest/legacy/getting_started/sequential_model/" text:style-name="Internet_20_link" text:visited-style-name="Visited_20_Internet_20_Link">Sequential model</text:a> </text:p>
                </text:list-item>
                <text:list-item>
                  <text:p text:style-name="P29"><text:a xlink:type="simple" xlink:href="https://keras-cn.readthedocs.io/en/latest/legacy/getting_started/trap/" text:style-name="Internet_20_link" text:visited-style-name="Visited_20_Internet_20_Link">Keras使用陷阱</text:a> </text:p>
                </text:list-item>
              </text:list>
            </text:list-item>
            <text:list-item>
              <text:p text:style-name="P29">Layers </text:p>
              <text:list>
                <text:list-item>
                  <text:p text:style-name="P29"><text:a xlink:type="simple" xlink:href="https://keras-cn.readthedocs.io/en/latest/legacy/layers/about_layer/" text:style-name="Internet_20_link" text:visited-style-name="Visited_20_Internet_20_Link">关于Keras的“层”（Layer）</text:a> </text:p>
                </text:list-item>
                <text:list-item>
                  <text:p text:style-name="P29"><text:a xlink:type="simple" xlink:href="https://keras-cn.readthedocs.io/en/latest/legacy/layers/advanced_activation_layer/" text:style-name="Internet_20_link" text:visited-style-name="Visited_20_Internet_20_Link">高级激活层Advanced Activation</text:a> </text:p>
                </text:list-item>
                <text:list-item>
                  <text:p text:style-name="P29"><text:a xlink:type="simple" xlink:href="https://keras-cn.readthedocs.io/en/latest/legacy/layers/convolutional_layer/" text:style-name="Internet_20_link" text:visited-style-name="Visited_20_Internet_20_Link">卷积层</text:a> </text:p>
                </text:list-item>
                <text:list-item>
                  <text:p text:style-name="P29"><text:a xlink:type="simple" xlink:href="https://keras-cn.readthedocs.io/en/latest/legacy/layers/core_layer/" text:style-name="Internet_20_link" text:visited-style-name="Visited_20_Internet_20_Link">常用层</text:a> </text:p>
                </text:list-item>
                <text:list-item>
                  <text:p text:style-name="P29"><text:a xlink:type="simple" xlink:href="https://keras-cn.readthedocs.io/en/latest/legacy/layers/embedding_layer/" text:style-name="Internet_20_link" text:visited-style-name="Visited_20_Internet_20_Link">嵌入层 Embedding</text:a> </text:p>
                </text:list-item>
                <text:list-item>
                  <text:p text:style-name="P29"><text:a xlink:type="simple" xlink:href="https://keras-cn.readthedocs.io/en/latest/legacy/layers/locally_connected_layer/" text:style-name="Internet_20_link" text:visited-style-name="Visited_20_Internet_20_Link">局部连接层LocallyConnceted</text:a> </text:p>
                </text:list-item>
                <text:list-item>
                  <text:p text:style-name="P29"><text:a xlink:type="simple" xlink:href="https://keras-cn.readthedocs.io/en/latest/legacy/layers/noise_layer/" text:style-name="Internet_20_link" text:visited-style-name="Visited_20_Internet_20_Link">噪声层Noise</text:a> </text:p>
                </text:list-item>
                <text:list-item>
                  <text:p text:style-name="P29"><text:a xlink:type="simple" xlink:href="https://keras-cn.readthedocs.io/en/latest/legacy/layers/normalization_layer/" text:style-name="Internet_20_link" text:visited-style-name="Visited_20_Internet_20_Link">（批）规范化BatchNormalization</text:a> </text:p>
                </text:list-item>
                <text:list-item>
                  <text:p text:style-name="P29"><text:a xlink:type="simple" xlink:href="https://keras-cn.readthedocs.io/en/latest/legacy/layers/pooling_layer/" text:style-name="Internet_20_link" text:visited-style-name="Visited_20_Internet_20_Link">池化层</text:a> </text:p>
                </text:list-item>
                <text:list-item>
                  <text:p text:style-name="P29"><text:a xlink:type="simple" xlink:href="https://keras-cn.readthedocs.io/en/latest/legacy/layers/recurrent_layer/" text:style-name="Internet_20_link" text:visited-style-name="Visited_20_Internet_20_Link">递归层Recurrent</text:a> </text:p>
                </text:list-item>
                <text:list-item>
                  <text:p text:style-name="P29"><text:a xlink:type="simple" xlink:href="https://keras-cn.readthedocs.io/en/latest/legacy/layers/wrapper/" text:style-name="Internet_20_link" text:visited-style-name="Visited_20_Internet_20_Link">包装器Wrapper</text:a> </text:p>
                </text:list-item>
                <text:list-item>
                  <text:p text:style-name="P29"><text:a xlink:type="simple" xlink:href="https://keras-cn.readthedocs.io/en/latest/legacy/layers/writting_layer/" text:style-name="Internet_20_link" text:visited-style-name="Visited_20_Internet_20_Link">Writting layer</text:a> </text:p>
                </text:list-item>
              </text:list>
            </text:list-item>
            <text:list-item>
              <text:p text:style-name="P29">Models </text:p>
              <text:list>
                <text:list-item>
                  <text:p text:style-name="P29"><text:a xlink:type="simple" xlink:href="https://keras-cn.readthedocs.io/en/latest/legacy/models/about_model/" text:style-name="Internet_20_link" text:visited-style-name="Visited_20_Internet_20_Link">关于Keras模型</text:a> </text:p>
                </text:list-item>
                <text:list-item>
                  <text:p text:style-name="P29"><text:a xlink:type="simple" xlink:href="https://keras-cn.readthedocs.io/en/latest/legacy/models/model/" text:style-name="Internet_20_link" text:visited-style-name="Visited_20_Internet_20_Link">泛型模型接口</text:a> </text:p>
                </text:list-item>
                <text:list-item>
                  <text:p text:style-name="P29"><text:a xlink:type="simple" xlink:href="https://keras-cn.readthedocs.io/en/latest/legacy/models/sequential/" text:style-name="Internet_20_link" text:visited-style-name="Visited_20_Internet_20_Link">Sequential模型接口</text:a> </text:p>
                </text:list-item>
              </text:list>
            </text:list-item>
            <text:list-item>
              <text:p text:style-name="P29">Other </text:p>
              <text:list>
                <text:list-item>
                  <text:p text:style-name="P29"><text:a xlink:type="simple" xlink:href="https://keras-cn.readthedocs.io/en/latest/legacy/other/activations/" text:style-name="Internet_20_link" text:visited-style-name="Visited_20_Internet_20_Link">激活函数Activations</text:a> </text:p>
                </text:list-item>
                <text:list-item>
                  <text:p text:style-name="P29"><text:a xlink:type="simple" xlink:href="https://keras-cn.readthedocs.io/en/latest/legacy/other/application/" text:style-name="Internet_20_link" text:visited-style-name="Visited_20_Internet_20_Link">Application应用</text:a> </text:p>
                </text:list-item>
                <text:list-item>
                  <text:p text:style-name="P29"><text:soft-page-break/><text:a xlink:type="simple" xlink:href="https://keras-cn.readthedocs.io/en/latest/legacy/other/callbacks/" text:style-name="Internet_20_link" text:visited-style-name="Visited_20_Internet_20_Link">回调函数Callbacks</text:a> </text:p>
                </text:list-item>
                <text:list-item>
                  <text:p text:style-name="P29"><text:a xlink:type="simple" xlink:href="https://keras-cn.readthedocs.io/en/latest/legacy/other/constraints/" text:style-name="Internet_20_link" text:visited-style-name="Visited_20_Internet_20_Link">约束项</text:a> </text:p>
                </text:list-item>
                <text:list-item>
                  <text:p text:style-name="P29"><text:a xlink:type="simple" xlink:href="https://keras-cn.readthedocs.io/en/latest/legacy/other/datasets/" text:style-name="Internet_20_link" text:visited-style-name="Visited_20_Internet_20_Link">常用数据库</text:a> </text:p>
                </text:list-item>
                <text:list-item>
                  <text:p text:style-name="P29"><text:a xlink:type="simple" xlink:href="https://keras-cn.readthedocs.io/en/latest/legacy/other/initializations/" text:style-name="Internet_20_link" text:visited-style-name="Visited_20_Internet_20_Link">初始化方法</text:a> </text:p>
                </text:list-item>
                <text:list-item>
                  <text:p text:style-name="P29"><text:a xlink:type="simple" xlink:href="https://keras-cn.readthedocs.io/en/latest/legacy/other/metrics/" text:style-name="Internet_20_link" text:visited-style-name="Visited_20_Internet_20_Link">性能评估</text:a> </text:p>
                </text:list-item>
                <text:list-item>
                  <text:p text:style-name="P29"><text:a xlink:type="simple" xlink:href="https://keras-cn.readthedocs.io/en/latest/legacy/other/objectives/" text:style-name="Internet_20_link" text:visited-style-name="Visited_20_Internet_20_Link">目标函数objectives</text:a> </text:p>
                </text:list-item>
                <text:list-item>
                  <text:p text:style-name="P29"><text:a xlink:type="simple" xlink:href="https://keras-cn.readthedocs.io/en/latest/legacy/other/optimizers/" text:style-name="Internet_20_link" text:visited-style-name="Visited_20_Internet_20_Link">优化器optimizers</text:a> </text:p>
                </text:list-item>
                <text:list-item>
                  <text:p text:style-name="P29"><text:a xlink:type="simple" xlink:href="https://keras-cn.readthedocs.io/en/latest/legacy/other/regularizers/" text:style-name="Internet_20_link" text:visited-style-name="Visited_20_Internet_20_Link">正则项</text:a> </text:p>
                </text:list-item>
                <text:list-item>
                  <text:p text:style-name="P29"><text:a xlink:type="simple" xlink:href="https://keras-cn.readthedocs.io/en/latest/legacy/other/visualization/" text:style-name="Internet_20_link" text:visited-style-name="Visited_20_Internet_20_Link">模型可视化</text:a> </text:p>
                </text:list-item>
              </text:list>
            </text:list-item>
            <text:list-item>
              <text:p text:style-name="P29">Preprocessing </text:p>
              <text:list>
                <text:list-item>
                  <text:p text:style-name="P29"><text:a xlink:type="simple" xlink:href="https://keras-cn.readthedocs.io/en/latest/legacy/preprocessing/image/" text:style-name="Internet_20_link" text:visited-style-name="Visited_20_Internet_20_Link">图片预处理</text:a> </text:p>
                </text:list-item>
                <text:list-item>
                  <text:p text:style-name="P29"><text:a xlink:type="simple" xlink:href="https://keras-cn.readthedocs.io/en/latest/legacy/preprocessing/sequence/" text:style-name="Internet_20_link" text:visited-style-name="Visited_20_Internet_20_Link">序列预处理</text:a> </text:p>
                </text:list-item>
                <text:list-item>
                  <text:p text:style-name="P29"><text:a xlink:type="simple" xlink:href="https://keras-cn.readthedocs.io/en/latest/legacy/preprocessing/text/" text:style-name="Internet_20_link" text:visited-style-name="Visited_20_Internet_20_Link">文本预处理</text:a> </text:p>
                </text:list-item>
              </text:list>
            </text:list-item>
            <text:list-item>
              <text:p text:style-name="P29">Utils </text:p>
              <text:list>
                <text:list-item>
                  <text:p text:style-name="P29"><text:a xlink:type="simple" xlink:href="https://keras-cn.readthedocs.io/en/latest/legacy/utils/data_utils/" text:style-name="Internet_20_link" text:visited-style-name="Visited_20_Internet_20_Link">数据工具</text:a> </text:p>
                </text:list-item>
                <text:list-item>
                  <text:p text:style-name="P29"><text:a xlink:type="simple" xlink:href="https://keras-cn.readthedocs.io/en/latest/legacy/utils/io_utils/" text:style-name="Internet_20_link" text:visited-style-name="Visited_20_Internet_20_Link">I/O工具</text:a> </text:p>
                </text:list-item>
                <text:list-item>
                  <text:p text:style-name="P29"><text:a xlink:type="simple" xlink:href="https://keras-cn.readthedocs.io/en/latest/legacy/utils/layer_utils/" text:style-name="Internet_20_link" text:visited-style-name="Visited_20_Internet_20_Link">Keras层工具</text:a> </text:p>
                </text:list-item>
                <text:list-item>
                  <text:p text:style-name="P29"><text:a xlink:type="simple" xlink:href="https://keras-cn.readthedocs.io/en/latest/legacy/utils/np_utils/" text:style-name="Internet_20_link" text:visited-style-name="Visited_20_Internet_20_Link">numpy工具</text:a> </text:p>
                </text:list-item>
              </text:list>
            </text:list-item>
          </text:list>
        </text:list-item>
        <text:list-item>
          <text:p text:style-name="P29">Models </text:p>
          <text:list>
            <text:list-item>
              <text:p text:style-name="P29"><text:a xlink:type="simple" xlink:href="https://keras-cn.readthedocs.io/en/latest/models/about_model/" text:style-name="Internet_20_link" text:visited-style-name="Visited_20_Internet_20_Link">关于Keras模型</text:a> </text:p>
            </text:list-item>
            <text:list-item>
              <text:p text:style-name="P29"><text:a xlink:type="simple" xlink:href="https://keras-cn.readthedocs.io/en/latest/models/model/" text:style-name="Internet_20_link" text:visited-style-name="Visited_20_Internet_20_Link">函数式模型接口</text:a> </text:p>
            </text:list-item>
            <text:list-item>
              <text:p text:style-name="P29"><text:a xlink:type="simple" xlink:href="https://keras-cn.readthedocs.io/en/latest/models/sequential/" text:style-name="Internet_20_link" text:visited-style-name="Visited_20_Internet_20_Link">Sequential模型接口</text:a> </text:p>
            </text:list-item>
          </text:list>
        </text:list-item>
        <text:list-item>
          <text:p text:style-name="P29">Other </text:p>
          <text:list>
            <text:list-item>
              <text:p text:style-name="P29"><text:a xlink:type="simple" xlink:href="https://keras-cn.readthedocs.io/en/latest/other/activations/" text:style-name="Internet_20_link" text:visited-style-name="Visited_20_Internet_20_Link">激活函数Activations</text:a> </text:p>
            </text:list-item>
            <text:list-item>
              <text:p text:style-name="P29"><text:a xlink:type="simple" xlink:href="https://keras-cn.readthedocs.io/en/latest/other/application/" text:style-name="Internet_20_link" text:visited-style-name="Visited_20_Internet_20_Link">Application应用</text:a> </text:p>
            </text:list-item>
            <text:list-item>
              <text:p text:style-name="P29"><text:a xlink:type="simple" xlink:href="https://keras-cn.readthedocs.io/en/latest/other/callbacks/" text:style-name="Internet_20_link" text:visited-style-name="Visited_20_Internet_20_Link">回调函数Callbacks</text:a> </text:p>
            </text:list-item>
            <text:list-item>
              <text:p text:style-name="P29"><text:a xlink:type="simple" xlink:href="https://keras-cn.readthedocs.io/en/latest/other/constraints/" text:style-name="Internet_20_link" text:visited-style-name="Visited_20_Internet_20_Link">约束项</text:a> </text:p>
            </text:list-item>
            <text:list-item>
              <text:p text:style-name="P29"><text:a xlink:type="simple" xlink:href="https://keras-cn.readthedocs.io/en/latest/other/datasets/" text:style-name="Internet_20_link" text:visited-style-name="Visited_20_Internet_20_Link">常用数据库</text:a> </text:p>
            </text:list-item>
            <text:list-item>
              <text:p text:style-name="P29"><text:a xlink:type="simple" xlink:href="https://keras-cn.readthedocs.io/en/latest/other/initializations/" text:style-name="Internet_20_link" text:visited-style-name="Visited_20_Internet_20_Link">初始化方法</text:a> </text:p>
            </text:list-item>
            <text:list-item>
              <text:p text:style-name="P29"><text:a xlink:type="simple" xlink:href="https://keras-cn.readthedocs.io/en/latest/other/metrics/" text:style-name="Internet_20_link" text:visited-style-name="Visited_20_Internet_20_Link">性能评估</text:a> </text:p>
            </text:list-item>
            <text:list-item>
              <text:p text:style-name="P29"><text:a xlink:type="simple" xlink:href="https://keras-cn.readthedocs.io/en/latest/other/objectives/" text:style-name="Internet_20_link" text:visited-style-name="Visited_20_Internet_20_Link">目标函数objectives</text:a> </text:p>
            </text:list-item>
            <text:list-item>
              <text:p text:style-name="P29"><text:a xlink:type="simple" xlink:href="https://keras-cn.readthedocs.io/en/latest/other/optimizers/" text:style-name="Internet_20_link" text:visited-style-name="Visited_20_Internet_20_Link">优化器optimizers</text:a> </text:p>
            </text:list-item>
            <text:list-item>
              <text:p text:style-name="P29"><text:a xlink:type="simple" xlink:href="https://keras-cn.readthedocs.io/en/latest/other/regularizers/" text:style-name="Internet_20_link" text:visited-style-name="Visited_20_Internet_20_Link">正则项</text:a> </text:p>
            </text:list-item>
            <text:list-item>
              <text:p text:style-name="P29"><text:a xlink:type="simple" xlink:href="https://keras-cn.readthedocs.io/en/latest/other/visualization/" text:style-name="Internet_20_link" text:visited-style-name="Visited_20_Internet_20_Link">模型可视化</text:a> </text:p>
            </text:list-item>
          </text:list>
        </text:list-item>
        <text:list-item>
          <text:p text:style-name="P29">Preprocessing </text:p>
          <text:list>
            <text:list-item>
              <text:p text:style-name="P29"><text:a xlink:type="simple" xlink:href="https://keras-cn.readthedocs.io/en/latest/preprocessing/image/" text:style-name="Internet_20_link" text:visited-style-name="Visited_20_Internet_20_Link">图片预处理</text:a> </text:p>
            </text:list-item>
            <text:list-item>
              <text:p text:style-name="P29"><text:a xlink:type="simple" xlink:href="https://keras-cn.readthedocs.io/en/latest/preprocessing/sequence/" text:style-name="Internet_20_link" text:visited-style-name="Visited_20_Internet_20_Link">序列预处理</text:a> </text:p>
            </text:list-item>
            <text:list-item>
              <text:p text:style-name="P29"><text:a xlink:type="simple" xlink:href="https://keras-cn.readthedocs.io/en/latest/preprocessing/text/" text:style-name="Internet_20_link" text:visited-style-name="Visited_20_Internet_20_Link">文本预处理</text:a> </text:p>
              <text:list>
                <text:list-item>
                  <text:p text:style-name="P29"><text:a xlink:type="simple" xlink:href="https://keras-cn.readthedocs.io/en/latest/preprocessing/text/#_1" text:style-name="Internet_20_link" text:visited-style-name="Visited_20_Internet_20_Link">文本预处理</text:a> </text:p>
                  <text:list>
                    <text:list-item>
                      <text:p text:style-name="P29"><text:a xlink:type="simple" xlink:href="https://keras-cn.readthedocs.io/en/latest/preprocessing/text/#text_to_word_sequence" text:style-name="Internet_20_link" text:visited-style-name="Visited_20_Internet_20_Link">句子分割text_to_word_sequence</text:a> </text:p>
                    </text:list-item>
                    <text:list-item>
                      <text:p text:style-name="P29"><text:a xlink:type="simple" xlink:href="https://keras-cn.readthedocs.io/en/latest/preprocessing/text/#one-hot" text:style-name="Internet_20_link" text:visited-style-name="Visited_20_Internet_20_Link">one-hot编码</text:a> </text:p>
                    </text:list-item>
                    <text:list-item>
                      <text:p text:style-name="P29"><text:soft-page-break/><text:a xlink:type="simple" xlink:href="https://keras-cn.readthedocs.io/en/latest/preprocessing/text/#hashing_trick" text:style-name="Internet_20_link" text:visited-style-name="Visited_20_Internet_20_Link">特征哈希hashing_trick</text:a> </text:p>
                    </text:list-item>
                    <text:list-item>
                      <text:p text:style-name="P11"><text:a xlink:type="simple" xlink:href="https://keras-cn.readthedocs.io/en/latest/preprocessing/text/#tokenizer" text:style-name="Internet_20_link" text:visited-style-name="Visited_20_Internet_20_Link">分词器Tokenizer</text:a> </text:p>
                    </text:list-item>
                  </text:list>
                </text:list-item>
              </text:list>
            </text:list-item>
          </text:list>
        </text:list-item>
      </text:list>
      <text:p text:style-name="P6"/>
      <text:p text:style-name="P6"/>
      <text:p text:style-name="P7"/>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9:36:50.663071091</meta:creation-date>
    <dc:date>2019-10-03T09:13:27.667459399</dc:date>
    <meta:editing-duration>PT6M18S</meta:editing-duration>
    <meta:editing-cycles>2</meta:editing-cycles>
    <meta:generator>LibreOffice/6.0.3.2$Linux_X86_64 LibreOffice_project/00m0$Build-2</meta:generator>
    <meta:document-statistic meta:table-count="0" meta:image-count="0" meta:object-count="0" meta:page-count="24" meta:paragraph-count="802" meta:word-count="8510" meta:character-count="27636" meta:non-whitespace-character-count="25113"/>
  </office:meta>
</office:document-meta>
</file>